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E1]-[.A1]" office:value-type="float" office:value="0" calcext:value-type="float">
            <text:p>0</text:p>
          </table:table-cell>
          <table:table-cell table:formula="of:=[.F1]-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240234375" calcext:value-type="float">
            <text:p>96.240234375</text:p>
          </table:table-cell>
          <table:table-cell office:value-type="float" office:value="2.900390625" calcext:value-type="float">
            <text:p>2.90039062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]-[.A2]" office:value-type="float" office:value="-6.240234375" calcext:value-type="float">
            <text:p>-6.240234375</text:p>
          </table:table-cell>
          <table:table-cell table:formula="of:=[.F2]-[.B2]" office:value-type="float" office:value="0.099609375" calcext:value-type="float">
            <text:p>0.099609375</text:p>
          </table:table-cell>
        </table:table-row>
        <table:table-row table:style-name="ro1">
          <table:table-cell office:value-type="float" office:value="23.115234375" calcext:value-type="float">
            <text:p>23.115234375</text:p>
          </table:table-cell>
          <table:table-cell office:value-type="float" office:value="2.98828125" calcext:value-type="float">
            <text:p>2.988281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3]-[.A3]" office:value-type="float" office:value="6.884765625" calcext:value-type="float">
            <text:p>6.884765625</text:p>
          </table:table-cell>
          <table:table-cell table:formula="of:=[.F3]-[.B3]" office:value-type="float" office:value="0.01171875" calcext:value-type="float">
            <text:p>0.01171875</text:p>
          </table:table-cell>
        </table:table-row>
        <table:table-row table:style-name="ro1">
          <table:table-cell office:value-type="float" office:value="-21.005859375" calcext:value-type="float">
            <text:p>-21.005859375</text:p>
          </table:table-cell>
          <table:table-cell office:value-type="float" office:value="2.98828125" calcext:value-type="float">
            <text:p>2.988281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4]-[.A4]" office:value-type="float" office:value="-8.994140625" calcext:value-type="float">
            <text:p>-8.994140625</text:p>
          </table:table-cell>
          <table:table-cell table:formula="of:=[.F4]-[.B4]" office:value-type="float" office:value="0.01171875" calcext:value-type="float">
            <text:p>0.01171875</text:p>
          </table:table-cell>
        </table:table-row>
        <table:table-row table:style-name="ro1">
          <table:table-cell office:value-type="float" office:value="-71.71875" calcext:value-type="float">
            <text:p>-71.71875</text:p>
          </table:table-cell>
          <table:table-cell office:value-type="float" office:value="2.98828125" calcext:value-type="float">
            <text:p>2.98828125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5]-[.A5]" office:value-type="float" office:value="-18.28125" calcext:value-type="float">
            <text:p>-18.28125</text:p>
          </table:table-cell>
          <table:table-cell table:formula="of:=[.F5]-[.B5]" office:value-type="float" office:value="0.01171875" calcext:value-type="float">
            <text:p>0.01171875</text:p>
          </table:table-cell>
        </table:table-row>
        <table:table-row table:style-name="ro1">
          <table:table-cell office:value-type="float" office:value="23.115234375" calcext:value-type="float">
            <text:p>23.115234375</text:p>
          </table:table-cell>
          <table:table-cell office:value-type="float" office:value="-7.03125" calcext:value-type="float">
            <text:p>-7.031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table:formula="of:=[.E6]-[.A6]" office:value-type="float" office:value="6.884765625" calcext:value-type="float">
            <text:p>6.884765625</text:p>
          </table:table-cell>
          <table:table-cell table:formula="of:=[.F6]-[.B6]" office:value-type="float" office:value="-0.96875" calcext:value-type="float">
            <text:p>-0.96875</text:p>
          </table:table-cell>
        </table:table-row>
        <table:table-row table:style-name="ro1">
          <table:table-cell office:value-type="float" office:value="-21.005859375" calcext:value-type="float">
            <text:p>-21.005859375</text:p>
          </table:table-cell>
          <table:table-cell office:value-type="float" office:value="-7.03125" calcext:value-type="float">
            <text:p>-7.031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table:formula="of:=[.E7]-[.A7]" office:value-type="float" office:value="-8.994140625" calcext:value-type="float">
            <text:p>-8.994140625</text:p>
          </table:table-cell>
          <table:table-cell table:formula="of:=[.F7]-[.B7]" office:value-type="float" office:value="-0.96875" calcext:value-type="float">
            <text:p>-0.96875</text:p>
          </table:table-cell>
        </table:table-row>
        <table:table-row table:style-name="ro1">
          <table:table-cell office:value-type="float" office:value="96.15234375" calcext:value-type="float">
            <text:p>96.15234375</text:p>
          </table:table-cell>
          <table:table-cell office:value-type="float" office:value="6.15234375" calcext:value-type="float">
            <text:p>6.152343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8]-[.A8]" office:value-type="float" office:value="-6.15234375" calcext:value-type="float">
            <text:p>-6.15234375</text:p>
          </table:table-cell>
          <table:table-cell table:formula="of:=[.F8]-[.B8]" office:value-type="float" office:value="-0.15234375" calcext:value-type="float">
            <text:p>-0.15234375</text:p>
          </table:table-cell>
        </table:table-row>
        <table:table-row table:style-name="ro1">
          <table:table-cell office:value-type="float" office:value="58.88671875" calcext:value-type="float">
            <text:p>58.88671875</text:p>
          </table:table-cell>
          <table:table-cell office:value-type="float" office:value="5.537109375" calcext:value-type="float">
            <text:p>5.537109375</text:p>
          </table:table-cell>
          <table:table-cell table:number-columns-repeated="2"/>
          <table:table-cell office:value-type="float" office:value="61.12" calcext:value-type="float">
            <text:p>61.12</text:p>
          </table:table-cell>
          <table:table-cell office:value-type="float" office:value="5.1391" calcext:value-type="float">
            <text:p>5.1391</text:p>
          </table:table-cell>
          <table:table-cell table:number-columns-repeated="2"/>
          <table:table-cell table:formula="of:=[.E9]-[.A9]" office:value-type="float" office:value="2.23328125" calcext:value-type="float">
            <text:p>2.23328125</text:p>
          </table:table-cell>
          <table:table-cell table:formula="of:=[.F9]-[.B9]" office:value-type="float" office:value="-0.398009375" calcext:value-type="float">
            <text:p>-0.398009375</text:p>
          </table:table-cell>
        </table:table-row>
        <table:table-row table:style-name="ro1">
          <table:table-cell office:value-type="float" office:value="23.115234375" calcext:value-type="float">
            <text:p>23.115234375</text:p>
          </table:table-cell>
          <table:table-cell office:value-type="float" office:value="5.9765625" calcext:value-type="float">
            <text:p>5.97656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0]-[.A10]" office:value-type="float" office:value="6.884765625" calcext:value-type="float">
            <text:p>6.884765625</text:p>
          </table:table-cell>
          <table:table-cell table:formula="of:=[.F10]-[.B10]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-1.318359375" calcext:value-type="float">
            <text:p>-1.318359375</text:p>
          </table:table-cell>
          <table:table-cell office:value-type="float" office:value="5.80078125" calcext:value-type="float">
            <text:p>5.80078125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5.1391" calcext:value-type="float">
            <text:p>5.1391</text:p>
          </table:table-cell>
          <table:table-cell table:number-columns-repeated="2"/>
          <table:table-cell table:formula="of:=[.E11]-[.A11]" office:value-type="float" office:value="2.438359375" calcext:value-type="float">
            <text:p>2.438359375</text:p>
          </table:table-cell>
          <table:table-cell table:formula="of:=[.F11]-[.B11]" office:value-type="float" office:value="-0.66168125" calcext:value-type="float">
            <text:p>-0.66168125</text:p>
          </table:table-cell>
        </table:table-row>
        <table:table-row table:style-name="ro1">
          <table:table-cell office:value-type="float" office:value="-20.91796875" calcext:value-type="float">
            <text:p>-20.91796875</text:p>
          </table:table-cell>
          <table:table-cell office:value-type="float" office:value="6.328125" calcext:value-type="float">
            <text:p>6.3281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2]-[.A12]" office:value-type="float" office:value="-9.08203125" calcext:value-type="float">
            <text:p>-9.08203125</text:p>
          </table:table-cell>
          <table:table-cell table:formula="of:=[.F12]-[.B12]" office:value-type="float" office:value="-0.328125" calcext:value-type="float">
            <text:p>-0.328125</text:p>
          </table:table-cell>
        </table:table-row>
        <table:table-row table:style-name="ro1">
          <table:table-cell office:value-type="float" office:value="-42.01171875" calcext:value-type="float">
            <text:p>-42.01171875</text:p>
          </table:table-cell>
          <table:table-cell office:value-type="float" office:value="5.888671875" calcext:value-type="float">
            <text:p>5.888671875</text:p>
          </table:table-cell>
          <table:table-cell table:number-columns-repeated="2"/>
          <table:table-cell office:value-type="float" office:value="-58.88" calcext:value-type="float">
            <text:p>-58.88</text:p>
          </table:table-cell>
          <table:table-cell office:value-type="float" office:value="5.1391" calcext:value-type="float">
            <text:p>5.1391</text:p>
          </table:table-cell>
          <table:table-cell table:number-columns-repeated="2"/>
          <table:table-cell table:formula="of:=[.E13]-[.A13]" office:value-type="float" office:value="-16.86828125" calcext:value-type="float">
            <text:p>-16.86828125</text:p>
          </table:table-cell>
          <table:table-cell table:formula="of:=[.F13]-[.B13]" office:value-type="float" office:value="-0.749571875" calcext:value-type="float">
            <text:p>-0.749571875</text:p>
          </table:table-cell>
        </table:table-row>
        <table:table-row table:style-name="ro1">
          <table:table-cell office:value-type="float" office:value="-71.806640625" calcext:value-type="float">
            <text:p>-71.806640625</text:p>
          </table:table-cell>
          <table:table-cell office:value-type="float" office:value="6.50390625" calcext:value-type="float">
            <text:p>6.50390625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4]-[.A14]" office:value-type="float" office:value="-18.193359375" calcext:value-type="float">
            <text:p>-18.193359375</text:p>
          </table:table-cell>
          <table:table-cell table:formula="of:=[.F14]-[.B14]" office:value-type="float" office:value="-0.50390625" calcext:value-type="float">
            <text:p>-0.50390625</text:p>
          </table:table-cell>
        </table:table-row>
        <table:table-row table:style-name="ro1">
          <table:table-cell office:value-type="float" office:value="58.88671875" calcext:value-type="float">
            <text:p>58.88671875</text:p>
          </table:table-cell>
          <table:table-cell office:value-type="float" office:value="-8.525390625" calcext:value-type="float">
            <text:p>-8.525390625</text:p>
          </table:table-cell>
          <table:table-cell table:number-columns-repeated="2"/>
          <table:table-cell office:value-type="float" office:value="61.12" calcext:value-type="float">
            <text:p>61.12</text:p>
          </table:table-cell>
          <table:table-cell office:value-type="float" office:value="-10.1391" calcext:value-type="float">
            <text:p>-10.1391</text:p>
          </table:table-cell>
          <table:table-cell table:number-columns-repeated="2"/>
          <table:table-cell table:formula="of:=[.E15]-[.A15]" office:value-type="float" office:value="2.23328125" calcext:value-type="float">
            <text:p>2.23328125</text:p>
          </table:table-cell>
          <table:table-cell table:formula="of:=[.F15]-[.B15]" office:value-type="float" office:value="-1.613709375" calcext:value-type="float">
            <text:p>-1.613709375</text:p>
          </table:table-cell>
        </table:table-row>
        <table:table-row table:style-name="ro1">
          <table:table-cell office:value-type="float" office:value="23.115234375" calcext:value-type="float">
            <text:p>23.115234375</text:p>
          </table:table-cell>
          <table:table-cell office:value-type="float" office:value="-8.876953125" calcext:value-type="float">
            <text:p>-8.8769531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table:formula="of:=[.E16]-[.A16]" office:value-type="float" office:value="6.884765625" calcext:value-type="float">
            <text:p>6.884765625</text:p>
          </table:table-cell>
          <table:table-cell table:formula="of:=[.F16]-[.B16]" office:value-type="float" office:value="-2.123046875" calcext:value-type="float">
            <text:p>-2.123046875</text:p>
          </table:table-cell>
        </table:table-row>
        <table:table-row table:style-name="ro1">
          <table:table-cell office:value-type="float" office:value="-1.318359375" calcext:value-type="float">
            <text:p>-1.318359375</text:p>
          </table:table-cell>
          <table:table-cell office:value-type="float" office:value="-8.173828125" calcext:value-type="float">
            <text:p>-8.173828125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-10.1391" calcext:value-type="float">
            <text:p>-10.1391</text:p>
          </table:table-cell>
          <table:table-cell table:number-columns-repeated="2"/>
          <table:table-cell table:formula="of:=[.E17]-[.A17]" office:value-type="float" office:value="2.438359375" calcext:value-type="float">
            <text:p>2.438359375</text:p>
          </table:table-cell>
          <table:table-cell table:formula="of:=[.F17]-[.B17]" office:value-type="float" office:value="-1.965271875" calcext:value-type="float">
            <text:p>-1.965271875</text:p>
          </table:table-cell>
        </table:table-row>
        <table:table-row table:style-name="ro1">
          <table:table-cell office:value-type="float" office:value="-21.005859375" calcext:value-type="float">
            <text:p>-21.005859375</text:p>
          </table:table-cell>
          <table:table-cell office:value-type="float" office:value="-8.525390625" calcext:value-type="float">
            <text:p>-8.5253906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table:formula="of:=[.E18]-[.A18]" office:value-type="float" office:value="-8.994140625" calcext:value-type="float">
            <text:p>-8.994140625</text:p>
          </table:table-cell>
          <table:table-cell table:formula="of:=[.F18]-[.B18]" office:value-type="float" office:value="-2.474609375" calcext:value-type="float">
            <text:p>-2.474609375</text:p>
          </table:table-cell>
        </table:table-row>
        <table:table-row table:style-name="ro1">
          <table:table-cell office:value-type="float" office:value="-42.099609375" calcext:value-type="float">
            <text:p>-42.099609375</text:p>
          </table:table-cell>
          <table:table-cell office:value-type="float" office:value="-7.822265625" calcext:value-type="float">
            <text:p>-7.822265625</text:p>
          </table:table-cell>
          <table:table-cell table:number-columns-repeated="2"/>
          <table:table-cell office:value-type="float" office:value="-58.88" calcext:value-type="float">
            <text:p>-58.88</text:p>
          </table:table-cell>
          <table:table-cell office:value-type="float" office:value="-10.1391" calcext:value-type="float">
            <text:p>-10.1391</text:p>
          </table:table-cell>
          <table:table-cell table:number-columns-repeated="2"/>
          <table:table-cell table:formula="of:=[.E19]-[.A19]" office:value-type="float" office:value="-16.780390625" calcext:value-type="float">
            <text:p>-16.780390625</text:p>
          </table:table-cell>
          <table:table-cell table:formula="of:=[.F19]-[.B19]" office:value-type="float" office:value="-2.316834375" calcext:value-type="float">
            <text:p>-2.316834375</text:p>
          </table:table-cell>
        </table:table-row>
        <table:table-row table:style-name="ro1">
          <table:table-cell office:value-type="float" office:value="96.240234375" calcext:value-type="float">
            <text:p>96.240234375</text:p>
          </table:table-cell>
          <table:table-cell office:value-type="float" office:value="9.84375" calcext:value-type="float">
            <text:p>9.843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0]-[.A20]" office:value-type="float" office:value="-6.240234375" calcext:value-type="float">
            <text:p>-6.240234375</text:p>
          </table:table-cell>
          <table:table-cell table:formula="of:=[.F20]-[.B20]" office:value-type="float" office:value="-0.84375" calcext:value-type="float">
            <text:p>-0.84375</text:p>
          </table:table-cell>
        </table:table-row>
        <table:table-row table:style-name="ro1">
          <table:table-cell office:value-type="float" office:value="72.861328125" calcext:value-type="float">
            <text:p>72.861328125</text:p>
          </table:table-cell>
          <table:table-cell office:value-type="float" office:value="9.140625" calcext:value-type="float">
            <text:p>9.140625</text:p>
          </table:table-cell>
          <table:table-cell table:number-columns-repeated="2"/>
          <table:table-cell office:value-type="float" office:value="71.69" calcext:value-type="float">
            <text:p>71.69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table:formula="of:=[.E21]-[.A21]" office:value-type="float" office:value="-1.171328125" calcext:value-type="float">
            <text:p>-1.171328125</text:p>
          </table:table-cell>
          <table:table-cell table:formula="of:=[.F21]-[.B21]" office:value-type="float" office:value="-1.240625" calcext:value-type="float">
            <text:p>-1.240625</text:p>
          </table:table-cell>
        </table:table-row>
        <table:table-row table:style-name="ro1">
          <table:table-cell office:value-type="float" office:value="45.52734375" calcext:value-type="float">
            <text:p>45.52734375</text:p>
          </table:table-cell>
          <table:table-cell office:value-type="float" office:value="9.052734375" calcext:value-type="float">
            <text:p>9.052734375</text:p>
          </table:table-cell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7.7873" calcext:value-type="float">
            <text:p>7.7873</text:p>
          </table:table-cell>
          <table:table-cell table:number-columns-repeated="2"/>
          <table:table-cell table:formula="of:=[.E22]-[.A22]" office:value-type="float" office:value="4.87265625" calcext:value-type="float">
            <text:p>4.87265625</text:p>
          </table:table-cell>
          <table:table-cell table:formula="of:=[.F22]-[.B22]" office:value-type="float" office:value="-1.265434375" calcext:value-type="float">
            <text:p>-1.265434375</text:p>
          </table:table-cell>
        </table:table-row>
        <table:table-row table:style-name="ro1">
          <table:table-cell office:value-type="float" office:value="23.115234375" calcext:value-type="float">
            <text:p>23.115234375</text:p>
          </table:table-cell>
          <table:table-cell office:value-type="float" office:value="9.84375" calcext:value-type="float">
            <text:p>9.843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3]-[.A23]" office:value-type="float" office:value="6.884765625" calcext:value-type="float">
            <text:p>6.884765625</text:p>
          </table:table-cell>
          <table:table-cell table:formula="of:=[.F23]-[.B23]" office:value-type="float" office:value="-0.84375" calcext:value-type="float">
            <text:p>-0.84375</text:p>
          </table:table-cell>
        </table:table-row>
        <table:table-row table:style-name="ro1">
          <table:table-cell office:value-type="float" office:value="6.943359375" calcext:value-type="float">
            <text:p>6.943359375</text:p>
          </table:table-cell>
          <table:table-cell office:value-type="float" office:value="9.31640625" calcext:value-type="float">
            <text:p>9.31640625</text:p>
          </table:table-cell>
          <table:table-cell table:number-columns-repeated="2"/>
          <table:table-cell office:value-type="float" office:value="11.69" calcext:value-type="float">
            <text:p>11.69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table:formula="of:=[.E24]-[.A24]" office:value-type="float" office:value="4.746640625" calcext:value-type="float">
            <text:p>4.746640625</text:p>
          </table:table-cell>
          <table:table-cell table:formula="of:=[.F24]-[.B24]" office:value-type="float" office:value="-1.41640625" calcext:value-type="float">
            <text:p>-1.41640625</text:p>
          </table:table-cell>
        </table:table-row>
        <table:table-row table:style-name="ro1">
          <table:table-cell office:value-type="float" office:value="-6.85546875" calcext:value-type="float">
            <text:p>-6.85546875</text:p>
          </table:table-cell>
          <table:table-cell office:value-type="float" office:value="9.228515625" calcext:value-type="float">
            <text:p>9.228515625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office:value-type="float" office:value="7.7873" calcext:value-type="float">
            <text:p>7.7873</text:p>
          </table:table-cell>
          <table:table-cell table:number-columns-repeated="2"/>
          <table:table-cell table:formula="of:=[.E25]-[.A25]" office:value-type="float" office:value="-2.74453125" calcext:value-type="float">
            <text:p>-2.74453125</text:p>
          </table:table-cell>
          <table:table-cell table:formula="of:=[.F25]-[.B25]" office:value-type="float" office:value="-1.441215625" calcext:value-type="float">
            <text:p>-1.441215625</text:p>
          </table:table-cell>
        </table:table-row>
        <table:table-row table:style-name="ro1">
          <table:table-cell office:value-type="float" office:value="-20.91796875" calcext:value-type="float">
            <text:p>-20.91796875</text:p>
          </table:table-cell>
          <table:table-cell office:value-type="float" office:value="9.931640625" calcext:value-type="float">
            <text:p>9.9316406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6]-[.A26]" office:value-type="float" office:value="-9.08203125" calcext:value-type="float">
            <text:p>-9.08203125</text:p>
          </table:table-cell>
          <table:table-cell table:formula="of:=[.F26]-[.B26]" office:value-type="float" office:value="-0.931640625" calcext:value-type="float">
            <text:p>-0.931640625</text:p>
          </table:table-cell>
        </table:table-row>
        <table:table-row table:style-name="ro1">
          <table:table-cell office:value-type="float" office:value="-33.837890625" calcext:value-type="float">
            <text:p>-33.837890625</text:p>
          </table:table-cell>
          <table:table-cell office:value-type="float" office:value="9.31640625" calcext:value-type="float">
            <text:p>9.31640625</text:p>
          </table:table-cell>
          <table:table-cell table:number-columns-repeated="2"/>
          <table:table-cell office:value-type="float" office:value="-48.31" calcext:value-type="float">
            <text:p>-48.31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table:formula="of:=[.E27]-[.A27]" office:value-type="float" office:value="-14.472109375" calcext:value-type="float">
            <text:p>-14.472109375</text:p>
          </table:table-cell>
          <table:table-cell table:formula="of:=[.F27]-[.B27]" office:value-type="float" office:value="-1.41640625" calcext:value-type="float">
            <text:p>-1.41640625</text:p>
          </table:table-cell>
        </table:table-row>
        <table:table-row table:style-name="ro1">
          <table:table-cell office:value-type="float" office:value="-51.064453125" calcext:value-type="float">
            <text:p>-51.064453125</text:p>
          </table:table-cell>
          <table:table-cell office:value-type="float" office:value="9.228515625" calcext:value-type="float">
            <text:p>9.228515625</text:p>
          </table:table-cell>
          <table:table-cell table:number-columns-repeated="2"/>
          <table:table-cell office:value-type="float" office:value="-69.6" calcext:value-type="float">
            <text:p>-69.6</text:p>
          </table:table-cell>
          <table:table-cell office:value-type="float" office:value="7.7873" calcext:value-type="float">
            <text:p>7.7873</text:p>
          </table:table-cell>
          <table:table-cell table:number-columns-repeated="2"/>
          <table:table-cell table:formula="of:=[.E28]-[.A28]" office:value-type="float" office:value="-18.535546875" calcext:value-type="float">
            <text:p>-18.535546875</text:p>
          </table:table-cell>
          <table:table-cell table:formula="of:=[.F28]-[.B28]" office:value-type="float" office:value="-1.441215625" calcext:value-type="float">
            <text:p>-1.441215625</text:p>
          </table:table-cell>
        </table:table-row>
        <table:table-row table:style-name="ro1">
          <table:table-cell office:value-type="float" office:value="-71.89453125" calcext:value-type="float">
            <text:p>-71.89453125</text:p>
          </table:table-cell>
          <table:table-cell office:value-type="float" office:value="10.107421875" calcext:value-type="float">
            <text:p>10.107421875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9]-[.A29]" office:value-type="float" office:value="-18.10546875" calcext:value-type="float">
            <text:p>-18.10546875</text:p>
          </table:table-cell>
          <table:table-cell table:formula="of:=[.F29]-[.B29]" office:value-type="float" office:value="-1.107421875" calcext:value-type="float">
            <text:p>-1.107421875</text:p>
          </table:table-cell>
        </table:table-row>
        <table:table-row table:style-name="ro1">
          <table:table-cell office:value-type="float" office:value="72.7734375" calcext:value-type="float">
            <text:p>72.7734375</text:p>
          </table:table-cell>
          <table:table-cell office:value-type="float" office:value="-10.1953125" calcext:value-type="float">
            <text:p>-10.1953125</text:p>
          </table:table-cell>
          <table:table-cell table:number-columns-repeated="2"/>
          <table:table-cell office:value-type="float" office:value="71.69" calcext:value-type="float">
            <text:p>71.69</text:p>
          </table:table-cell>
          <table:table-cell office:value-type="float" office:value="-12.9" calcext:value-type="float">
            <text:p>-12.9</text:p>
          </table:table-cell>
          <table:table-cell table:number-columns-repeated="2"/>
          <table:table-cell table:formula="of:=[.E30]-[.A30]" office:value-type="float" office:value="-1.0834375" calcext:value-type="float">
            <text:p>-1.0834375</text:p>
          </table:table-cell>
          <table:table-cell table:formula="of:=[.F30]-[.B30]" office:value-type="float" office:value="-2.7046875" calcext:value-type="float">
            <text:p>-2.7046875</text:p>
          </table:table-cell>
        </table:table-row>
        <table:table-row table:style-name="ro1">
          <table:table-cell office:value-type="float" office:value="45.615234375" calcext:value-type="float">
            <text:p>45.615234375</text:p>
          </table:table-cell>
          <table:table-cell office:value-type="float" office:value="-10.283203125" calcext:value-type="float">
            <text:p>-10.283203125</text:p>
          </table:table-cell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-12.7873" calcext:value-type="float">
            <text:p>-12.7873</text:p>
          </table:table-cell>
          <table:table-cell table:number-columns-repeated="2"/>
          <table:table-cell table:formula="of:=[.E31]-[.A31]" office:value-type="float" office:value="4.784765625" calcext:value-type="float">
            <text:p>4.784765625</text:p>
          </table:table-cell>
          <table:table-cell table:formula="of:=[.F31]-[.B31]" office:value-type="float" office:value="-2.504096875" calcext:value-type="float">
            <text:p>-2.504096875</text:p>
          </table:table-cell>
        </table:table-row>
        <table:table-row table:style-name="ro1">
          <table:table-cell office:value-type="float" office:value="23.203125" calcext:value-type="float">
            <text:p>23.203125</text:p>
          </table:table-cell>
          <table:table-cell office:value-type="float" office:value="-11.25" calcext:value-type="float">
            <text:p>-11.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table:formula="of:=[.E32]-[.A32]" office:value-type="float" office:value="6.796875" calcext:value-type="float">
            <text:p>6.796875</text:p>
          </table:table-cell>
          <table:table-cell table:formula="of:=[.F32]-[.B32]" office:value-type="float" office:value="-2.75" calcext:value-type="float">
            <text:p>-2.75</text:p>
          </table:table-cell>
        </table:table-row>
        <table:table-row table:style-name="ro1">
          <table:table-cell office:value-type="float" office:value="6.943359375" calcext:value-type="float">
            <text:p>6.943359375</text:p>
          </table:table-cell>
          <table:table-cell office:value-type="float" office:value="-10.37109375" calcext:value-type="float">
            <text:p>-10.37109375</text:p>
          </table:table-cell>
          <table:table-cell table:number-columns-repeated="2"/>
          <table:table-cell office:value-type="float" office:value="11.69" calcext:value-type="float">
            <text:p>11.69</text:p>
          </table:table-cell>
          <table:table-cell office:value-type="float" office:value="-12.9" calcext:value-type="float">
            <text:p>-12.9</text:p>
          </table:table-cell>
          <table:table-cell table:number-columns-repeated="2"/>
          <table:table-cell table:formula="of:=[.E33]-[.A33]" office:value-type="float" office:value="4.746640625" calcext:value-type="float">
            <text:p>4.746640625</text:p>
          </table:table-cell>
          <table:table-cell table:formula="of:=[.F33]-[.B33]" office:value-type="float" office:value="-2.52890625" calcext:value-type="float">
            <text:p>-2.52890625</text:p>
          </table:table-cell>
        </table:table-row>
        <table:table-row table:style-name="ro1">
          <table:table-cell office:value-type="float" office:value="-6.767578125" calcext:value-type="float">
            <text:p>-6.767578125</text:p>
          </table:table-cell>
          <table:table-cell office:value-type="float" office:value="-10.1953125" calcext:value-type="float">
            <text:p>-10.1953125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office:value-type="float" office:value="-12.7873" calcext:value-type="float">
            <text:p>-12.7873</text:p>
          </table:table-cell>
          <table:table-cell table:number-columns-repeated="2"/>
          <table:table-cell table:formula="of:=[.E34]-[.A34]" office:value-type="float" office:value="-2.832421875" calcext:value-type="float">
            <text:p>-2.832421875</text:p>
          </table:table-cell>
          <table:table-cell table:formula="of:=[.F34]-[.B34]" office:value-type="float" office:value="-2.5919875" calcext:value-type="float">
            <text:p>-2.5919875</text:p>
          </table:table-cell>
        </table:table-row>
        <table:table-row table:style-name="ro1">
          <table:table-cell office:value-type="float" office:value="-20.830078125" calcext:value-type="float">
            <text:p>-20.830078125</text:p>
          </table:table-cell>
          <table:table-cell office:value-type="float" office:value="-10.8984375" calcext:value-type="float">
            <text:p>-10.898437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table:formula="of:=[.E35]-[.A35]" office:value-type="float" office:value="-9.169921875" calcext:value-type="float">
            <text:p>-9.169921875</text:p>
          </table:table-cell>
          <table:table-cell table:formula="of:=[.F35]-[.B35]" office:value-type="float" office:value="-3.1015625" calcext:value-type="float">
            <text:p>-3.1015625</text:p>
          </table:table-cell>
        </table:table-row>
        <table:table-row table:style-name="ro1">
          <table:table-cell office:value-type="float" office:value="-33.837890625" calcext:value-type="float">
            <text:p>-33.837890625</text:p>
          </table:table-cell>
          <table:table-cell office:value-type="float" office:value="-10.01953125" calcext:value-type="float">
            <text:p>-10.01953125</text:p>
          </table:table-cell>
          <table:table-cell table:number-columns-repeated="2"/>
          <table:table-cell office:value-type="float" office:value="-48.31" calcext:value-type="float">
            <text:p>-48.31</text:p>
          </table:table-cell>
          <table:table-cell office:value-type="float" office:value="-12.9" calcext:value-type="float">
            <text:p>-12.9</text:p>
          </table:table-cell>
          <table:table-cell table:number-columns-repeated="2"/>
          <table:table-cell table:formula="of:=[.E36]-[.A36]" office:value-type="float" office:value="-14.472109375" calcext:value-type="float">
            <text:p>-14.472109375</text:p>
          </table:table-cell>
          <table:table-cell table:formula="of:=[.F36]-[.B36]" office:value-type="float" office:value="-2.88046875" calcext:value-type="float">
            <text:p>-2.88046875</text:p>
          </table:table-cell>
        </table:table-row>
        <table:table-row table:style-name="ro1">
          <table:table-cell office:value-type="float" office:value="-51.15234375" calcext:value-type="float">
            <text:p>-51.15234375</text:p>
          </table:table-cell>
          <table:table-cell office:value-type="float" office:value="-9.84375" calcext:value-type="float">
            <text:p>-9.84375</text:p>
          </table:table-cell>
          <table:table-cell table:number-columns-repeated="2"/>
          <table:table-cell office:value-type="float" office:value="-69.6" calcext:value-type="float">
            <text:p>-69.6</text:p>
          </table:table-cell>
          <table:table-cell office:value-type="float" office:value="-12.7873" calcext:value-type="float">
            <text:p>-12.7873</text:p>
          </table:table-cell>
          <table:table-cell table:number-columns-repeated="2"/>
          <table:table-cell table:formula="of:=[.E37]-[.A37]" office:value-type="float" office:value="-18.44765625" calcext:value-type="float">
            <text:p>-18.44765625</text:p>
          </table:table-cell>
          <table:table-cell table:formula="of:=[.F37]-[.B37]" office:value-type="float" office:value="-2.94355" calcext:value-type="float">
            <text:p>-2.94355</text:p>
          </table:table-cell>
        </table:table-row>
        <table:table-row table:style-name="ro1">
          <table:table-cell office:value-type="float" office:value="96.15234375" calcext:value-type="float">
            <text:p>96.15234375</text:p>
          </table:table-cell>
          <table:table-cell office:value-type="float" office:value="13.7109375" calcext:value-type="float">
            <text:p>13.71093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38]-[.A38]" office:value-type="float" office:value="-6.15234375" calcext:value-type="float">
            <text:p>-6.15234375</text:p>
          </table:table-cell>
          <table:table-cell table:formula="of:=[.F38]-[.B38]" office:value-type="float" office:value="-1.7109375" calcext:value-type="float">
            <text:p>-1.7109375</text:p>
          </table:table-cell>
        </table:table-row>
        <table:table-row table:style-name="ro1">
          <table:table-cell office:value-type="float" office:value="79.62890625" calcext:value-type="float">
            <text:p>79.62890625</text:p>
          </table:table-cell>
          <table:table-cell office:value-type="float" office:value="12.83203125" calcext:value-type="float">
            <text:p>12.83203125</text:p>
          </table:table-cell>
          <table:table-cell table:number-columns-repeated="2"/>
          <table:table-cell office:value-type="float" office:value="76.7" calcext:value-type="float">
            <text:p>76.7</text:p>
          </table:table-cell>
          <table:table-cell office:value-type="float" office:value="10.7894" calcext:value-type="float">
            <text:p>10.7894</text:p>
          </table:table-cell>
          <table:table-cell table:number-columns-repeated="2"/>
          <table:table-cell table:formula="of:=[.E39]-[.A39]" office:value-type="float" office:value="-2.92890625" calcext:value-type="float">
            <text:p>-2.92890625</text:p>
          </table:table-cell>
          <table:table-cell table:formula="of:=[.F39]-[.B39]" office:value-type="float" office:value="-2.04263125" calcext:value-type="float">
            <text:p>-2.04263125</text:p>
          </table:table-cell>
        </table:table-row>
        <table:table-row table:style-name="ro1">
          <table:table-cell office:value-type="float" office:value="58.798828125" calcext:value-type="float">
            <text:p>58.798828125</text:p>
          </table:table-cell>
          <table:table-cell office:value-type="float" office:value="12.3046875" calcext:value-type="float">
            <text:p>12.3046875</text:p>
          </table:table-cell>
          <table:table-cell table:number-columns-repeated="2"/>
          <table:table-cell office:value-type="float" office:value="61.12" calcext:value-type="float">
            <text:p>61.12</text:p>
          </table:table-cell>
          <table:table-cell office:value-type="float" office:value="10.2782" calcext:value-type="float">
            <text:p>10.2782</text:p>
          </table:table-cell>
          <table:table-cell table:number-columns-repeated="2"/>
          <table:table-cell table:formula="of:=[.E40]-[.A40]" office:value-type="float" office:value="2.321171875" calcext:value-type="float">
            <text:p>2.321171875</text:p>
          </table:table-cell>
          <table:table-cell table:formula="of:=[.F40]-[.B40]" office:value-type="float" office:value="-2.0264875" calcext:value-type="float">
            <text:p>-2.0264875</text:p>
          </table:table-cell>
        </table:table-row>
        <table:table-row table:style-name="ro1">
          <table:table-cell office:value-type="float" office:value="39.462890625" calcext:value-type="float">
            <text:p>39.462890625</text:p>
          </table:table-cell>
          <table:table-cell office:value-type="float" office:value="12.568359375" calcext:value-type="float">
            <text:p>12.568359375</text:p>
          </table:table-cell>
          <table:table-cell table:number-columns-repeated="2"/>
          <table:table-cell office:value-type="float" office:value="45.21" calcext:value-type="float">
            <text:p>45.21</text:p>
          </table:table-cell>
          <table:table-cell office:value-type="float" office:value="10.5686" calcext:value-type="float">
            <text:p>10.5686</text:p>
          </table:table-cell>
          <table:table-cell table:number-columns-repeated="2"/>
          <table:table-cell table:formula="of:=[.E41]-[.A41]" office:value-type="float" office:value="5.747109375" calcext:value-type="float">
            <text:p>5.747109375</text:p>
          </table:table-cell>
          <table:table-cell table:formula="of:=[.F41]-[.B41]" office:value-type="float" office:value="-1.999759375" calcext:value-type="float">
            <text:p>-1.999759375</text:p>
          </table:table-cell>
        </table:table-row>
        <table:table-row table:style-name="ro1">
          <table:table-cell office:value-type="float" office:value="23.203125" calcext:value-type="float">
            <text:p>23.203125</text:p>
          </table:table-cell>
          <table:table-cell office:value-type="float" office:value="13.88671875" calcext:value-type="float">
            <text:p>13.886718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42]-[.A42]" office:value-type="float" office:value="6.796875" calcext:value-type="float">
            <text:p>6.796875</text:p>
          </table:table-cell>
          <table:table-cell table:formula="of:=[.F42]-[.B42]" office:value-type="float" office:value="-1.88671875" calcext:value-type="float">
            <text:p>-1.88671875</text:p>
          </table:table-cell>
        </table:table-row>
        <table:table-row table:style-name="ro1">
          <table:table-cell office:value-type="float" office:value="11.162109375" calcext:value-type="float">
            <text:p>11.162109375</text:p>
          </table:table-cell>
          <table:table-cell office:value-type="float" office:value="12.65625" calcext:value-type="float">
            <text:p>12.65625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office:value-type="float" office:value="10.7894" calcext:value-type="float">
            <text:p>10.7894</text:p>
          </table:table-cell>
          <table:table-cell table:number-columns-repeated="2"/>
          <table:table-cell table:formula="of:=[.E43]-[.A43]" office:value-type="float" office:value="5.537890625" calcext:value-type="float">
            <text:p>5.537890625</text:p>
          </table:table-cell>
          <table:table-cell table:formula="of:=[.F43]-[.B43]" office:value-type="float" office:value="-1.86685" calcext:value-type="float">
            <text:p>-1.86685</text:p>
          </table:table-cell>
        </table:table-row>
        <table:table-row table:style-name="ro1">
          <table:table-cell office:value-type="float" office:value="-1.142578125" calcext:value-type="float">
            <text:p>-1.142578125</text:p>
          </table:table-cell>
          <table:table-cell office:value-type="float" office:value="12.392578125" calcext:value-type="float">
            <text:p>12.392578125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10.2783" calcext:value-type="float">
            <text:p>10.2783</text:p>
          </table:table-cell>
          <table:table-cell table:number-columns-repeated="2"/>
          <table:table-cell table:formula="of:=[.E44]-[.A44]" office:value-type="float" office:value="2.262578125" calcext:value-type="float">
            <text:p>2.262578125</text:p>
          </table:table-cell>
          <table:table-cell table:formula="of:=[.F44]-[.B44]" office:value-type="float" office:value="-2.114278125" calcext:value-type="float">
            <text:p>-2.114278125</text:p>
          </table:table-cell>
        </table:table-row>
        <table:table-row table:style-name="ro1">
          <table:table-cell office:value-type="float" office:value="-10.37109375" calcext:value-type="float">
            <text:p>-10.37109375</text:p>
          </table:table-cell>
          <table:table-cell office:value-type="float" office:value="12.65625" calcext:value-type="float">
            <text:p>12.65625</text:p>
          </table:table-cell>
          <table:table-cell table:number-columns-repeated="2"/>
          <table:table-cell office:value-type="float" office:value="-14.79" calcext:value-type="float">
            <text:p>-14.79</text:p>
          </table:table-cell>
          <table:table-cell office:value-type="float" office:value="10.5686" calcext:value-type="float">
            <text:p>10.5686</text:p>
          </table:table-cell>
          <table:table-cell table:number-columns-repeated="2"/>
          <table:table-cell table:formula="of:=[.E45]-[.A45]" office:value-type="float" office:value="-4.41890625" calcext:value-type="float">
            <text:p>-4.41890625</text:p>
          </table:table-cell>
          <table:table-cell table:formula="of:=[.F45]-[.B45]" office:value-type="float" office:value="-2.08765" calcext:value-type="float">
            <text:p>-2.08765</text:p>
          </table:table-cell>
        </table:table-row>
        <table:table-row table:style-name="ro1">
          <table:table-cell office:value-type="float" office:value="-20.830078125" calcext:value-type="float">
            <text:p>-20.830078125</text:p>
          </table:table-cell>
          <table:table-cell office:value-type="float" office:value="13.974609375" calcext:value-type="float">
            <text:p>13.97460937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46]-[.A46]" office:value-type="float" office:value="-9.169921875" calcext:value-type="float">
            <text:p>-9.169921875</text:p>
          </table:table-cell>
          <table:table-cell table:formula="of:=[.F46]-[.B46]" office:value-type="float" office:value="-1.974609375" calcext:value-type="float">
            <text:p>-1.974609375</text:p>
          </table:table-cell>
        </table:table-row>
        <table:table-row table:style-name="ro1">
          <table:table-cell office:value-type="float" office:value="-30.146484375" calcext:value-type="float">
            <text:p>-30.146484375</text:p>
          </table:table-cell>
          <table:table-cell office:value-type="float" office:value="13.0078125" calcext:value-type="float">
            <text:p>13.0078125</text:p>
          </table:table-cell>
          <table:table-cell table:number-columns-repeated="2"/>
          <table:table-cell office:value-type="float" office:value="-43.3" calcext:value-type="float">
            <text:p>-43.3</text:p>
          </table:table-cell>
          <table:table-cell office:value-type="float" office:value="10.7894" calcext:value-type="float">
            <text:p>10.7894</text:p>
          </table:table-cell>
          <table:table-cell table:number-columns-repeated="2"/>
          <table:table-cell table:formula="of:=[.E47]-[.A47]" office:value-type="float" office:value="-13.153515625" calcext:value-type="float">
            <text:p>-13.153515625</text:p>
          </table:table-cell>
          <table:table-cell table:formula="of:=[.F47]-[.B47]" office:value-type="float" office:value="-2.2184125" calcext:value-type="float">
            <text:p>-2.2184125</text:p>
          </table:table-cell>
        </table:table-row>
        <table:table-row table:style-name="ro1">
          <table:table-cell office:value-type="float" office:value="-42.01171875" calcext:value-type="float">
            <text:p>-42.01171875</text:p>
          </table:table-cell>
          <table:table-cell office:value-type="float" office:value="12.568359375" calcext:value-type="float">
            <text:p>12.568359375</text:p>
          </table:table-cell>
          <table:table-cell table:number-columns-repeated="2"/>
          <table:table-cell office:value-type="float" office:value="-58.88" calcext:value-type="float">
            <text:p>-58.88</text:p>
          </table:table-cell>
          <table:table-cell office:value-type="float" office:value="10.2782" calcext:value-type="float">
            <text:p>10.2782</text:p>
          </table:table-cell>
          <table:table-cell table:number-columns-repeated="2"/>
          <table:table-cell table:formula="of:=[.E48]-[.A48]" office:value-type="float" office:value="-16.86828125" calcext:value-type="float">
            <text:p>-16.86828125</text:p>
          </table:table-cell>
          <table:table-cell table:formula="of:=[.F48]-[.B48]" office:value-type="float" office:value="-2.290159375" calcext:value-type="float">
            <text:p>-2.290159375</text:p>
          </table:table-cell>
        </table:table-row>
        <table:table-row table:style-name="ro1">
          <table:table-cell office:value-type="float" office:value="-55.810546875" calcext:value-type="float">
            <text:p>-55.810546875</text:p>
          </table:table-cell>
          <table:table-cell office:value-type="float" office:value="12.83203125" calcext:value-type="float">
            <text:p>12.83203125</text:p>
          </table:table-cell>
          <table:table-cell table:number-columns-repeated="2"/>
          <table:table-cell office:value-type="float" office:value="-74.79" calcext:value-type="float">
            <text:p>-74.79</text:p>
          </table:table-cell>
          <table:table-cell office:value-type="float" office:value="10.5686" calcext:value-type="float">
            <text:p>10.5686</text:p>
          </table:table-cell>
          <table:table-cell table:number-columns-repeated="2"/>
          <table:table-cell table:formula="of:=[.E49]-[.A49]" office:value-type="float" office:value="-18.979453125" calcext:value-type="float">
            <text:p>-18.979453125</text:p>
          </table:table-cell>
          <table:table-cell table:formula="of:=[.F49]-[.B49]" office:value-type="float" office:value="-2.26343125" calcext:value-type="float">
            <text:p>-2.26343125</text:p>
          </table:table-cell>
        </table:table-row>
        <table:table-row table:style-name="ro1">
          <table:table-cell office:value-type="float" office:value="-71.982421875" calcext:value-type="float">
            <text:p>-71.982421875</text:p>
          </table:table-cell>
          <table:table-cell office:value-type="float" office:value="14.150390625" calcext:value-type="float">
            <text:p>14.150390625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50]-[.A50]" office:value-type="float" office:value="-18.017578125" calcext:value-type="float">
            <text:p>-18.017578125</text:p>
          </table:table-cell>
          <table:table-cell table:formula="of:=[.F50]-[.B50]" office:value-type="float" office:value="-2.150390625" calcext:value-type="float">
            <text:p>-2.150390625</text:p>
          </table:table-cell>
        </table:table-row>
        <table:table-row table:style-name="ro1">
          <table:table-cell office:value-type="float" office:value="79.541015625" calcext:value-type="float">
            <text:p>79.541015625</text:p>
          </table:table-cell>
          <table:table-cell office:value-type="float" office:value="-12.216796875" calcext:value-type="float">
            <text:p>-12.216796875</text:p>
          </table:table-cell>
          <table:table-cell table:number-columns-repeated="2"/>
          <table:table-cell office:value-type="float" office:value="76.7" calcext:value-type="float">
            <text:p>76.7</text:p>
          </table:table-cell>
          <table:table-cell office:value-type="float" office:value="-15.7894" calcext:value-type="float">
            <text:p>-15.7894</text:p>
          </table:table-cell>
          <table:table-cell table:number-columns-repeated="2"/>
          <table:table-cell table:formula="of:=[.E51]-[.A51]" office:value-type="float" office:value="-2.841015625" calcext:value-type="float">
            <text:p>-2.841015625</text:p>
          </table:table-cell>
          <table:table-cell table:formula="of:=[.F51]-[.B51]" office:value-type="float" office:value="-3.572603125" calcext:value-type="float">
            <text:p>-3.572603125</text:p>
          </table:table-cell>
        </table:table-row>
        <table:table-row table:style-name="ro1">
          <table:table-cell office:value-type="float" office:value="58.798828125" calcext:value-type="float">
            <text:p>58.798828125</text:p>
          </table:table-cell>
          <table:table-cell office:value-type="float" office:value="-11.77734375" calcext:value-type="float">
            <text:p>-11.77734375</text:p>
          </table:table-cell>
          <table:table-cell table:number-columns-repeated="2"/>
          <table:table-cell office:value-type="float" office:value="61.12" calcext:value-type="float">
            <text:p>61.12</text:p>
          </table:table-cell>
          <table:table-cell office:value-type="float" office:value="-15.2782" calcext:value-type="float">
            <text:p>-15.2782</text:p>
          </table:table-cell>
          <table:table-cell table:number-columns-repeated="2"/>
          <table:table-cell table:formula="of:=[.E52]-[.A52]" office:value-type="float" office:value="2.321171875" calcext:value-type="float">
            <text:p>2.321171875</text:p>
          </table:table-cell>
          <table:table-cell table:formula="of:=[.F52]-[.B52]" office:value-type="float" office:value="-3.50085625" calcext:value-type="float">
            <text:p>-3.50085625</text:p>
          </table:table-cell>
        </table:table-row>
        <table:table-row table:style-name="ro1">
          <table:table-cell office:value-type="float" office:value="39.55078125" calcext:value-type="float">
            <text:p>39.55078125</text:p>
          </table:table-cell>
          <table:table-cell office:value-type="float" office:value="-12.041015625" calcext:value-type="float">
            <text:p>-12.041015625</text:p>
          </table:table-cell>
          <table:table-cell table:number-columns-repeated="2"/>
          <table:table-cell office:value-type="float" office:value="45.21" calcext:value-type="float">
            <text:p>45.21</text:p>
          </table:table-cell>
          <table:table-cell office:value-type="float" office:value="-15.5686" calcext:value-type="float">
            <text:p>-15.5686</text:p>
          </table:table-cell>
          <table:table-cell table:number-columns-repeated="2"/>
          <table:table-cell table:formula="of:=[.E53]-[.A53]" office:value-type="float" office:value="5.65921875" calcext:value-type="float">
            <text:p>5.65921875</text:p>
          </table:table-cell>
          <table:table-cell table:formula="of:=[.F53]-[.B53]" office:value-type="float" office:value="-3.527584375" calcext:value-type="float">
            <text:p>-3.527584375</text:p>
          </table:table-cell>
        </table:table-row>
        <table:table-row table:style-name="ro1">
          <table:table-cell office:value-type="float" office:value="23.291015625" calcext:value-type="float">
            <text:p>23.291015625</text:p>
          </table:table-cell>
          <table:table-cell office:value-type="float" office:value="-13.359375" calcext:value-type="float">
            <text:p>-13.3593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table:formula="of:=[.E54]-[.A54]" office:value-type="float" office:value="6.708984375" calcext:value-type="float">
            <text:p>6.708984375</text:p>
          </table:table-cell>
          <table:table-cell table:formula="of:=[.F54]-[.B54]" office:value-type="float" office:value="-3.640625" calcext:value-type="float">
            <text:p>-3.64062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12.3046875" calcext:value-type="float">
            <text:p>-12.3046875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office:value-type="float" office:value="-15.7894" calcext:value-type="float">
            <text:p>-15.7894</text:p>
          </table:table-cell>
          <table:table-cell table:number-columns-repeated="2"/>
          <table:table-cell table:formula="of:=[.E55]-[.A55]" office:value-type="float" office:value="5.45" calcext:value-type="float">
            <text:p>5.45</text:p>
          </table:table-cell>
          <table:table-cell table:formula="of:=[.F55]-[.B55]" office:value-type="float" office:value="-3.4847125" calcext:value-type="float">
            <text:p>-3.4847125</text:p>
          </table:table-cell>
        </table:table-row>
        <table:table-row table:style-name="ro1">
          <table:table-cell office:value-type="float" office:value="-1.142578125" calcext:value-type="float">
            <text:p>-1.142578125</text:p>
          </table:table-cell>
          <table:table-cell office:value-type="float" office:value="-11.953125" calcext:value-type="float">
            <text:p>-11.953125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-15.2783" calcext:value-type="float">
            <text:p>-15.2783</text:p>
          </table:table-cell>
          <table:table-cell table:number-columns-repeated="2"/>
          <table:table-cell table:formula="of:=[.E56]-[.A56]" office:value-type="float" office:value="2.262578125" calcext:value-type="float">
            <text:p>2.262578125</text:p>
          </table:table-cell>
          <table:table-cell table:formula="of:=[.F56]-[.B56]" office:value-type="float" office:value="-3.325175" calcext:value-type="float">
            <text:p>-3.325175</text:p>
          </table:table-cell>
        </table:table-row>
        <table:table-row table:style-name="ro1">
          <table:table-cell office:value-type="float" office:value="-10.283203125" calcext:value-type="float">
            <text:p>-10.283203125</text:p>
          </table:table-cell>
          <table:table-cell office:value-type="float" office:value="-12.12890625" calcext:value-type="float">
            <text:p>-12.12890625</text:p>
          </table:table-cell>
          <table:table-cell table:number-columns-repeated="2"/>
          <table:table-cell office:value-type="float" office:value="-14.79" calcext:value-type="float">
            <text:p>-14.79</text:p>
          </table:table-cell>
          <table:table-cell office:value-type="float" office:value="-15.5686" calcext:value-type="float">
            <text:p>-15.5686</text:p>
          </table:table-cell>
          <table:table-cell table:number-columns-repeated="2"/>
          <table:table-cell table:formula="of:=[.E57]-[.A57]" office:value-type="float" office:value="-4.506796875" calcext:value-type="float">
            <text:p>-4.506796875</text:p>
          </table:table-cell>
          <table:table-cell table:formula="of:=[.F57]-[.B57]" office:value-type="float" office:value="-3.43969375" calcext:value-type="float">
            <text:p>-3.43969375</text:p>
          </table:table-cell>
        </table:table-row>
        <table:table-row table:style-name="ro1">
          <table:table-cell office:value-type="float" office:value="-20.830078125" calcext:value-type="float">
            <text:p>-20.830078125</text:p>
          </table:table-cell>
          <table:table-cell office:value-type="float" office:value="-13.359375" calcext:value-type="float">
            <text:p>-13.35937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table:formula="of:=[.E58]-[.A58]" office:value-type="float" office:value="-9.169921875" calcext:value-type="float">
            <text:p>-9.169921875</text:p>
          </table:table-cell>
          <table:table-cell table:formula="of:=[.F58]-[.B58]" office:value-type="float" office:value="-3.640625" calcext:value-type="float">
            <text:p>-3.640625</text:p>
          </table:table-cell>
        </table:table-row>
        <table:table-row table:style-name="ro1">
          <table:table-cell office:value-type="float" office:value="-30.146484375" calcext:value-type="float">
            <text:p>-30.146484375</text:p>
          </table:table-cell>
          <table:table-cell office:value-type="float" office:value="-12.216796875" calcext:value-type="float">
            <text:p>-12.216796875</text:p>
          </table:table-cell>
          <table:table-cell table:number-columns-repeated="2"/>
          <table:table-cell office:value-type="float" office:value="-43.3" calcext:value-type="float">
            <text:p>-43.3</text:p>
          </table:table-cell>
          <table:table-cell office:value-type="float" office:value="-15.7894" calcext:value-type="float">
            <text:p>-15.7894</text:p>
          </table:table-cell>
          <table:table-cell table:number-columns-repeated="2"/>
          <table:table-cell table:formula="of:=[.E59]-[.A59]" office:value-type="float" office:value="-13.153515625" calcext:value-type="float">
            <text:p>-13.153515625</text:p>
          </table:table-cell>
          <table:table-cell table:formula="of:=[.F59]-[.B59]" office:value-type="float" office:value="-3.572603125" calcext:value-type="float">
            <text:p>-3.572603125</text:p>
          </table:table-cell>
        </table:table-row>
        <table:table-row table:style-name="ro1">
          <table:table-cell office:value-type="float" office:value="-42.099609375" calcext:value-type="float">
            <text:p>-42.099609375</text:p>
          </table:table-cell>
          <table:table-cell office:value-type="float" office:value="-11.865234375" calcext:value-type="float">
            <text:p>-11.865234375</text:p>
          </table:table-cell>
          <table:table-cell table:number-columns-repeated="2"/>
          <table:table-cell office:value-type="float" office:value="-58.88" calcext:value-type="float">
            <text:p>-58.88</text:p>
          </table:table-cell>
          <table:table-cell office:value-type="float" office:value="-15.2782" calcext:value-type="float">
            <text:p>-15.2782</text:p>
          </table:table-cell>
          <table:table-cell table:number-columns-repeated="2"/>
          <table:table-cell table:formula="of:=[.E60]-[.A60]" office:value-type="float" office:value="-16.780390625" calcext:value-type="float">
            <text:p>-16.780390625</text:p>
          </table:table-cell>
          <table:table-cell table:formula="of:=[.F60]-[.B60]" office:value-type="float" office:value="-3.412965625" calcext:value-type="float">
            <text:p>-3.412965625</text:p>
          </table:table-cell>
        </table:table-row>
        <table:table-row table:style-name="ro1">
          <table:table-cell office:value-type="float" office:value="-55.810546875" calcext:value-type="float">
            <text:p>-55.810546875</text:p>
          </table:table-cell>
          <table:table-cell office:value-type="float" office:value="-12.12890625" calcext:value-type="float">
            <text:p>-12.12890625</text:p>
          </table:table-cell>
          <table:table-cell table:number-columns-repeated="2"/>
          <table:table-cell office:value-type="float" office:value="-74.79" calcext:value-type="float">
            <text:p>-74.79</text:p>
          </table:table-cell>
          <table:table-cell office:value-type="float" office:value="-15.5686" calcext:value-type="float">
            <text:p>-15.5686</text:p>
          </table:table-cell>
          <table:table-cell table:number-columns-repeated="2"/>
          <table:table-cell table:formula="of:=[.E61]-[.A61]" office:value-type="float" office:value="-18.979453125" calcext:value-type="float">
            <text:p>-18.979453125</text:p>
          </table:table-cell>
          <table:table-cell table:formula="of:=[.F61]-[.B61]" office:value-type="float" office:value="-3.43969375" calcext:value-type="float">
            <text:p>-3.43969375</text:p>
          </table:table-cell>
        </table:table-row>
        <table:table-row table:style-name="ro1">
          <table:table-cell office:value-type="float" office:value="96.15234375" calcext:value-type="float">
            <text:p>96.15234375</text:p>
          </table:table-cell>
          <table:table-cell office:value-type="float" office:value="16.875" calcext:value-type="float">
            <text:p>16.8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62]-[.A62]" office:value-type="float" office:value="-6.15234375" calcext:value-type="float">
            <text:p>-6.15234375</text:p>
          </table:table-cell>
          <table:table-cell table:formula="of:=[.F62]-[.B62]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83.408203125" calcext:value-type="float">
            <text:p>83.408203125</text:p>
          </table:table-cell>
          <table:table-cell office:value-type="float" office:value="15.64453125" calcext:value-type="float">
            <text:p>15.64453125</text:p>
          </table:table-cell>
          <table:table-cell table:number-columns-repeated="2"/>
          <table:table-cell office:value-type="float" office:value="79.58" calcext:value-type="float">
            <text:p>79.58</text:p>
          </table:table-cell>
          <table:table-cell office:value-type="float" office:value="13.7263" calcext:value-type="float">
            <text:p>13.7263</text:p>
          </table:table-cell>
          <table:table-cell table:number-columns-repeated="2"/>
          <table:table-cell table:formula="of:=[.E63]-[.A63]" office:value-type="float" office:value="-3.828203125" calcext:value-type="float">
            <text:p>-3.828203125</text:p>
          </table:table-cell>
          <table:table-cell table:formula="of:=[.F63]-[.B63]" office:value-type="float" office:value="-1.91823125" calcext:value-type="float">
            <text:p>-1.91823125</text:p>
          </table:table-cell>
        </table:table-row>
        <table:table-row table:style-name="ro1">
          <table:table-cell office:value-type="float" office:value="67.32421875" calcext:value-type="float">
            <text:p>67.32421875</text:p>
          </table:table-cell>
          <table:table-cell office:value-type="float" office:value="15.205078125" calcext:value-type="float">
            <text:p>15.205078125</text:p>
          </table:table-cell>
          <table:table-cell table:number-columns-repeated="2"/>
          <table:table-cell office:value-type="float" office:value="67.53" calcext:value-type="float">
            <text:p>67.53</text:p>
          </table:table-cell>
          <table:table-cell office:value-type="float" office:value="12.9862" calcext:value-type="float">
            <text:p>12.9862</text:p>
          </table:table-cell>
          <table:table-cell table:number-columns-repeated="2"/>
          <table:table-cell table:formula="of:=[.E64]-[.A64]" office:value-type="float" office:value="0.205781250000001" calcext:value-type="float">
            <text:p>0.205781250000001</text:p>
          </table:table-cell>
          <table:table-cell table:formula="of:=[.F64]-[.B64]" office:value-type="float" office:value="-2.218878125" calcext:value-type="float">
            <text:p>-2.218878125</text:p>
          </table:table-cell>
        </table:table-row>
        <table:table-row table:style-name="ro1">
          <table:table-cell office:value-type="float" office:value="50.712890625" calcext:value-type="float">
            <text:p>50.712890625</text:p>
          </table:table-cell>
          <table:table-cell office:value-type="float" office:value="15.1171875" calcext:value-type="float">
            <text:p>15.1171875</text:p>
          </table:table-cell>
          <table:table-cell table:number-columns-repeated="2"/>
          <table:table-cell office:value-type="float" office:value="54.66" calcext:value-type="float">
            <text:p>54.66</text:p>
          </table:table-cell>
          <table:table-cell office:value-type="float" office:value="12.8723" calcext:value-type="float">
            <text:p>12.8723</text:p>
          </table:table-cell>
          <table:table-cell table:number-columns-repeated="2"/>
          <table:table-cell table:formula="of:=[.E65]-[.A65]" office:value-type="float" office:value="3.947109375" calcext:value-type="float">
            <text:p>3.947109375</text:p>
          </table:table-cell>
          <table:table-cell table:formula="of:=[.F65]-[.B65]" office:value-type="float" office:value="-2.2448875" calcext:value-type="float">
            <text:p>-2.2448875</text:p>
          </table:table-cell>
        </table:table-row>
        <table:table-row table:style-name="ro1">
          <table:table-cell office:value-type="float" office:value="35.947265625" calcext:value-type="float">
            <text:p>35.947265625</text:p>
          </table:table-cell>
          <table:table-cell office:value-type="float" office:value="15.46875" calcext:value-type="float">
            <text:p>15.46875</text:p>
          </table:table-cell>
          <table:table-cell table:number-columns-repeated="2"/>
          <table:table-cell office:value-type="float" office:value="42.19" calcext:value-type="float">
            <text:p>42.19</text:p>
          </table:table-cell>
          <table:table-cell office:value-type="float" office:value="13.4003" calcext:value-type="float">
            <text:p>13.4003</text:p>
          </table:table-cell>
          <table:table-cell table:number-columns-repeated="2"/>
          <table:table-cell table:formula="of:=[.E66]-[.A66]" office:value-type="float" office:value="6.242734375" calcext:value-type="float">
            <text:p>6.242734375</text:p>
          </table:table-cell>
          <table:table-cell table:formula="of:=[.F66]-[.B66]" office:value-type="float" office:value="-2.06845" calcext:value-type="float">
            <text:p>-2.06845</text:p>
          </table:table-cell>
        </table:table-row>
        <table:table-row table:style-name="ro1">
          <table:table-cell office:value-type="float" office:value="23.203125" calcext:value-type="float">
            <text:p>23.203125</text:p>
          </table:table-cell>
          <table:table-cell office:value-type="float" office:value="16.962890625" calcext:value-type="float">
            <text:p>16.9628906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67]-[.A67]" office:value-type="float" office:value="6.796875" calcext:value-type="float">
            <text:p>6.796875</text:p>
          </table:table-cell>
          <table:table-cell table:formula="of:=[.F67]-[.B67]" office:value-type="float" office:value="-1.962890625" calcext:value-type="float">
            <text:p>-1.962890625</text:p>
          </table:table-cell>
        </table:table-row>
        <table:table-row table:style-name="ro1">
          <table:table-cell office:value-type="float" office:value="13.623046875" calcext:value-type="float">
            <text:p>13.623046875</text:p>
          </table:table-cell>
          <table:table-cell office:value-type="float" office:value="15.8203125" calcext:value-type="float">
            <text:p>15.8203125</text:p>
          </table:table-cell>
          <table:table-cell table:number-columns-repeated="2"/>
          <table:table-cell office:value-type="float" office:value="19.58" calcext:value-type="float">
            <text:p>19.58</text:p>
          </table:table-cell>
          <table:table-cell office:value-type="float" office:value="13.7263" calcext:value-type="float">
            <text:p>13.7263</text:p>
          </table:table-cell>
          <table:table-cell table:number-columns-repeated="2"/>
          <table:table-cell table:formula="of:=[.E68]-[.A68]" office:value-type="float" office:value="5.956953125" calcext:value-type="float">
            <text:p>5.956953125</text:p>
          </table:table-cell>
          <table:table-cell table:formula="of:=[.F68]-[.B68]" office:value-type="float" office:value="-2.0940125" calcext:value-type="float">
            <text:p>-2.0940125</text:p>
          </table:table-cell>
        </table:table-row>
        <table:table-row table:style-name="ro1">
          <table:table-cell office:value-type="float" office:value="5.80078125" calcext:value-type="float">
            <text:p>5.80078125</text:p>
          </table:table-cell>
          <table:table-cell office:value-type="float" office:value="15.29296875" calcext:value-type="float">
            <text:p>15.29296875</text:p>
          </table:table-cell>
          <table:table-cell table:number-columns-repeated="2"/>
          <table:table-cell office:value-type="float" office:value="7.53" calcext:value-type="float">
            <text:p>7.53</text:p>
          </table:table-cell>
          <table:table-cell office:value-type="float" office:value="12.9863" calcext:value-type="float">
            <text:p>12.9863</text:p>
          </table:table-cell>
          <table:table-cell table:number-columns-repeated="2"/>
          <table:table-cell table:formula="of:=[.E69]-[.A69]" office:value-type="float" office:value="1.72921875" calcext:value-type="float">
            <text:p>1.72921875</text:p>
          </table:table-cell>
          <table:table-cell table:formula="of:=[.F69]-[.B69]" office:value-type="float" office:value="-2.30666875" calcext:value-type="float">
            <text:p>-2.30666875</text:p>
          </table:table-cell>
        </table:table-row>
        <table:table-row table:style-name="ro1">
          <table:table-cell office:value-type="float" office:value="-3.603515625" calcext:value-type="float">
            <text:p>-3.603515625</text:p>
          </table:table-cell>
          <table:table-cell office:value-type="float" office:value="15.205078125" calcext:value-type="float">
            <text:p>15.205078125</text:p>
          </table:table-cell>
          <table:table-cell table:number-columns-repeated="2"/>
          <table:table-cell office:value-type="float" office:value="-5.34" calcext:value-type="float">
            <text:p>-5.34</text:p>
          </table:table-cell>
          <table:table-cell office:value-type="float" office:value="12.8722" calcext:value-type="float">
            <text:p>12.8722</text:p>
          </table:table-cell>
          <table:table-cell table:number-columns-repeated="2"/>
          <table:table-cell table:formula="of:=[.E70]-[.A70]" office:value-type="float" office:value="-1.736484375" calcext:value-type="float">
            <text:p>-1.736484375</text:p>
          </table:table-cell>
          <table:table-cell table:formula="of:=[.F70]-[.B70]" office:value-type="float" office:value="-2.332878125" calcext:value-type="float">
            <text:p>-2.332878125</text:p>
          </table:table-cell>
        </table:table-row>
        <table:table-row table:style-name="ro1">
          <table:table-cell office:value-type="float" office:value="-12.392578125" calcext:value-type="float">
            <text:p>-12.392578125</text:p>
          </table:table-cell>
          <table:table-cell office:value-type="float" office:value="15.732421875" calcext:value-type="float">
            <text:p>15.732421875</text:p>
          </table:table-cell>
          <table:table-cell table:number-columns-repeated="2"/>
          <table:table-cell office:value-type="float" office:value="-17.81" calcext:value-type="float">
            <text:p>-17.81</text:p>
          </table:table-cell>
          <table:table-cell office:value-type="float" office:value="13.4003" calcext:value-type="float">
            <text:p>13.4003</text:p>
          </table:table-cell>
          <table:table-cell table:number-columns-repeated="2"/>
          <table:table-cell table:formula="of:=[.E71]-[.A71]" office:value-type="float" office:value="-5.417421875" calcext:value-type="float">
            <text:p>-5.417421875</text:p>
          </table:table-cell>
          <table:table-cell table:formula="of:=[.F71]-[.B71]" office:value-type="float" office:value="-2.332121875" calcext:value-type="float">
            <text:p>-2.332121875</text:p>
          </table:table-cell>
        </table:table-row>
        <table:table-row table:style-name="ro1">
          <table:table-cell office:value-type="float" office:value="-20.830078125" calcext:value-type="float">
            <text:p>-20.830078125</text:p>
          </table:table-cell>
          <table:table-cell office:value-type="float" office:value="17.2265625" calcext:value-type="float">
            <text:p>17.22656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72]-[.A72]" office:value-type="float" office:value="-9.169921875" calcext:value-type="float">
            <text:p>-9.169921875</text:p>
          </table:table-cell>
          <table:table-cell table:formula="of:=[.F72]-[.B72]" office:value-type="float" office:value="-2.2265625" calcext:value-type="float">
            <text:p>-2.2265625</text:p>
          </table:table-cell>
        </table:table-row>
        <table:table-row table:style-name="ro1">
          <table:table-cell office:value-type="float" office:value="-28.037109375" calcext:value-type="float">
            <text:p>-28.037109375</text:p>
          </table:table-cell>
          <table:table-cell office:value-type="float" office:value="16.171875" calcext:value-type="float">
            <text:p>16.171875</text:p>
          </table:table-cell>
          <table:table-cell table:number-columns-repeated="2"/>
          <table:table-cell office:value-type="float" office:value="-40.42" calcext:value-type="float">
            <text:p>-40.42</text:p>
          </table:table-cell>
          <table:table-cell office:value-type="float" office:value="13.7262" calcext:value-type="float">
            <text:p>13.7262</text:p>
          </table:table-cell>
          <table:table-cell table:number-columns-repeated="2"/>
          <table:table-cell table:formula="of:=[.E73]-[.A73]" office:value-type="float" office:value="-12.382890625" calcext:value-type="float">
            <text:p>-12.382890625</text:p>
          </table:table-cell>
          <table:table-cell table:formula="of:=[.F73]-[.B73]" office:value-type="float" office:value="-2.445675" calcext:value-type="float">
            <text:p>-2.445675</text:p>
          </table:table-cell>
        </table:table-row>
        <table:table-row table:style-name="ro1">
          <table:table-cell office:value-type="float" office:value="-37.001953125" calcext:value-type="float">
            <text:p>-37.001953125</text:p>
          </table:table-cell>
          <table:table-cell office:value-type="float" office:value="15.732421875" calcext:value-type="float">
            <text:p>15.732421875</text:p>
          </table:table-cell>
          <table:table-cell table:number-columns-repeated="2"/>
          <table:table-cell office:value-type="float" office:value="-52.47" calcext:value-type="float">
            <text:p>-52.47</text:p>
          </table:table-cell>
          <table:table-cell office:value-type="float" office:value="12.9863" calcext:value-type="float">
            <text:p>12.9863</text:p>
          </table:table-cell>
          <table:table-cell table:number-columns-repeated="2"/>
          <table:table-cell table:formula="of:=[.E74]-[.A74]" office:value-type="float" office:value="-15.468046875" calcext:value-type="float">
            <text:p>-15.468046875</text:p>
          </table:table-cell>
          <table:table-cell table:formula="of:=[.F74]-[.B74]" office:value-type="float" office:value="-2.746121875" calcext:value-type="float">
            <text:p>-2.746121875</text:p>
          </table:table-cell>
        </table:table-row>
        <table:table-row table:style-name="ro1">
          <table:table-cell office:value-type="float" office:value="-47.28515625" calcext:value-type="float">
            <text:p>-47.28515625</text:p>
          </table:table-cell>
          <table:table-cell office:value-type="float" office:value="15.64453125" calcext:value-type="float">
            <text:p>15.64453125</text:p>
          </table:table-cell>
          <table:table-cell table:number-columns-repeated="2"/>
          <table:table-cell office:value-type="float" office:value="-65.34" calcext:value-type="float">
            <text:p>-65.34</text:p>
          </table:table-cell>
          <table:table-cell office:value-type="float" office:value="12.8722" calcext:value-type="float">
            <text:p>12.8722</text:p>
          </table:table-cell>
          <table:table-cell table:number-columns-repeated="2"/>
          <table:table-cell table:formula="of:=[.E75]-[.A75]" office:value-type="float" office:value="-18.05484375" calcext:value-type="float">
            <text:p>-18.05484375</text:p>
          </table:table-cell>
          <table:table-cell table:formula="of:=[.F75]-[.B75]" office:value-type="float" office:value="-2.77233125" calcext:value-type="float">
            <text:p>-2.77233125</text:p>
          </table:table-cell>
        </table:table-row>
        <table:table-row table:style-name="ro1">
          <table:table-cell office:value-type="float" office:value="-58.7109375" calcext:value-type="float">
            <text:p>-58.7109375</text:p>
          </table:table-cell>
          <table:table-cell office:value-type="float" office:value="16.083984375" calcext:value-type="float">
            <text:p>16.083984375</text:p>
          </table:table-cell>
          <table:table-cell table:number-columns-repeated="2"/>
          <table:table-cell office:value-type="float" office:value="-77.81" calcext:value-type="float">
            <text:p>-77.81</text:p>
          </table:table-cell>
          <table:table-cell office:value-type="float" office:value="13.4004" calcext:value-type="float">
            <text:p>13.4004</text:p>
          </table:table-cell>
          <table:table-cell table:number-columns-repeated="2"/>
          <table:table-cell table:formula="of:=[.E76]-[.A76]" office:value-type="float" office:value="-19.0990625" calcext:value-type="float">
            <text:p>-19.0990625</text:p>
          </table:table-cell>
          <table:table-cell table:formula="of:=[.F76]-[.B76]" office:value-type="float" office:value="-2.683584375" calcext:value-type="float">
            <text:p>-2.683584375</text:p>
          </table:table-cell>
        </table:table-row>
        <table:table-row table:style-name="ro1">
          <table:table-cell office:value-type="float" office:value="-71.89453125" calcext:value-type="float">
            <text:p>-71.89453125</text:p>
          </table:table-cell>
          <table:table-cell office:value-type="float" office:value="17.2265625" calcext:value-type="float">
            <text:p>17.2265625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77]-[.A77]" office:value-type="float" office:value="-18.10546875" calcext:value-type="float">
            <text:p>-18.10546875</text:p>
          </table:table-cell>
          <table:table-cell table:formula="of:=[.F77]-[.B77]" office:value-type="float" office:value="-2.2265625" calcext:value-type="float">
            <text:p>-2.2265625</text:p>
          </table:table-cell>
        </table:table-row>
        <table:table-row table:style-name="ro1">
          <table:table-cell office:value-type="float" office:value="83.14453125" calcext:value-type="float">
            <text:p>83.14453125</text:p>
          </table:table-cell>
          <table:table-cell office:value-type="float" office:value="-13.359375" calcext:value-type="float">
            <text:p>-13.359375</text:p>
          </table:table-cell>
          <table:table-cell table:number-columns-repeated="2"/>
          <table:table-cell office:value-type="float" office:value="79.58" calcext:value-type="float">
            <text:p>79.58</text:p>
          </table:table-cell>
          <table:table-cell office:value-type="float" office:value="-18.7263" calcext:value-type="float">
            <text:p>-18.7263</text:p>
          </table:table-cell>
          <table:table-cell table:number-columns-repeated="2"/>
          <table:table-cell table:formula="of:=[.E78]-[.A78]" office:value-type="float" office:value="-3.56453125" calcext:value-type="float">
            <text:p>-3.56453125</text:p>
          </table:table-cell>
          <table:table-cell table:formula="of:=[.F78]-[.B78]" office:value-type="float" office:value="-5.366925" calcext:value-type="float">
            <text:p>-5.366925</text:p>
          </table:table-cell>
        </table:table-row>
        <table:table-row table:style-name="ro1">
          <table:table-cell office:value-type="float" office:value="67.32421875" calcext:value-type="float">
            <text:p>67.32421875</text:p>
          </table:table-cell>
          <table:table-cell office:value-type="float" office:value="-14.150390625" calcext:value-type="float">
            <text:p>-14.150390625</text:p>
          </table:table-cell>
          <table:table-cell table:number-columns-repeated="2"/>
          <table:table-cell office:value-type="float" office:value="67.53" calcext:value-type="float">
            <text:p>67.53</text:p>
          </table:table-cell>
          <table:table-cell office:value-type="float" office:value="-17.9863" calcext:value-type="float">
            <text:p>-17.9863</text:p>
          </table:table-cell>
          <table:table-cell table:number-columns-repeated="2"/>
          <table:table-cell table:formula="of:=[.E79]-[.A79]" office:value-type="float" office:value="0.205781250000001" calcext:value-type="float">
            <text:p>0.205781250000001</text:p>
          </table:table-cell>
          <table:table-cell table:formula="of:=[.F79]-[.B79]" office:value-type="float" office:value="-3.835909375" calcext:value-type="float">
            <text:p>-3.835909375</text:p>
          </table:table-cell>
        </table:table-row>
        <table:table-row table:style-name="ro1">
          <table:table-cell office:value-type="float" office:value="50.712890625" calcext:value-type="float">
            <text:p>50.712890625</text:p>
          </table:table-cell>
          <table:table-cell office:value-type="float" office:value="-14.150390625" calcext:value-type="float">
            <text:p>-14.150390625</text:p>
          </table:table-cell>
          <table:table-cell table:number-columns-repeated="2"/>
          <table:table-cell office:value-type="float" office:value="54.66" calcext:value-type="float">
            <text:p>54.66</text:p>
          </table:table-cell>
          <table:table-cell office:value-type="float" office:value="-17.8722" calcext:value-type="float">
            <text:p>-17.8722</text:p>
          </table:table-cell>
          <table:table-cell table:number-columns-repeated="2"/>
          <table:table-cell table:formula="of:=[.E80]-[.A80]" office:value-type="float" office:value="3.947109375" calcext:value-type="float">
            <text:p>3.947109375</text:p>
          </table:table-cell>
          <table:table-cell table:formula="of:=[.F80]-[.B80]" office:value-type="float" office:value="-3.721809375" calcext:value-type="float">
            <text:p>-3.721809375</text:p>
          </table:table-cell>
        </table:table-row>
        <table:table-row table:style-name="ro1">
          <table:table-cell office:value-type="float" office:value="35.947265625" calcext:value-type="float">
            <text:p>35.947265625</text:p>
          </table:table-cell>
          <table:table-cell office:value-type="float" office:value="-14.4140625" calcext:value-type="float">
            <text:p>-14.4140625</text:p>
          </table:table-cell>
          <table:table-cell table:number-columns-repeated="2"/>
          <table:table-cell office:value-type="float" office:value="42.19" calcext:value-type="float">
            <text:p>42.19</text:p>
          </table:table-cell>
          <table:table-cell office:value-type="float" office:value="-18.4003" calcext:value-type="float">
            <text:p>-18.4003</text:p>
          </table:table-cell>
          <table:table-cell table:number-columns-repeated="2"/>
          <table:table-cell table:formula="of:=[.E81]-[.A81]" office:value-type="float" office:value="6.242734375" calcext:value-type="float">
            <text:p>6.242734375</text:p>
          </table:table-cell>
          <table:table-cell table:formula="of:=[.F81]-[.B81]" office:value-type="float" office:value="-3.9862375" calcext:value-type="float">
            <text:p>-3.9862375</text:p>
          </table:table-cell>
        </table:table-row>
        <table:table-row table:style-name="ro1">
          <table:table-cell office:value-type="float" office:value="23.203125" calcext:value-type="float">
            <text:p>23.203125</text:p>
          </table:table-cell>
          <table:table-cell office:value-type="float" office:value="-15.8203125" calcext:value-type="float">
            <text:p>-15.82031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table:formula="of:=[.E82]-[.A82]" office:value-type="float" office:value="6.796875" calcext:value-type="float">
            <text:p>6.796875</text:p>
          </table:table-cell>
          <table:table-cell table:formula="of:=[.F82]-[.B82]" office:value-type="float" office:value="-4.1796875" calcext:value-type="float">
            <text:p>-4.1796875</text:p>
          </table:table-cell>
        </table:table-row>
        <table:table-row table:style-name="ro1">
          <table:table-cell office:value-type="float" office:value="13.623046875" calcext:value-type="float">
            <text:p>13.623046875</text:p>
          </table:table-cell>
          <table:table-cell office:value-type="float" office:value="-14.765625" calcext:value-type="float">
            <text:p>-14.765625</text:p>
          </table:table-cell>
          <table:table-cell table:number-columns-repeated="2"/>
          <table:table-cell office:value-type="float" office:value="19.58" calcext:value-type="float">
            <text:p>19.58</text:p>
          </table:table-cell>
          <table:table-cell office:value-type="float" office:value="-18.7262" calcext:value-type="float">
            <text:p>-18.7262</text:p>
          </table:table-cell>
          <table:table-cell table:number-columns-repeated="2"/>
          <table:table-cell table:formula="of:=[.E83]-[.A83]" office:value-type="float" office:value="5.956953125" calcext:value-type="float">
            <text:p>5.956953125</text:p>
          </table:table-cell>
          <table:table-cell table:formula="of:=[.F83]-[.B83]" office:value-type="float" office:value="-3.960575" calcext:value-type="float">
            <text:p>-3.960575</text:p>
          </table:table-cell>
        </table:table-row>
        <table:table-row table:style-name="ro1">
          <table:table-cell office:value-type="float" office:value="3.779296875" calcext:value-type="float">
            <text:p>3.779296875</text:p>
          </table:table-cell>
          <table:table-cell office:value-type="float" office:value="-14.326171875" calcext:value-type="float">
            <text:p>-14.326171875</text:p>
          </table:table-cell>
          <table:table-cell table:number-columns-repeated="2"/>
          <table:table-cell office:value-type="float" office:value="7.53" calcext:value-type="float">
            <text:p>7.53</text:p>
          </table:table-cell>
          <table:table-cell office:value-type="float" office:value="-17.9863" calcext:value-type="float">
            <text:p>-17.9863</text:p>
          </table:table-cell>
          <table:table-cell table:number-columns-repeated="2"/>
          <table:table-cell table:formula="of:=[.E84]-[.A84]" office:value-type="float" office:value="3.750703125" calcext:value-type="float">
            <text:p>3.750703125</text:p>
          </table:table-cell>
          <table:table-cell table:formula="of:=[.F84]-[.B84]" office:value-type="float" office:value="-3.660128125" calcext:value-type="float">
            <text:p>-3.660128125</text:p>
          </table:table-cell>
        </table:table-row>
        <table:table-row table:style-name="ro1">
          <table:table-cell office:value-type="float" office:value="-3.603515625" calcext:value-type="float">
            <text:p>-3.603515625</text:p>
          </table:table-cell>
          <table:table-cell office:value-type="float" office:value="-14.150390625" calcext:value-type="float">
            <text:p>-14.150390625</text:p>
          </table:table-cell>
          <table:table-cell table:number-columns-repeated="2"/>
          <table:table-cell office:value-type="float" office:value="-5.34" calcext:value-type="float">
            <text:p>-5.34</text:p>
          </table:table-cell>
          <table:table-cell office:value-type="float" office:value="-17.8721" calcext:value-type="float">
            <text:p>-17.8721</text:p>
          </table:table-cell>
          <table:table-cell table:number-columns-repeated="2"/>
          <table:table-cell table:formula="of:=[.E85]-[.A85]" office:value-type="float" office:value="-1.736484375" calcext:value-type="float">
            <text:p>-1.736484375</text:p>
          </table:table-cell>
          <table:table-cell table:formula="of:=[.F85]-[.B85]" office:value-type="float" office:value="-3.721709375" calcext:value-type="float">
            <text:p>-3.721709375</text:p>
          </table:table-cell>
        </table:table-row>
        <table:table-row table:style-name="ro1">
          <table:table-cell office:value-type="float" office:value="-12.392578125" calcext:value-type="float">
            <text:p>-12.392578125</text:p>
          </table:table-cell>
          <table:table-cell office:value-type="float" office:value="-14.501953125" calcext:value-type="float">
            <text:p>-14.501953125</text:p>
          </table:table-cell>
          <table:table-cell table:number-columns-repeated="2"/>
          <table:table-cell office:value-type="float" office:value="-17.81" calcext:value-type="float">
            <text:p>-17.81</text:p>
          </table:table-cell>
          <table:table-cell office:value-type="float" office:value="-18.4003" calcext:value-type="float">
            <text:p>-18.4003</text:p>
          </table:table-cell>
          <table:table-cell table:number-columns-repeated="2"/>
          <table:table-cell table:formula="of:=[.E86]-[.A86]" office:value-type="float" office:value="-5.417421875" calcext:value-type="float">
            <text:p>-5.417421875</text:p>
          </table:table-cell>
          <table:table-cell table:formula="of:=[.F86]-[.B86]" office:value-type="float" office:value="-3.898346875" calcext:value-type="float">
            <text:p>-3.898346875</text:p>
          </table:table-cell>
        </table:table-row>
        <table:table-row table:style-name="ro1">
          <table:table-cell office:value-type="float" office:value="-20.830078125" calcext:value-type="float">
            <text:p>-20.830078125</text:p>
          </table:table-cell>
          <table:table-cell office:value-type="float" office:value="-15.732421875" calcext:value-type="float">
            <text:p>-15.73242187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table:formula="of:=[.E87]-[.A87]" office:value-type="float" office:value="-9.169921875" calcext:value-type="float">
            <text:p>-9.169921875</text:p>
          </table:table-cell>
          <table:table-cell table:formula="of:=[.F87]-[.B87]" office:value-type="float" office:value="-4.267578125" calcext:value-type="float">
            <text:p>-4.267578125</text:p>
          </table:table-cell>
        </table:table-row>
        <table:table-row table:style-name="ro1">
          <table:table-cell office:value-type="float" office:value="-28.125" calcext:value-type="float">
            <text:p>-28.125</text:p>
          </table:table-cell>
          <table:table-cell office:value-type="float" office:value="-14.677734375" calcext:value-type="float">
            <text:p>-14.677734375</text:p>
          </table:table-cell>
          <table:table-cell table:number-columns-repeated="2"/>
          <table:table-cell office:value-type="float" office:value="-40.42" calcext:value-type="float">
            <text:p>-40.42</text:p>
          </table:table-cell>
          <table:table-cell office:value-type="float" office:value="-18.7262" calcext:value-type="float">
            <text:p>-18.7262</text:p>
          </table:table-cell>
          <table:table-cell table:number-columns-repeated="2"/>
          <table:table-cell table:formula="of:=[.E88]-[.A88]" office:value-type="float" office:value="-12.295" calcext:value-type="float">
            <text:p>-12.295</text:p>
          </table:table-cell>
          <table:table-cell table:formula="of:=[.F88]-[.B88]" office:value-type="float" office:value="-4.048465625" calcext:value-type="float">
            <text:p>-4.048465625</text:p>
          </table:table-cell>
        </table:table-row>
        <table:table-row table:style-name="ro1">
          <table:table-cell office:value-type="float" office:value="-37.001953125" calcext:value-type="float">
            <text:p>-37.001953125</text:p>
          </table:table-cell>
          <table:table-cell office:value-type="float" office:value="-14.0625" calcext:value-type="float">
            <text:p>-14.0625</text:p>
          </table:table-cell>
          <table:table-cell table:number-columns-repeated="2"/>
          <table:table-cell office:value-type="float" office:value="-52.47" calcext:value-type="float">
            <text:p>-52.47</text:p>
          </table:table-cell>
          <table:table-cell office:value-type="float" office:value="-17.9863" calcext:value-type="float">
            <text:p>-17.9863</text:p>
          </table:table-cell>
          <table:table-cell table:number-columns-repeated="2"/>
          <table:table-cell table:formula="of:=[.E89]-[.A89]" office:value-type="float" office:value="-15.468046875" calcext:value-type="float">
            <text:p>-15.468046875</text:p>
          </table:table-cell>
          <table:table-cell table:formula="of:=[.F89]-[.B89]" office:value-type="float" office:value="-3.9238" calcext:value-type="float">
            <text:p>-3.9238</text:p>
          </table:table-cell>
        </table:table-row>
        <table:table-row table:style-name="ro1">
          <table:table-cell office:value-type="float" office:value="-47.28515625" calcext:value-type="float">
            <text:p>-47.28515625</text:p>
          </table:table-cell>
          <table:table-cell office:value-type="float" office:value="-13.974609375" calcext:value-type="float">
            <text:p>-13.974609375</text:p>
          </table:table-cell>
          <table:table-cell table:number-columns-repeated="2"/>
          <table:table-cell office:value-type="float" office:value="-65.34" calcext:value-type="float">
            <text:p>-65.34</text:p>
          </table:table-cell>
          <table:table-cell office:value-type="float" office:value="-17.8722" calcext:value-type="float">
            <text:p>-17.8722</text:p>
          </table:table-cell>
          <table:table-cell table:number-columns-repeated="2"/>
          <table:table-cell table:formula="of:=[.E90]-[.A90]" office:value-type="float" office:value="-18.05484375" calcext:value-type="float">
            <text:p>-18.05484375</text:p>
          </table:table-cell>
          <table:table-cell table:formula="of:=[.F90]-[.B90]" office:value-type="float" office:value="-3.897590625" calcext:value-type="float">
            <text:p>-3.897590625</text:p>
          </table:table-cell>
        </table:table-row>
        <table:table-row table:style-name="ro1">
          <table:table-cell office:value-type="float" office:value="-58.623046875" calcext:value-type="float">
            <text:p>-58.623046875</text:p>
          </table:table-cell>
          <table:table-cell office:value-type="float" office:value="-14.501953125" calcext:value-type="float">
            <text:p>-14.501953125</text:p>
          </table:table-cell>
          <table:table-cell table:number-columns-repeated="2"/>
          <table:table-cell office:value-type="float" office:value="-77.81" calcext:value-type="float">
            <text:p>-77.81</text:p>
          </table:table-cell>
          <table:table-cell office:value-type="float" office:value="-18.4004" calcext:value-type="float">
            <text:p>-18.4004</text:p>
          </table:table-cell>
          <table:table-cell table:number-columns-repeated="2"/>
          <table:table-cell table:formula="of:=[.E91]-[.A91]" office:value-type="float" office:value="-19.186953125" calcext:value-type="float">
            <text:p>-19.186953125</text:p>
          </table:table-cell>
          <table:table-cell table:formula="of:=[.F91]-[.B91]" office:value-type="float" office:value="-3.898446875" calcext:value-type="float">
            <text:p>-3.898446875</text:p>
          </table:table-cell>
        </table:table-row>
        <table:table-row table:style-name="ro1">
          <table:table-cell office:value-type="float" office:value="96.15234375" calcext:value-type="float">
            <text:p>96.15234375</text:p>
          </table:table-cell>
          <table:table-cell office:value-type="float" office:value="20.21484375" calcext:value-type="float">
            <text:p>20.214843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E92]-[.A92]" office:value-type="float" office:value="-6.15234375" calcext:value-type="float">
            <text:p>-6.15234375</text:p>
          </table:table-cell>
          <table:table-cell table:formula="of:=[.F92]-[.B92]" office:value-type="float" office:value="-2.21484375" calcext:value-type="float">
            <text:p>-2.21484375</text:p>
          </table:table-cell>
        </table:table-row>
        <table:table-row table:style-name="ro1">
          <table:table-cell office:value-type="float" office:value="85.78125" calcext:value-type="float">
            <text:p>85.78125</text:p>
          </table:table-cell>
          <table:table-cell office:value-type="float" office:value="18.984375" calcext:value-type="float">
            <text:p>18.984375</text:p>
          </table:table-cell>
          <table:table-cell table:number-columns-repeated="2"/>
          <table:table-cell office:value-type="float" office:value="81.45" calcext:value-type="float">
            <text:p>81.45</text:p>
          </table:table-cell>
          <table:table-cell office:value-type="float" office:value="16.6856" calcext:value-type="float">
            <text:p>16.6856</text:p>
          </table:table-cell>
          <table:table-cell table:number-columns-repeated="2"/>
          <table:table-cell table:formula="of:=[.E93]-[.A93]" office:value-type="float" office:value="-4.33125" calcext:value-type="float">
            <text:p>-4.33125</text:p>
          </table:table-cell>
          <table:table-cell table:formula="of:=[.F93]-[.B93]" office:value-type="float" office:value="-2.298775" calcext:value-type="float">
            <text:p>-2.298775</text:p>
          </table:table-cell>
        </table:table-row>
        <table:table-row table:style-name="ro1">
          <table:table-cell office:value-type="float" office:value="73.30078125" calcext:value-type="float">
            <text:p>73.30078125</text:p>
          </table:table-cell>
          <table:table-cell office:value-type="float" office:value="18.10546875" calcext:value-type="float">
            <text:p>18.10546875</text:p>
          </table:table-cell>
          <table:table-cell table:number-columns-repeated="2"/>
          <table:table-cell office:value-type="float" office:value="71.69" calcext:value-type="float">
            <text:p>71.69</text:p>
          </table:table-cell>
          <table:table-cell office:value-type="float" office:value="15.8001" calcext:value-type="float">
            <text:p>15.8001</text:p>
          </table:table-cell>
          <table:table-cell table:number-columns-repeated="2"/>
          <table:table-cell table:formula="of:=[.E94]-[.A94]" office:value-type="float" office:value="-1.61078125" calcext:value-type="float">
            <text:p>-1.61078125</text:p>
          </table:table-cell>
          <table:table-cell table:formula="of:=[.F94]-[.B94]" office:value-type="float" office:value="-2.30536875" calcext:value-type="float">
            <text:p>-2.30536875</text:p>
          </table:table-cell>
        </table:table-row>
        <table:table-row table:style-name="ro1">
          <table:table-cell office:value-type="float" office:value="58.798828125" calcext:value-type="float">
            <text:p>58.798828125</text:p>
          </table:table-cell>
          <table:table-cell office:value-type="float" office:value="17.75390625" calcext:value-type="float">
            <text:p>17.75390625</text:p>
          </table:table-cell>
          <table:table-cell table:number-columns-repeated="2"/>
          <table:table-cell office:value-type="float" office:value="61.12" calcext:value-type="float">
            <text:p>61.12</text:p>
          </table:table-cell>
          <table:table-cell office:value-type="float" office:value="15.4174" calcext:value-type="float">
            <text:p>15.4174</text:p>
          </table:table-cell>
          <table:table-cell table:number-columns-repeated="2"/>
          <table:table-cell table:formula="of:=[.E95]-[.A95]" office:value-type="float" office:value="2.321171875" calcext:value-type="float">
            <text:p>2.321171875</text:p>
          </table:table-cell>
          <table:table-cell table:formula="of:=[.F95]-[.B95]" office:value-type="float" office:value="-2.33650625" calcext:value-type="float">
            <text:p>-2.33650625</text:p>
          </table:table-cell>
        </table:table-row>
        <table:table-row table:style-name="ro1">
          <table:table-cell office:value-type="float" office:value="45.52734375" calcext:value-type="float">
            <text:p>45.52734375</text:p>
          </table:table-cell>
          <table:table-cell office:value-type="float" office:value="17.9296875" calcext:value-type="float">
            <text:p>17.9296875</text:p>
          </table:table-cell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15.5746" calcext:value-type="float">
            <text:p>15.5746</text:p>
          </table:table-cell>
          <table:table-cell table:number-columns-repeated="2"/>
          <table:table-cell table:formula="of:=[.E96]-[.A96]" office:value-type="float" office:value="4.87265625" calcext:value-type="float">
            <text:p>4.87265625</text:p>
          </table:table-cell>
          <table:table-cell table:formula="of:=[.F96]-[.B96]" office:value-type="float" office:value="-2.3550875" calcext:value-type="float">
            <text:p>-2.3550875</text:p>
          </table:table-cell>
        </table:table-row>
        <table:table-row table:style-name="ro1">
          <table:table-cell office:value-type="float" office:value="33.837890625" calcext:value-type="float">
            <text:p>33.837890625</text:p>
          </table:table-cell>
          <table:table-cell office:value-type="float" office:value="18.6328125" calcext:value-type="float">
            <text:p>18.6328125</text:p>
          </table:table-cell>
          <table:table-cell table:number-columns-repeated="2"/>
          <table:table-cell office:value-type="float" office:value="40.23" calcext:value-type="float">
            <text:p>40.23</text:p>
          </table:table-cell>
          <table:table-cell office:value-type="float" office:value="16.2562" calcext:value-type="float">
            <text:p>16.2562</text:p>
          </table:table-cell>
          <table:table-cell table:number-columns-repeated="2"/>
          <table:table-cell table:formula="of:=[.E97]-[.A97]" office:value-type="float" office:value="6.392109375" calcext:value-type="float">
            <text:p>6.392109375</text:p>
          </table:table-cell>
          <table:table-cell table:formula="of:=[.F97]-[.B97]" office:value-type="float" office:value="-2.3766125" calcext:value-type="float">
            <text:p>-2.3766125</text:p>
          </table:table-cell>
        </table:table-row>
        <table:table-row table:style-name="ro1">
          <table:table-cell office:value-type="float" office:value="23.203125" calcext:value-type="float">
            <text:p>23.203125</text:p>
          </table:table-cell>
          <table:table-cell office:value-type="float" office:value="20.126953125" calcext:value-type="float">
            <text:p>20.1269531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E98]-[.A98]" office:value-type="float" office:value="6.796875" calcext:value-type="float">
            <text:p>6.796875</text:p>
          </table:table-cell>
          <table:table-cell table:formula="of:=[.F98]-[.B98]" office:value-type="float" office:value="-2.126953125" calcext:value-type="float">
            <text:p>-2.126953125</text:p>
          </table:table-cell>
        </table:table-row>
        <table:table-row table:style-name="ro1">
          <table:table-cell office:value-type="float" office:value="15.1171875" calcext:value-type="float">
            <text:p>15.1171875</text:p>
          </table:table-cell>
          <table:table-cell office:value-type="float" office:value="19.16015625" calcext:value-type="float">
            <text:p>19.16015625</text:p>
          </table:table-cell>
          <table:table-cell table:number-columns-repeated="2"/>
          <table:table-cell office:value-type="float" office:value="21.45" calcext:value-type="float">
            <text:p>21.45</text:p>
          </table:table-cell>
          <table:table-cell office:value-type="float" office:value="16.6856" calcext:value-type="float">
            <text:p>16.6856</text:p>
          </table:table-cell>
          <table:table-cell table:number-columns-repeated="2"/>
          <table:table-cell table:formula="of:=[.E99]-[.A99]" office:value-type="float" office:value="6.3328125" calcext:value-type="float">
            <text:p>6.3328125</text:p>
          </table:table-cell>
          <table:table-cell table:formula="of:=[.F99]-[.B99]" office:value-type="float" office:value="-2.47455625" calcext:value-type="float">
            <text:p>-2.47455625</text:p>
          </table:table-cell>
        </table:table-row>
        <table:table-row table:style-name="ro1">
          <table:table-cell office:value-type="float" office:value="6.943359375" calcext:value-type="float">
            <text:p>6.943359375</text:p>
          </table:table-cell>
          <table:table-cell office:value-type="float" office:value="18.45703125" calcext:value-type="float">
            <text:p>18.45703125</text:p>
          </table:table-cell>
          <table:table-cell table:number-columns-repeated="2"/>
          <table:table-cell office:value-type="float" office:value="11.69" calcext:value-type="float">
            <text:p>11.69</text:p>
          </table:table-cell>
          <table:table-cell office:value-type="float" office:value="15.8" calcext:value-type="float">
            <text:p>15.8</text:p>
          </table:table-cell>
          <table:table-cell table:number-columns-repeated="2"/>
          <table:table-cell table:formula="of:=[.E100]-[.A100]" office:value-type="float" office:value="4.746640625" calcext:value-type="float">
            <text:p>4.746640625</text:p>
          </table:table-cell>
          <table:table-cell table:formula="of:=[.F100]-[.B100]" office:value-type="float" office:value="-2.65703125" calcext:value-type="float">
            <text:p>-2.65703125</text:p>
          </table:table-cell>
        </table:table-row>
        <table:table-row table:style-name="ro1">
          <table:table-cell office:value-type="float" office:value="-1.23046875" calcext:value-type="float">
            <text:p>-1.23046875</text:p>
          </table:table-cell>
          <table:table-cell office:value-type="float" office:value="18.193359375" calcext:value-type="float">
            <text:p>18.193359375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15.4173" calcext:value-type="float">
            <text:p>15.4173</text:p>
          </table:table-cell>
          <table:table-cell table:number-columns-repeated="2"/>
          <table:table-cell table:formula="of:=[.E101]-[.A101]" office:value-type="float" office:value="2.35046875" calcext:value-type="float">
            <text:p>2.35046875</text:p>
          </table:table-cell>
          <table:table-cell table:formula="of:=[.F101]-[.B101]" office:value-type="float" office:value="-2.776059375" calcext:value-type="float">
            <text:p>-2.776059375</text:p>
          </table:table-cell>
        </table:table-row>
        <table:table-row table:style-name="ro1">
          <table:table-cell office:value-type="float" office:value="-6.767578125" calcext:value-type="float">
            <text:p>-6.767578125</text:p>
          </table:table-cell>
          <table:table-cell office:value-type="float" office:value="18.28125" calcext:value-type="float">
            <text:p>18.28125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office:value-type="float" office:value="15.5746" calcext:value-type="float">
            <text:p>15.5746</text:p>
          </table:table-cell>
          <table:table-cell table:number-columns-repeated="2"/>
          <table:table-cell table:formula="of:=[.E102]-[.A102]" office:value-type="float" office:value="-2.832421875" calcext:value-type="float">
            <text:p>-2.832421875</text:p>
          </table:table-cell>
          <table:table-cell table:formula="of:=[.F102]-[.B102]" office:value-type="float" office:value="-2.70665" calcext:value-type="float">
            <text:p>-2.70665</text:p>
          </table:table-cell>
        </table:table-row>
        <table:table-row table:style-name="ro1">
          <table:table-cell office:value-type="float" office:value="-13.798828125" calcext:value-type="float">
            <text:p>-13.798828125</text:p>
          </table:table-cell>
          <table:table-cell office:value-type="float" office:value="18.80859375" calcext:value-type="float">
            <text:p>18.80859375</text:p>
          </table:table-cell>
          <table:table-cell table:number-columns-repeated="2"/>
          <table:table-cell office:value-type="float" office:value="-19.77" calcext:value-type="float">
            <text:p>-19.77</text:p>
          </table:table-cell>
          <table:table-cell office:value-type="float" office:value="16.2562" calcext:value-type="float">
            <text:p>16.2562</text:p>
          </table:table-cell>
          <table:table-cell table:number-columns-repeated="2"/>
          <table:table-cell table:formula="of:=[.E103]-[.A103]" office:value-type="float" office:value="-5.971171875" calcext:value-type="float">
            <text:p>-5.971171875</text:p>
          </table:table-cell>
          <table:table-cell table:formula="of:=[.F103]-[.B103]" office:value-type="float" office:value="-2.55239375" calcext:value-type="float">
            <text:p>-2.55239375</text:p>
          </table:table-cell>
        </table:table-row>
        <table:table-row table:style-name="ro1">
          <table:table-cell office:value-type="float" office:value="-20.830078125" calcext:value-type="float">
            <text:p>-20.830078125</text:p>
          </table:table-cell>
          <table:table-cell office:value-type="float" office:value="20.0390625" calcext:value-type="float">
            <text:p>20.03906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E104]-[.A104]" office:value-type="float" office:value="-9.169921875" calcext:value-type="float">
            <text:p>-9.169921875</text:p>
          </table:table-cell>
          <table:table-cell table:formula="of:=[.F104]-[.B104]" office:value-type="float" office:value="-2.0390625" calcext:value-type="float">
            <text:p>-2.0390625</text:p>
          </table:table-cell>
        </table:table-row>
        <table:table-row table:style-name="ro1">
          <table:table-cell office:value-type="float" office:value="-26.71875" calcext:value-type="float">
            <text:p>-26.71875</text:p>
          </table:table-cell>
          <table:table-cell office:value-type="float" office:value="19.3359375" calcext:value-type="float">
            <text:p>19.3359375</text:p>
          </table:table-cell>
          <table:table-cell table:number-columns-repeated="2"/>
          <table:table-cell office:value-type="float" office:value="-38.55" calcext:value-type="float">
            <text:p>-38.55</text:p>
          </table:table-cell>
          <table:table-cell office:value-type="float" office:value="16.6856" calcext:value-type="float">
            <text:p>16.6856</text:p>
          </table:table-cell>
          <table:table-cell table:number-columns-repeated="2"/>
          <table:table-cell table:formula="of:=[.E105]-[.A105]" office:value-type="float" office:value="-11.83125" calcext:value-type="float">
            <text:p>-11.83125</text:p>
          </table:table-cell>
          <table:table-cell table:formula="of:=[.F105]-[.B105]" office:value-type="float" office:value="-2.6503375" calcext:value-type="float">
            <text:p>-2.6503375</text:p>
          </table:table-cell>
        </table:table-row>
        <table:table-row table:style-name="ro1">
          <table:table-cell office:value-type="float" office:value="-33.75" calcext:value-type="float">
            <text:p>-33.75</text:p>
          </table:table-cell>
          <table:table-cell office:value-type="float" office:value="18.6328125" calcext:value-type="float">
            <text:p>18.6328125</text:p>
          </table:table-cell>
          <table:table-cell table:number-columns-repeated="2"/>
          <table:table-cell office:value-type="float" office:value="-48.31" calcext:value-type="float">
            <text:p>-48.31</text:p>
          </table:table-cell>
          <table:table-cell office:value-type="float" office:value="15.8" calcext:value-type="float">
            <text:p>15.8</text:p>
          </table:table-cell>
          <table:table-cell table:number-columns-repeated="2"/>
          <table:table-cell table:formula="of:=[.E106]-[.A106]" office:value-type="float" office:value="-14.56" calcext:value-type="float">
            <text:p>-14.56</text:p>
          </table:table-cell>
          <table:table-cell table:formula="of:=[.F106]-[.B106]" office:value-type="float" office:value="-2.8328125" calcext:value-type="float">
            <text:p>-2.8328125</text:p>
          </table:table-cell>
        </table:table-row>
        <table:table-row table:style-name="ro1">
          <table:table-cell office:value-type="float" office:value="-42.01171875" calcext:value-type="float">
            <text:p>-42.01171875</text:p>
          </table:table-cell>
          <table:table-cell office:value-type="float" office:value="18.28125" calcext:value-type="float">
            <text:p>18.28125</text:p>
          </table:table-cell>
          <table:table-cell table:number-columns-repeated="2"/>
          <table:table-cell office:value-type="float" office:value="-58.88" calcext:value-type="float">
            <text:p>-58.88</text:p>
          </table:table-cell>
          <table:table-cell office:value-type="float" office:value="15.4174" calcext:value-type="float">
            <text:p>15.4174</text:p>
          </table:table-cell>
          <table:table-cell table:number-columns-repeated="2"/>
          <table:table-cell table:formula="of:=[.E107]-[.A107]" office:value-type="float" office:value="-16.86828125" calcext:value-type="float">
            <text:p>-16.86828125</text:p>
          </table:table-cell>
          <table:table-cell table:formula="of:=[.F107]-[.B107]" office:value-type="float" office:value="-2.86385" calcext:value-type="float">
            <text:p>-2.86385</text:p>
          </table:table-cell>
        </table:table-row>
        <table:table-row table:style-name="ro1">
          <table:table-cell office:value-type="float" office:value="-51.064453125" calcext:value-type="float">
            <text:p>-51.064453125</text:p>
          </table:table-cell>
          <table:table-cell office:value-type="float" office:value="18.45703125" calcext:value-type="float">
            <text:p>18.45703125</text:p>
          </table:table-cell>
          <table:table-cell table:number-columns-repeated="2"/>
          <table:table-cell office:value-type="float" office:value="-69.6" calcext:value-type="float">
            <text:p>-69.6</text:p>
          </table:table-cell>
          <table:table-cell office:value-type="float" office:value="15.5747" calcext:value-type="float">
            <text:p>15.5747</text:p>
          </table:table-cell>
          <table:table-cell table:number-columns-repeated="2"/>
          <table:table-cell table:formula="of:=[.E108]-[.A108]" office:value-type="float" office:value="-18.535546875" calcext:value-type="float">
            <text:p>-18.535546875</text:p>
          </table:table-cell>
          <table:table-cell table:formula="of:=[.F108]-[.B108]" office:value-type="float" office:value="-2.88233125" calcext:value-type="float">
            <text:p>-2.88233125</text:p>
          </table:table-cell>
        </table:table-row>
        <table:table-row table:style-name="ro1">
          <table:table-cell office:value-type="float" office:value="-60.64453125" calcext:value-type="float">
            <text:p>-60.64453125</text:p>
          </table:table-cell>
          <table:table-cell office:value-type="float" office:value="19.072265625" calcext:value-type="float">
            <text:p>19.072265625</text:p>
          </table:table-cell>
          <table:table-cell table:number-columns-repeated="2"/>
          <table:table-cell office:value-type="float" office:value="-79.77" calcext:value-type="float">
            <text:p>-79.77</text:p>
          </table:table-cell>
          <table:table-cell office:value-type="float" office:value="16.2562" calcext:value-type="float">
            <text:p>16.2562</text:p>
          </table:table-cell>
          <table:table-cell table:number-columns-repeated="2"/>
          <table:table-cell table:formula="of:=[.E109]-[.A109]" office:value-type="float" office:value="-19.12546875" calcext:value-type="float">
            <text:p>-19.12546875</text:p>
          </table:table-cell>
          <table:table-cell table:formula="of:=[.F109]-[.B109]" office:value-type="float" office:value="-2.816065625" calcext:value-type="float">
            <text:p>-2.816065625</text:p>
          </table:table-cell>
        </table:table-row>
        <table:table-row table:style-name="ro1">
          <table:table-cell office:value-type="float" office:value="-71.89453125" calcext:value-type="float">
            <text:p>-71.89453125</text:p>
          </table:table-cell>
          <table:table-cell office:value-type="float" office:value="20.126953125" calcext:value-type="float">
            <text:p>20.126953125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E110]-[.A110]" office:value-type="float" office:value="-18.10546875" calcext:value-type="float">
            <text:p>-18.10546875</text:p>
          </table:table-cell>
          <table:table-cell table:formula="of:=[.F110]-[.B110]" office:value-type="float" office:value="-2.126953125" calcext:value-type="float">
            <text:p>-2.126953125</text:p>
          </table:table-cell>
        </table:table-row>
        <table:table-row table:style-name="ro1">
          <table:table-cell office:value-type="float" office:value="85.517578125" calcext:value-type="float">
            <text:p>85.517578125</text:p>
          </table:table-cell>
          <table:table-cell office:value-type="float" office:value="-17.490234375" calcext:value-type="float">
            <text:p>-17.490234375</text:p>
          </table:table-cell>
          <table:table-cell table:number-columns-repeated="2"/>
          <table:table-cell office:value-type="float" office:value="81.45" calcext:value-type="float">
            <text:p>81.45</text:p>
          </table:table-cell>
          <table:table-cell office:value-type="float" office:value="-21.6856" calcext:value-type="float">
            <text:p>-21.6856</text:p>
          </table:table-cell>
          <table:table-cell table:number-columns-repeated="2"/>
          <table:table-cell table:formula="of:=[.E111]-[.A111]" office:value-type="float" office:value="-4.067578125" calcext:value-type="float">
            <text:p>-4.067578125</text:p>
          </table:table-cell>
          <table:table-cell table:formula="of:=[.F111]-[.B111]" office:value-type="float" office:value="-4.195365625" calcext:value-type="float">
            <text:p>-4.195365625</text:p>
          </table:table-cell>
        </table:table-row>
        <table:table-row table:style-name="ro1">
          <table:table-cell office:value-type="float" office:value="72.7734375" calcext:value-type="float">
            <text:p>72.7734375</text:p>
          </table:table-cell>
          <table:table-cell office:value-type="float" office:value="-16.787109375" calcext:value-type="float">
            <text:p>-16.787109375</text:p>
          </table:table-cell>
          <table:table-cell table:number-columns-repeated="2"/>
          <table:table-cell office:value-type="float" office:value="71.69" calcext:value-type="float">
            <text:p>71.69</text:p>
          </table:table-cell>
          <table:table-cell office:value-type="float" office:value="-20.8001" calcext:value-type="float">
            <text:p>-20.8001</text:p>
          </table:table-cell>
          <table:table-cell table:number-columns-repeated="2"/>
          <table:table-cell table:formula="of:=[.E112]-[.A112]" office:value-type="float" office:value="-1.0834375" calcext:value-type="float">
            <text:p>-1.0834375</text:p>
          </table:table-cell>
          <table:table-cell table:formula="of:=[.F112]-[.B112]" office:value-type="float" office:value="-4.012990625" calcext:value-type="float">
            <text:p>-4.012990625</text:p>
          </table:table-cell>
        </table:table-row>
        <table:table-row table:style-name="ro1">
          <table:table-cell office:value-type="float" office:value="58.798828125" calcext:value-type="float">
            <text:p>58.798828125</text:p>
          </table:table-cell>
          <table:table-cell office:value-type="float" office:value="-16.5234375" calcext:value-type="float">
            <text:p>-16.5234375</text:p>
          </table:table-cell>
          <table:table-cell table:number-columns-repeated="2"/>
          <table:table-cell office:value-type="float" office:value="61.12" calcext:value-type="float">
            <text:p>61.12</text:p>
          </table:table-cell>
          <table:table-cell office:value-type="float" office:value="-20.4174" calcext:value-type="float">
            <text:p>-20.4174</text:p>
          </table:table-cell>
          <table:table-cell table:number-columns-repeated="2"/>
          <table:table-cell table:formula="of:=[.E113]-[.A113]" office:value-type="float" office:value="2.321171875" calcext:value-type="float">
            <text:p>2.321171875</text:p>
          </table:table-cell>
          <table:table-cell table:formula="of:=[.F113]-[.B113]" office:value-type="float" office:value="-3.8939625" calcext:value-type="float">
            <text:p>-3.8939625</text:p>
          </table:table-cell>
        </table:table-row>
        <table:table-row table:style-name="ro1">
          <table:table-cell office:value-type="float" office:value="45.52734375" calcext:value-type="float">
            <text:p>45.52734375</text:p>
          </table:table-cell>
          <table:table-cell office:value-type="float" office:value="-16.69921875" calcext:value-type="float">
            <text:p>-16.69921875</text:p>
          </table:table-cell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-20.5746" calcext:value-type="float">
            <text:p>-20.5746</text:p>
          </table:table-cell>
          <table:table-cell table:number-columns-repeated="2"/>
          <table:table-cell table:formula="of:=[.E114]-[.A114]" office:value-type="float" office:value="4.87265625" calcext:value-type="float">
            <text:p>4.87265625</text:p>
          </table:table-cell>
          <table:table-cell table:formula="of:=[.F114]-[.B114]" office:value-type="float" office:value="-3.87538125" calcext:value-type="float">
            <text:p>-3.87538125</text:p>
          </table:table-cell>
        </table:table-row>
        <table:table-row table:style-name="ro1">
          <table:table-cell office:value-type="float" office:value="33.92578125" calcext:value-type="float">
            <text:p>33.92578125</text:p>
          </table:table-cell>
          <table:table-cell office:value-type="float" office:value="-17.2265625" calcext:value-type="float">
            <text:p>-17.2265625</text:p>
          </table:table-cell>
          <table:table-cell table:number-columns-repeated="2"/>
          <table:table-cell office:value-type="float" office:value="40.23" calcext:value-type="float">
            <text:p>40.23</text:p>
          </table:table-cell>
          <table:table-cell office:value-type="float" office:value="-21.2562" calcext:value-type="float">
            <text:p>-21.2562</text:p>
          </table:table-cell>
          <table:table-cell table:number-columns-repeated="2"/>
          <table:table-cell table:formula="of:=[.E115]-[.A115]" office:value-type="float" office:value="6.30421875" calcext:value-type="float">
            <text:p>6.30421875</text:p>
          </table:table-cell>
          <table:table-cell table:formula="of:=[.F115]-[.B115]" office:value-type="float" office:value="-4.0296375" calcext:value-type="float">
            <text:p>-4.0296375</text:p>
          </table:table-cell>
        </table:table-row>
        <table:table-row table:style-name="ro1">
          <table:table-cell office:value-type="float" office:value="23.203125" calcext:value-type="float">
            <text:p>23.203125</text:p>
          </table:table-cell>
          <table:table-cell office:value-type="float" office:value="-18.544921875" calcext:value-type="float">
            <text:p>-18.5449218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table:formula="of:=[.E116]-[.A116]" office:value-type="float" office:value="6.796875" calcext:value-type="float">
            <text:p>6.796875</text:p>
          </table:table-cell>
          <table:table-cell table:formula="of:=[.F116]-[.B116]" office:value-type="float" office:value="-4.455078125" calcext:value-type="float">
            <text:p>-4.455078125</text:p>
          </table:table-cell>
        </table:table-row>
        <table:table-row table:style-name="ro1">
          <table:table-cell office:value-type="float" office:value="15.205078125" calcext:value-type="float">
            <text:p>15.205078125</text:p>
          </table:table-cell>
          <table:table-cell office:value-type="float" office:value="-17.9296875" calcext:value-type="float">
            <text:p>-17.9296875</text:p>
          </table:table-cell>
          <table:table-cell table:number-columns-repeated="2"/>
          <table:table-cell office:value-type="float" office:value="21.45" calcext:value-type="float">
            <text:p>21.45</text:p>
          </table:table-cell>
          <table:table-cell office:value-type="float" office:value="-21.6856" calcext:value-type="float">
            <text:p>-21.6856</text:p>
          </table:table-cell>
          <table:table-cell table:number-columns-repeated="2"/>
          <table:table-cell table:formula="of:=[.E117]-[.A117]" office:value-type="float" office:value="6.244921875" calcext:value-type="float">
            <text:p>6.244921875</text:p>
          </table:table-cell>
          <table:table-cell table:formula="of:=[.F117]-[.B117]" office:value-type="float" office:value="-3.7559125" calcext:value-type="float">
            <text:p>-3.7559125</text:p>
          </table:table-cell>
        </table:table-row>
        <table:table-row table:style-name="ro1">
          <table:table-cell office:value-type="float" office:value="7.03125" calcext:value-type="float">
            <text:p>7.03125</text:p>
          </table:table-cell>
          <table:table-cell office:value-type="float" office:value="-17.05078125" calcext:value-type="float">
            <text:p>-17.05078125</text:p>
          </table:table-cell>
          <table:table-cell table:number-columns-repeated="2"/>
          <table:table-cell office:value-type="float" office:value="11.69" calcext:value-type="float">
            <text:p>11.69</text:p>
          </table:table-cell>
          <table:table-cell office:value-type="float" office:value="-20.8" calcext:value-type="float">
            <text:p>-20.8</text:p>
          </table:table-cell>
          <table:table-cell table:number-columns-repeated="2"/>
          <table:table-cell table:formula="of:=[.E118]-[.A118]" office:value-type="float" office:value="4.65875" calcext:value-type="float">
            <text:p>4.65875</text:p>
          </table:table-cell>
          <table:table-cell table:formula="of:=[.F118]-[.B118]" office:value-type="float" office:value="-3.74921875" calcext:value-type="float">
            <text:p>-3.74921875</text:p>
          </table:table-cell>
        </table:table-row>
        <table:table-row table:style-name="ro1">
          <table:table-cell office:value-type="float" office:value="-1.142578125" calcext:value-type="float">
            <text:p>-1.142578125</text:p>
          </table:table-cell>
          <table:table-cell office:value-type="float" office:value="-16.611328125" calcext:value-type="float">
            <text:p>-16.611328125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-20.4173" calcext:value-type="float">
            <text:p>-20.4173</text:p>
          </table:table-cell>
          <table:table-cell table:number-columns-repeated="2"/>
          <table:table-cell table:formula="of:=[.E119]-[.A119]" office:value-type="float" office:value="2.262578125" calcext:value-type="float">
            <text:p>2.262578125</text:p>
          </table:table-cell>
          <table:table-cell table:formula="of:=[.F119]-[.B119]" office:value-type="float" office:value="-3.805971875" calcext:value-type="float">
            <text:p>-3.805971875</text:p>
          </table:table-cell>
        </table:table-row>
        <table:table-row table:style-name="ro1">
          <table:table-cell office:value-type="float" office:value="-6.767578125" calcext:value-type="float">
            <text:p>-6.767578125</text:p>
          </table:table-cell>
          <table:table-cell office:value-type="float" office:value="-16.787109375" calcext:value-type="float">
            <text:p>-16.787109375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office:value-type="float" office:value="-20.5746" calcext:value-type="float">
            <text:p>-20.5746</text:p>
          </table:table-cell>
          <table:table-cell table:number-columns-repeated="2"/>
          <table:table-cell table:formula="of:=[.E120]-[.A120]" office:value-type="float" office:value="-2.832421875" calcext:value-type="float">
            <text:p>-2.832421875</text:p>
          </table:table-cell>
          <table:table-cell table:formula="of:=[.F120]-[.B120]" office:value-type="float" office:value="-3.787490625" calcext:value-type="float">
            <text:p>-3.787490625</text:p>
          </table:table-cell>
        </table:table-row>
        <table:table-row table:style-name="ro1">
          <table:table-cell office:value-type="float" office:value="-13.7109375" calcext:value-type="float">
            <text:p>-13.7109375</text:p>
          </table:table-cell>
          <table:table-cell office:value-type="float" office:value="-17.05078125" calcext:value-type="float">
            <text:p>-17.05078125</text:p>
          </table:table-cell>
          <table:table-cell table:number-columns-repeated="2"/>
          <table:table-cell office:value-type="float" office:value="-19.77" calcext:value-type="float">
            <text:p>-19.77</text:p>
          </table:table-cell>
          <table:table-cell office:value-type="float" office:value="-21.2562" calcext:value-type="float">
            <text:p>-21.2562</text:p>
          </table:table-cell>
          <table:table-cell table:number-columns-repeated="2"/>
          <table:table-cell table:formula="of:=[.E121]-[.A121]" office:value-type="float" office:value="-6.0590625" calcext:value-type="float">
            <text:p>-6.0590625</text:p>
          </table:table-cell>
          <table:table-cell table:formula="of:=[.F121]-[.B121]" office:value-type="float" office:value="-4.20541875" calcext:value-type="float">
            <text:p>-4.20541875</text:p>
          </table:table-cell>
        </table:table-row>
        <table:table-row table:style-name="ro1">
          <table:table-cell office:value-type="float" office:value="-20.830078125" calcext:value-type="float">
            <text:p>-20.830078125</text:p>
          </table:table-cell>
          <table:table-cell office:value-type="float" office:value="-18.720703125" calcext:value-type="float">
            <text:p>-18.7207031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table:formula="of:=[.E122]-[.A122]" office:value-type="float" office:value="-9.169921875" calcext:value-type="float">
            <text:p>-9.169921875</text:p>
          </table:table-cell>
          <table:table-cell table:formula="of:=[.F122]-[.B122]" office:value-type="float" office:value="-4.279296875" calcext:value-type="float">
            <text:p>-4.279296875</text:p>
          </table:table-cell>
        </table:table-row>
        <table:table-row table:style-name="ro1">
          <table:table-cell office:value-type="float" office:value="-26.71875" calcext:value-type="float">
            <text:p>-26.71875</text:p>
          </table:table-cell>
          <table:table-cell office:value-type="float" office:value="-17.75390625" calcext:value-type="float">
            <text:p>-17.75390625</text:p>
          </table:table-cell>
          <table:table-cell table:number-columns-repeated="2"/>
          <table:table-cell office:value-type="float" office:value="-38.55" calcext:value-type="float">
            <text:p>-38.55</text:p>
          </table:table-cell>
          <table:table-cell office:value-type="float" office:value="-21.6856" calcext:value-type="float">
            <text:p>-21.6856</text:p>
          </table:table-cell>
          <table:table-cell table:number-columns-repeated="2"/>
          <table:table-cell table:formula="of:=[.E123]-[.A123]" office:value-type="float" office:value="-11.83125" calcext:value-type="float">
            <text:p>-11.83125</text:p>
          </table:table-cell>
          <table:table-cell table:formula="of:=[.F123]-[.B123]" office:value-type="float" office:value="-3.93169375" calcext:value-type="float">
            <text:p>-3.93169375</text:p>
          </table:table-cell>
        </table:table-row>
        <table:table-row table:style-name="ro1">
          <table:table-cell office:value-type="float" office:value="-33.75" calcext:value-type="float">
            <text:p>-33.75</text:p>
          </table:table-cell>
          <table:table-cell office:value-type="float" office:value="-16.875" calcext:value-type="float">
            <text:p>-16.875</text:p>
          </table:table-cell>
          <table:table-cell table:number-columns-repeated="2"/>
          <table:table-cell office:value-type="float" office:value="-48.31" calcext:value-type="float">
            <text:p>-48.31</text:p>
          </table:table-cell>
          <table:table-cell office:value-type="float" office:value="-20.8" calcext:value-type="float">
            <text:p>-20.8</text:p>
          </table:table-cell>
          <table:table-cell table:number-columns-repeated="2"/>
          <table:table-cell table:formula="of:=[.E124]-[.A124]" office:value-type="float" office:value="-14.56" calcext:value-type="float">
            <text:p>-14.56</text:p>
          </table:table-cell>
          <table:table-cell table:formula="of:=[.F124]-[.B124]" office:value-type="float" office:value="-3.925" calcext:value-type="float">
            <text:p>-3.925</text:p>
          </table:table-cell>
        </table:table-row>
        <table:table-row table:style-name="ro1">
          <table:table-cell office:value-type="float" office:value="-42.01171875" calcext:value-type="float">
            <text:p>-42.01171875</text:p>
          </table:table-cell>
          <table:table-cell office:value-type="float" office:value="-16.5234375" calcext:value-type="float">
            <text:p>-16.5234375</text:p>
          </table:table-cell>
          <table:table-cell table:number-columns-repeated="2"/>
          <table:table-cell office:value-type="float" office:value="-58.88" calcext:value-type="float">
            <text:p>-58.88</text:p>
          </table:table-cell>
          <table:table-cell office:value-type="float" office:value="-20.4174" calcext:value-type="float">
            <text:p>-20.4174</text:p>
          </table:table-cell>
          <table:table-cell table:number-columns-repeated="2"/>
          <table:table-cell table:formula="of:=[.E125]-[.A125]" office:value-type="float" office:value="-16.86828125" calcext:value-type="float">
            <text:p>-16.86828125</text:p>
          </table:table-cell>
          <table:table-cell table:formula="of:=[.F125]-[.B125]" office:value-type="float" office:value="-3.8939625" calcext:value-type="float">
            <text:p>-3.8939625</text:p>
          </table:table-cell>
        </table:table-row>
        <table:table-row table:style-name="ro1">
          <table:table-cell office:value-type="float" office:value="-51.064453125" calcext:value-type="float">
            <text:p>-51.064453125</text:p>
          </table:table-cell>
          <table:table-cell office:value-type="float" office:value="-16.611328125" calcext:value-type="float">
            <text:p>-16.611328125</text:p>
          </table:table-cell>
          <table:table-cell table:number-columns-repeated="2"/>
          <table:table-cell office:value-type="float" office:value="-69.6" calcext:value-type="float">
            <text:p>-69.6</text:p>
          </table:table-cell>
          <table:table-cell office:value-type="float" office:value="-20.5747" calcext:value-type="float">
            <text:p>-20.5747</text:p>
          </table:table-cell>
          <table:table-cell table:number-columns-repeated="2"/>
          <table:table-cell table:formula="of:=[.E126]-[.A126]" office:value-type="float" office:value="-18.535546875" calcext:value-type="float">
            <text:p>-18.535546875</text:p>
          </table:table-cell>
          <table:table-cell table:formula="of:=[.F126]-[.B126]" office:value-type="float" office:value="-3.963371875" calcext:value-type="float">
            <text:p>-3.963371875</text:p>
          </table:table-cell>
        </table:table-row>
        <table:table-row table:style-name="ro1">
          <table:table-cell office:value-type="float" office:value="-60.64453125" calcext:value-type="float">
            <text:p>-60.64453125</text:p>
          </table:table-cell>
          <table:table-cell office:value-type="float" office:value="-17.314453125" calcext:value-type="float">
            <text:p>-17.314453125</text:p>
          </table:table-cell>
          <table:table-cell table:number-columns-repeated="2"/>
          <table:table-cell office:value-type="float" office:value="-79.77" calcext:value-type="float">
            <text:p>-79.77</text:p>
          </table:table-cell>
          <table:table-cell office:value-type="float" office:value="-21.2562" calcext:value-type="float">
            <text:p>-21.2562</text:p>
          </table:table-cell>
          <table:table-cell table:number-columns-repeated="2"/>
          <table:table-cell table:formula="of:=[.E127]-[.A127]" office:value-type="float" office:value="-19.12546875" calcext:value-type="float">
            <text:p>-19.12546875</text:p>
          </table:table-cell>
          <table:table-cell table:formula="of:=[.F127]-[.B127]" office:value-type="float" office:value="-3.941746875" calcext:value-type="float">
            <text:p>-3.941746875</text:p>
          </table:table-cell>
        </table:table-row>
        <table:table-row table:style-name="ro1">
          <table:table-cell office:value-type="float" office:value="96.15234375" calcext:value-type="float">
            <text:p>96.15234375</text:p>
          </table:table-cell>
          <table:table-cell office:value-type="float" office:value="23.5546875" calcext:value-type="float">
            <text:p>23.55468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E128]-[.A128]" office:value-type="float" office:value="-6.15234375" calcext:value-type="float">
            <text:p>-6.15234375</text:p>
          </table:table-cell>
          <table:table-cell table:formula="of:=[.F128]-[.B128]" office:value-type="float" office:value="-2.5546875" calcext:value-type="float">
            <text:p>-2.5546875</text:p>
          </table:table-cell>
        </table:table-row>
        <table:table-row table:style-name="ro1">
          <table:table-cell office:value-type="float" office:value="87.626953125" calcext:value-type="float">
            <text:p>87.626953125</text:p>
          </table:table-cell>
          <table:table-cell office:value-type="float" office:value="22.587890625" calcext:value-type="float">
            <text:p>22.587890625</text:p>
          </table:table-cell>
          <table:table-cell table:number-columns-repeated="2"/>
          <table:table-cell office:value-type="float" office:value="82.75" calcext:value-type="float">
            <text:p>82.75</text:p>
          </table:table-cell>
          <table:table-cell office:value-type="float" office:value="19.6573" calcext:value-type="float">
            <text:p>19.6573</text:p>
          </table:table-cell>
          <table:table-cell table:number-columns-repeated="2"/>
          <table:table-cell table:formula="of:=[.E129]-[.A129]" office:value-type="float" office:value="-4.876953125" calcext:value-type="float">
            <text:p>-4.876953125</text:p>
          </table:table-cell>
          <table:table-cell table:formula="of:=[.F129]-[.B129]" office:value-type="float" office:value="-2.930590625" calcext:value-type="float">
            <text:p>-2.930590625</text:p>
          </table:table-cell>
        </table:table-row>
        <table:table-row table:style-name="ro1">
          <table:table-cell office:value-type="float" office:value="76.81640625" calcext:value-type="float">
            <text:p>76.81640625</text:p>
          </table:table-cell>
          <table:table-cell office:value-type="float" office:value="21.62109375" calcext:value-type="float">
            <text:p>21.62109375</text:p>
          </table:table-cell>
          <table:table-cell table:number-columns-repeated="2"/>
          <table:table-cell office:value-type="float" office:value="74.58" calcext:value-type="float">
            <text:p>74.58</text:p>
          </table:table-cell>
          <table:table-cell office:value-type="float" office:value="18.672" calcext:value-type="float">
            <text:p>18.672</text:p>
          </table:table-cell>
          <table:table-cell table:number-columns-repeated="2"/>
          <table:table-cell table:formula="of:=[.E130]-[.A130]" office:value-type="float" office:value="-2.23640625" calcext:value-type="float">
            <text:p>-2.23640625</text:p>
          </table:table-cell>
          <table:table-cell table:formula="of:=[.F130]-[.B130]" office:value-type="float" office:value="-2.94909375" calcext:value-type="float">
            <text:p>-2.94909375</text:p>
          </table:table-cell>
        </table:table-row>
        <table:table-row table:style-name="ro1">
          <table:table-cell office:value-type="float" office:value="64.86328125" calcext:value-type="float">
            <text:p>64.86328125</text:p>
          </table:table-cell>
          <table:table-cell office:value-type="float" office:value="21.181640625" calcext:value-type="float">
            <text:p>21.181640625</text:p>
          </table:table-cell>
          <table:table-cell table:number-columns-repeated="2"/>
          <table:table-cell office:value-type="float" office:value="65.71" calcext:value-type="float">
            <text:p>65.71</text:p>
          </table:table-cell>
          <table:table-cell office:value-type="float" office:value="18.1024" calcext:value-type="float">
            <text:p>18.1024</text:p>
          </table:table-cell>
          <table:table-cell table:number-columns-repeated="2"/>
          <table:table-cell table:formula="of:=[.E131]-[.A131]" office:value-type="float" office:value="0.846718749999994" calcext:value-type="float">
            <text:p>0.846718749999994</text:p>
          </table:table-cell>
          <table:table-cell table:formula="of:=[.F131]-[.B131]" office:value-type="float" office:value="-3.079240625" calcext:value-type="float">
            <text:p>-3.079240625</text:p>
          </table:table-cell>
        </table:table-row>
        <table:table-row table:style-name="ro1">
          <table:table-cell office:value-type="float" office:value="53.0859375" calcext:value-type="float">
            <text:p>53.0859375</text:p>
          </table:table-cell>
          <table:table-cell office:value-type="float" office:value="21.09375" calcext:value-type="float">
            <text:p>21.09375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17.988" calcext:value-type="float">
            <text:p>17.988</text:p>
          </table:table-cell>
          <table:table-cell table:number-columns-repeated="2"/>
          <table:table-cell table:formula="of:=[.E132]-[.A132]" office:value-type="float" office:value="3.4140625" calcext:value-type="float">
            <text:p>3.4140625</text:p>
          </table:table-cell>
          <table:table-cell table:formula="of:=[.F132]-[.B132]" office:value-type="float" office:value="-3.10575" calcext:value-type="float">
            <text:p>-3.10575</text:p>
          </table:table-cell>
        </table:table-row>
        <table:table-row table:style-name="ro1">
          <table:table-cell office:value-type="float" office:value="42.01171875" calcext:value-type="float">
            <text:p>42.01171875</text:p>
          </table:table-cell>
          <table:table-cell office:value-type="float" office:value="21.533203125" calcext:value-type="float">
            <text:p>21.533203125</text:p>
          </table:table-cell>
          <table:table-cell table:number-columns-repeated="2"/>
          <table:table-cell office:value-type="float" office:value="47.41" calcext:value-type="float">
            <text:p>47.41</text:p>
          </table:table-cell>
          <table:table-cell office:value-type="float" office:value="18.3375" calcext:value-type="float">
            <text:p>18.3375</text:p>
          </table:table-cell>
          <table:table-cell table:number-columns-repeated="2"/>
          <table:table-cell table:formula="of:=[.E133]-[.A133]" office:value-type="float" office:value="5.39828125" calcext:value-type="float">
            <text:p>5.39828125</text:p>
          </table:table-cell>
          <table:table-cell table:formula="of:=[.F133]-[.B133]" office:value-type="float" office:value="-3.195703125" calcext:value-type="float">
            <text:p>-3.195703125</text:p>
          </table:table-cell>
        </table:table-row>
        <table:table-row table:style-name="ro1">
          <table:table-cell office:value-type="float" office:value="32.431640625" calcext:value-type="float">
            <text:p>32.431640625</text:p>
          </table:table-cell>
          <table:table-cell office:value-type="float" office:value="22.236328125" calcext:value-type="float">
            <text:p>22.236328125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office:value-type="float" office:value="19.1254" calcext:value-type="float">
            <text:p>19.1254</text:p>
          </table:table-cell>
          <table:table-cell table:number-columns-repeated="2"/>
          <table:table-cell table:formula="of:=[.E134]-[.A134]" office:value-type="float" office:value="6.428359375" calcext:value-type="float">
            <text:p>6.428359375</text:p>
          </table:table-cell>
          <table:table-cell table:formula="of:=[.F134]-[.B134]" office:value-type="float" office:value="-3.110928125" calcext:value-type="float">
            <text:p>-3.110928125</text:p>
          </table:table-cell>
        </table:table-row>
        <table:table-row table:style-name="ro1">
          <table:table-cell office:value-type="float" office:value="23.115234375" calcext:value-type="float">
            <text:p>23.115234375</text:p>
          </table:table-cell>
          <table:table-cell office:value-type="float" office:value="24.169921875" calcext:value-type="float">
            <text:p>24.1699218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E135]-[.A135]" office:value-type="float" office:value="6.884765625" calcext:value-type="float">
            <text:p>6.884765625</text:p>
          </table:table-cell>
          <table:table-cell table:formula="of:=[.F135]-[.B135]" office:value-type="float" office:value="-3.169921875" calcext:value-type="float">
            <text:p>-3.169921875</text:p>
          </table:table-cell>
        </table:table-row>
        <table:table-row table:style-name="ro1">
          <table:table-cell office:value-type="float" office:value="16.259765625" calcext:value-type="float">
            <text:p>16.259765625</text:p>
          </table:table-cell>
          <table:table-cell office:value-type="float" office:value="23.115234375" calcext:value-type="float">
            <text:p>23.115234375</text:p>
          </table:table-cell>
          <table:table-cell table:number-columns-repeated="2"/>
          <table:table-cell office:value-type="float" office:value="22.75" calcext:value-type="float">
            <text:p>22.75</text:p>
          </table:table-cell>
          <table:table-cell office:value-type="float" office:value="19.6573" calcext:value-type="float">
            <text:p>19.6573</text:p>
          </table:table-cell>
          <table:table-cell table:number-columns-repeated="2"/>
          <table:table-cell table:formula="of:=[.E136]-[.A136]" office:value-type="float" office:value="6.490234375" calcext:value-type="float">
            <text:p>6.490234375</text:p>
          </table:table-cell>
          <table:table-cell table:formula="of:=[.F136]-[.B136]" office:value-type="float" office:value="-3.457934375" calcext:value-type="float">
            <text:p>-3.457934375</text:p>
          </table:table-cell>
        </table:table-row>
        <table:table-row table:style-name="ro1">
          <table:table-cell office:value-type="float" office:value="9.404296875" calcext:value-type="float">
            <text:p>9.404296875</text:p>
          </table:table-cell>
          <table:table-cell office:value-type="float" office:value="22.32421875" calcext:value-type="float">
            <text:p>22.32421875</text:p>
          </table:table-cell>
          <table:table-cell table:number-columns-repeated="2"/>
          <table:table-cell office:value-type="float" office:value="14.58" calcext:value-type="float">
            <text:p>14.58</text:p>
          </table:table-cell>
          <table:table-cell office:value-type="float" office:value="18.672" calcext:value-type="float">
            <text:p>18.672</text:p>
          </table:table-cell>
          <table:table-cell table:number-columns-repeated="2"/>
          <table:table-cell table:formula="of:=[.E137]-[.A137]" office:value-type="float" office:value="5.175703125" calcext:value-type="float">
            <text:p>5.175703125</text:p>
          </table:table-cell>
          <table:table-cell table:formula="of:=[.F137]-[.B137]" office:value-type="float" office:value="-3.65221875" calcext:value-type="float">
            <text:p>-3.65221875</text:p>
          </table:table-cell>
        </table:table-row>
        <table:table-row table:style-name="ro1">
          <table:table-cell office:value-type="float" office:value="2.28515625" calcext:value-type="float">
            <text:p>2.28515625</text:p>
          </table:table-cell>
          <table:table-cell office:value-type="float" office:value="21.884765625" calcext:value-type="float">
            <text:p>21.884765625</text:p>
          </table:table-cell>
          <table:table-cell table:number-columns-repeated="2"/>
          <table:table-cell office:value-type="float" office:value="5.71" calcext:value-type="float">
            <text:p>5.71</text:p>
          </table:table-cell>
          <table:table-cell office:value-type="float" office:value="18.1024" calcext:value-type="float">
            <text:p>18.1024</text:p>
          </table:table-cell>
          <table:table-cell table:number-columns-repeated="2"/>
          <table:table-cell table:formula="of:=[.E138]-[.A138]" office:value-type="float" office:value="3.42484375" calcext:value-type="float">
            <text:p>3.42484375</text:p>
          </table:table-cell>
          <table:table-cell table:formula="of:=[.F138]-[.B138]" office:value-type="float" office:value="-3.782365625" calcext:value-type="float">
            <text:p>-3.782365625</text:p>
          </table:table-cell>
        </table:table-row>
        <table:table-row table:style-name="ro1">
          <table:table-cell office:value-type="float" office:value="-3.779296875" calcext:value-type="float">
            <text:p>-3.779296875</text:p>
          </table:table-cell>
          <table:table-cell office:value-type="float" office:value="21.796875" calcext:value-type="float">
            <text:p>21.796875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 office:value-type="float" office:value="17.988" calcext:value-type="float">
            <text:p>17.988</text:p>
          </table:table-cell>
          <table:table-cell table:number-columns-repeated="2"/>
          <table:table-cell table:formula="of:=[.E139]-[.A139]" office:value-type="float" office:value="0.279296875" calcext:value-type="float">
            <text:p>0.279296875</text:p>
          </table:table-cell>
          <table:table-cell table:formula="of:=[.F139]-[.B139]" office:value-type="float" office:value="-3.808875" calcext:value-type="float">
            <text:p>-3.808875</text:p>
          </table:table-cell>
        </table:table-row>
        <table:table-row table:style-name="ro1">
          <table:table-cell office:value-type="float" office:value="-8.876953125" calcext:value-type="float">
            <text:p>-8.876953125</text:p>
          </table:table-cell>
          <table:table-cell office:value-type="float" office:value="22.1484375" calcext:value-type="float">
            <text:p>22.1484375</text:p>
          </table:table-cell>
          <table:table-cell table:number-columns-repeated="2"/>
          <table:table-cell office:value-type="float" office:value="-12.59" calcext:value-type="float">
            <text:p>-12.59</text:p>
          </table:table-cell>
          <table:table-cell office:value-type="float" office:value="18.3375" calcext:value-type="float">
            <text:p>18.3375</text:p>
          </table:table-cell>
          <table:table-cell table:number-columns-repeated="2"/>
          <table:table-cell table:formula="of:=[.E140]-[.A140]" office:value-type="float" office:value="-3.713046875" calcext:value-type="float">
            <text:p>-3.713046875</text:p>
          </table:table-cell>
          <table:table-cell table:formula="of:=[.F140]-[.B140]" office:value-type="float" office:value="-3.8109375" calcext:value-type="float">
            <text:p>-3.8109375</text:p>
          </table:table-cell>
        </table:table-row>
        <table:table-row table:style-name="ro1">
          <table:table-cell office:value-type="float" office:value="-14.677734375" calcext:value-type="float">
            <text:p>-14.677734375</text:p>
          </table:table-cell>
          <table:table-cell office:value-type="float" office:value="22.5" calcext:value-type="float">
            <text:p>22.5</text:p>
          </table:table-cell>
          <table:table-cell table:number-columns-repeated="2"/>
          <table:table-cell office:value-type="float" office:value="-21.14" calcext:value-type="float">
            <text:p>-21.14</text:p>
          </table:table-cell>
          <table:table-cell office:value-type="float" office:value="19.1254" calcext:value-type="float">
            <text:p>19.1254</text:p>
          </table:table-cell>
          <table:table-cell table:number-columns-repeated="2"/>
          <table:table-cell table:formula="of:=[.E141]-[.A141]" office:value-type="float" office:value="-6.462265625" calcext:value-type="float">
            <text:p>-6.462265625</text:p>
          </table:table-cell>
          <table:table-cell table:formula="of:=[.F141]-[.B141]" office:value-type="float" office:value="-3.3746" calcext:value-type="float">
            <text:p>-3.3746</text:p>
          </table:table-cell>
        </table:table-row>
        <table:table-row table:style-name="ro1">
          <table:table-cell office:value-type="float" office:value="-20.7421875" calcext:value-type="float">
            <text:p>-20.7421875</text:p>
          </table:table-cell>
          <table:table-cell office:value-type="float" office:value="24.169921875" calcext:value-type="float">
            <text:p>24.16992187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E142]-[.A142]" office:value-type="float" office:value="-9.2578125" calcext:value-type="float">
            <text:p>-9.2578125</text:p>
          </table:table-cell>
          <table:table-cell table:formula="of:=[.F142]-[.B142]" office:value-type="float" office:value="-3.169921875" calcext:value-type="float">
            <text:p>-3.169921875</text:p>
          </table:table-cell>
        </table:table-row>
        <table:table-row table:style-name="ro1">
          <table:table-cell office:value-type="float" office:value="-25.6640625" calcext:value-type="float">
            <text:p>-25.6640625</text:p>
          </table:table-cell>
          <table:table-cell office:value-type="float" office:value="23.994140625" calcext:value-type="float">
            <text:p>23.994140625</text:p>
          </table:table-cell>
          <table:table-cell table:number-columns-repeated="2"/>
          <table:table-cell office:value-type="float" office:value="-37.25" calcext:value-type="float">
            <text:p>-37.25</text:p>
          </table:table-cell>
          <table:table-cell office:value-type="float" office:value="19.6573" calcext:value-type="float">
            <text:p>19.6573</text:p>
          </table:table-cell>
          <table:table-cell table:number-columns-repeated="2"/>
          <table:table-cell table:formula="of:=[.E143]-[.A143]" office:value-type="float" office:value="-11.5859375" calcext:value-type="float">
            <text:p>-11.5859375</text:p>
          </table:table-cell>
          <table:table-cell table:formula="of:=[.F143]-[.B143]" office:value-type="float" office:value="-4.336840625" calcext:value-type="float">
            <text:p>-4.336840625</text:p>
          </table:table-cell>
        </table:table-row>
        <table:table-row table:style-name="ro1">
          <table:table-cell office:value-type="float" office:value="-31.552734375" calcext:value-type="float">
            <text:p>-31.552734375</text:p>
          </table:table-cell>
          <table:table-cell office:value-type="float" office:value="23.73046875" calcext:value-type="float">
            <text:p>23.73046875</text:p>
          </table:table-cell>
          <table:table-cell table:number-columns-repeated="2"/>
          <table:table-cell office:value-type="float" office:value="-45.42" calcext:value-type="float">
            <text:p>-45.42</text:p>
          </table:table-cell>
          <table:table-cell office:value-type="float" office:value="18.6719" calcext:value-type="float">
            <text:p>18.6719</text:p>
          </table:table-cell>
          <table:table-cell table:number-columns-repeated="2"/>
          <table:table-cell table:formula="of:=[.E144]-[.A144]" office:value-type="float" office:value="-13.867265625" calcext:value-type="float">
            <text:p>-13.867265625</text:p>
          </table:table-cell>
          <table:table-cell table:formula="of:=[.F144]-[.B144]" office:value-type="float" office:value="-5.05856875" calcext:value-type="float">
            <text:p>-5.05856875</text:p>
          </table:table-cell>
        </table:table-row>
        <table:table-row table:style-name="ro1">
          <table:table-cell office:value-type="float" office:value="-38.3203125" calcext:value-type="float">
            <text:p>-38.3203125</text:p>
          </table:table-cell>
          <table:table-cell office:value-type="float" office:value="23.73046875" calcext:value-type="float">
            <text:p>23.73046875</text:p>
          </table:table-cell>
          <table:table-cell table:number-columns-repeated="2"/>
          <table:table-cell office:value-type="float" office:value="-54.29" calcext:value-type="float">
            <text:p>-54.29</text:p>
          </table:table-cell>
          <table:table-cell office:value-type="float" office:value="18.1024" calcext:value-type="float">
            <text:p>18.1024</text:p>
          </table:table-cell>
          <table:table-cell table:number-columns-repeated="2"/>
          <table:table-cell table:formula="of:=[.E145]-[.A145]" office:value-type="float" office:value="-15.9696875" calcext:value-type="float">
            <text:p>-15.9696875</text:p>
          </table:table-cell>
          <table:table-cell table:formula="of:=[.F145]-[.B145]" office:value-type="float" office:value="-5.62806875" calcext:value-type="float">
            <text:p>-5.62806875</text:p>
          </table:table-cell>
        </table:table-row>
        <table:table-row table:style-name="ro1">
          <table:table-cell office:value-type="float" office:value="-45.87890625" calcext:value-type="float">
            <text:p>-45.87890625</text:p>
          </table:table-cell>
          <table:table-cell office:value-type="float" office:value="23.818359375" calcext:value-type="float">
            <text:p>23.818359375</text:p>
          </table:table-cell>
          <table:table-cell table:number-columns-repeated="2"/>
          <table:table-cell office:value-type="float" office:value="-63.5" calcext:value-type="float">
            <text:p>-63.5</text:p>
          </table:table-cell>
          <table:table-cell office:value-type="float" office:value="17.9881" calcext:value-type="float">
            <text:p>17.9881</text:p>
          </table:table-cell>
          <table:table-cell table:number-columns-repeated="2"/>
          <table:table-cell table:formula="of:=[.E146]-[.A146]" office:value-type="float" office:value="-17.62109375" calcext:value-type="float">
            <text:p>-17.62109375</text:p>
          </table:table-cell>
          <table:table-cell table:formula="of:=[.F146]-[.B146]" office:value-type="float" office:value="-5.830259375" calcext:value-type="float">
            <text:p>-5.830259375</text:p>
          </table:table-cell>
        </table:table-row>
        <table:table-row table:style-name="ro1">
          <table:table-cell office:value-type="float" office:value="-53.7890625" calcext:value-type="float">
            <text:p>-53.7890625</text:p>
          </table:table-cell>
          <table:table-cell office:value-type="float" office:value="24.43359375" calcext:value-type="float">
            <text:p>24.43359375</text:p>
          </table:table-cell>
          <table:table-cell table:number-columns-repeated="2"/>
          <table:table-cell office:value-type="float" office:value="-72.59" calcext:value-type="float">
            <text:p>-72.59</text:p>
          </table:table-cell>
          <table:table-cell office:value-type="float" office:value="18.3375" calcext:value-type="float">
            <text:p>18.3375</text:p>
          </table:table-cell>
          <table:table-cell table:number-columns-repeated="2"/>
          <table:table-cell table:formula="of:=[.E147]-[.A147]" office:value-type="float" office:value="-18.8009375" calcext:value-type="float">
            <text:p>-18.8009375</text:p>
          </table:table-cell>
          <table:table-cell table:formula="of:=[.F147]-[.B147]" office:value-type="float" office:value="-6.09609375" calcext:value-type="float">
            <text:p>-6.09609375</text:p>
          </table:table-cell>
        </table:table-row>
        <table:table-row table:style-name="ro1">
          <table:table-cell office:value-type="float" office:value="-62.05078125" calcext:value-type="float">
            <text:p>-62.05078125</text:p>
          </table:table-cell>
          <table:table-cell office:value-type="float" office:value="26.71875" calcext:value-type="float">
            <text:p>26.71875</text:p>
          </table:table-cell>
          <table:table-cell table:number-columns-repeated="2"/>
          <table:table-cell office:value-type="float" office:value="-81.14" calcext:value-type="float">
            <text:p>-81.14</text:p>
          </table:table-cell>
          <table:table-cell office:value-type="float" office:value="19.1254" calcext:value-type="float">
            <text:p>19.1254</text:p>
          </table:table-cell>
          <table:table-cell table:number-columns-repeated="2"/>
          <table:table-cell table:formula="of:=[.E148]-[.A148]" office:value-type="float" office:value="-19.08921875" calcext:value-type="float">
            <text:p>-19.08921875</text:p>
          </table:table-cell>
          <table:table-cell table:formula="of:=[.F148]-[.B148]" office:value-type="float" office:value="-7.59335" calcext:value-type="float">
            <text:p>-7.59335</text:p>
          </table:table-cell>
        </table:table-row>
        <table:table-row table:style-name="ro1">
          <table:table-cell office:value-type="float" office:value="-71.89453125" calcext:value-type="float">
            <text:p>-71.89453125</text:p>
          </table:table-cell>
          <table:table-cell office:value-type="float" office:value="28.388671875" calcext:value-type="float">
            <text:p>28.388671875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E149]-[.A149]" office:value-type="float" office:value="-18.10546875" calcext:value-type="float">
            <text:p>-18.10546875</text:p>
          </table:table-cell>
          <table:table-cell table:formula="of:=[.F149]-[.B149]" office:value-type="float" office:value="-7.388671875" calcext:value-type="float">
            <text:p>-7.388671875</text:p>
          </table:table-cell>
        </table:table-row>
        <table:table-row table:style-name="ro1">
          <table:table-cell office:value-type="float" office:value="87.626953125" calcext:value-type="float">
            <text:p>87.626953125</text:p>
          </table:table-cell>
          <table:table-cell office:value-type="float" office:value="-19.3359375" calcext:value-type="float">
            <text:p>-19.3359375</text:p>
          </table:table-cell>
          <table:table-cell table:number-columns-repeated="2"/>
          <table:table-cell office:value-type="float" office:value="82.75" calcext:value-type="float">
            <text:p>82.75</text:p>
          </table:table-cell>
          <table:table-cell office:value-type="float" office:value="-24.6573" calcext:value-type="float">
            <text:p>-24.6573</text:p>
          </table:table-cell>
          <table:table-cell table:number-columns-repeated="2"/>
          <table:table-cell table:formula="of:=[.E150]-[.A150]" office:value-type="float" office:value="-4.876953125" calcext:value-type="float">
            <text:p>-4.876953125</text:p>
          </table:table-cell>
          <table:table-cell table:formula="of:=[.F150]-[.B150]" office:value-type="float" office:value="-5.3213625" calcext:value-type="float">
            <text:p>-5.3213625</text:p>
          </table:table-cell>
        </table:table-row>
        <table:table-row table:style-name="ro1">
          <table:table-cell office:value-type="float" office:value="76.728515625" calcext:value-type="float">
            <text:p>76.728515625</text:p>
          </table:table-cell>
          <table:table-cell office:value-type="float" office:value="-18.6328125" calcext:value-type="float">
            <text:p>-18.6328125</text:p>
          </table:table-cell>
          <table:table-cell table:number-columns-repeated="2"/>
          <table:table-cell office:value-type="float" office:value="74.58" calcext:value-type="float">
            <text:p>74.58</text:p>
          </table:table-cell>
          <table:table-cell office:value-type="float" office:value="-23.672" calcext:value-type="float">
            <text:p>-23.672</text:p>
          </table:table-cell>
          <table:table-cell table:number-columns-repeated="2"/>
          <table:table-cell table:formula="of:=[.E151]-[.A151]" office:value-type="float" office:value="-2.148515625" calcext:value-type="float">
            <text:p>-2.148515625</text:p>
          </table:table-cell>
          <table:table-cell table:formula="of:=[.F151]-[.B151]" office:value-type="float" office:value="-5.0391875" calcext:value-type="float">
            <text:p>-5.0391875</text:p>
          </table:table-cell>
        </table:table-row>
        <table:table-row table:style-name="ro1">
          <table:table-cell office:value-type="float" office:value="64.86328125" calcext:value-type="float">
            <text:p>64.86328125</text:p>
          </table:table-cell>
          <table:table-cell office:value-type="float" office:value="-18.10546875" calcext:value-type="float">
            <text:p>-18.10546875</text:p>
          </table:table-cell>
          <table:table-cell table:number-columns-repeated="2"/>
          <table:table-cell office:value-type="float" office:value="65.71" calcext:value-type="float">
            <text:p>65.71</text:p>
          </table:table-cell>
          <table:table-cell office:value-type="float" office:value="-23.1024" calcext:value-type="float">
            <text:p>-23.1024</text:p>
          </table:table-cell>
          <table:table-cell table:number-columns-repeated="2"/>
          <table:table-cell table:formula="of:=[.E152]-[.A152]" office:value-type="float" office:value="0.846718749999994" calcext:value-type="float">
            <text:p>0.846718749999994</text:p>
          </table:table-cell>
          <table:table-cell table:formula="of:=[.F152]-[.B152]" office:value-type="float" office:value="-4.99693125" calcext:value-type="float">
            <text:p>-4.99693125</text:p>
          </table:table-cell>
        </table:table-row>
        <table:table-row table:style-name="ro1">
          <table:table-cell office:value-type="float" office:value="53.0859375" calcext:value-type="float">
            <text:p>53.0859375</text:p>
          </table:table-cell>
          <table:table-cell office:value-type="float" office:value="-18.017578125" calcext:value-type="float">
            <text:p>-18.017578125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-22.988" calcext:value-type="float">
            <text:p>-22.988</text:p>
          </table:table-cell>
          <table:table-cell table:number-columns-repeated="2"/>
          <table:table-cell table:formula="of:=[.E153]-[.A153]" office:value-type="float" office:value="3.4140625" calcext:value-type="float">
            <text:p>3.4140625</text:p>
          </table:table-cell>
          <table:table-cell table:formula="of:=[.F153]-[.B153]" office:value-type="float" office:value="-4.970421875" calcext:value-type="float">
            <text:p>-4.970421875</text:p>
          </table:table-cell>
        </table:table-row>
        <table:table-row table:style-name="ro1">
          <table:table-cell office:value-type="float" office:value="42.01171875" calcext:value-type="float">
            <text:p>42.01171875</text:p>
          </table:table-cell>
          <table:table-cell office:value-type="float" office:value="-18.369140625" calcext:value-type="float">
            <text:p>-18.369140625</text:p>
          </table:table-cell>
          <table:table-cell table:number-columns-repeated="2"/>
          <table:table-cell office:value-type="float" office:value="47.41" calcext:value-type="float">
            <text:p>47.41</text:p>
          </table:table-cell>
          <table:table-cell office:value-type="float" office:value="-23.3375" calcext:value-type="float">
            <text:p>-23.3375</text:p>
          </table:table-cell>
          <table:table-cell table:number-columns-repeated="2"/>
          <table:table-cell table:formula="of:=[.E154]-[.A154]" office:value-type="float" office:value="5.39828125" calcext:value-type="float">
            <text:p>5.39828125</text:p>
          </table:table-cell>
          <table:table-cell table:formula="of:=[.F154]-[.B154]" office:value-type="float" office:value="-4.968359375" calcext:value-type="float">
            <text:p>-4.968359375</text:p>
          </table:table-cell>
        </table:table-row>
        <table:table-row table:style-name="ro1">
          <table:table-cell office:value-type="float" office:value="32.431640625" calcext:value-type="float">
            <text:p>32.431640625</text:p>
          </table:table-cell>
          <table:table-cell office:value-type="float" office:value="-18.45703125" calcext:value-type="float">
            <text:p>-18.45703125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office:value-type="float" office:value="-24.1254" calcext:value-type="float">
            <text:p>-24.1254</text:p>
          </table:table-cell>
          <table:table-cell table:number-columns-repeated="2"/>
          <table:table-cell table:formula="of:=[.E155]-[.A155]" office:value-type="float" office:value="6.428359375" calcext:value-type="float">
            <text:p>6.428359375</text:p>
          </table:table-cell>
          <table:table-cell table:formula="of:=[.F155]-[.B155]" office:value-type="float" office:value="-5.66836875" calcext:value-type="float">
            <text:p>-5.66836875</text:p>
          </table:table-cell>
        </table:table-row>
        <table:table-row table:style-name="ro1">
          <table:table-cell office:value-type="float" office:value="23.203125" calcext:value-type="float">
            <text:p>23.203125</text:p>
          </table:table-cell>
          <table:table-cell office:value-type="float" office:value="-19.775390625" calcext:value-type="float">
            <text:p>-19.7753906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table:formula="of:=[.E156]-[.A156]" office:value-type="float" office:value="6.796875" calcext:value-type="float">
            <text:p>6.796875</text:p>
          </table:table-cell>
          <table:table-cell table:formula="of:=[.F156]-[.B156]" office:value-type="float" office:value="-6.224609375" calcext:value-type="float">
            <text:p>-6.224609375</text:p>
          </table:table-cell>
        </table:table-row>
        <table:table-row table:style-name="ro1">
          <table:table-cell office:value-type="float" office:value="16.259765625" calcext:value-type="float">
            <text:p>16.259765625</text:p>
          </table:table-cell>
          <table:table-cell office:value-type="float" office:value="-18.6328125" calcext:value-type="float">
            <text:p>-18.6328125</text:p>
          </table:table-cell>
          <table:table-cell table:number-columns-repeated="2"/>
          <table:table-cell office:value-type="float" office:value="22.75" calcext:value-type="float">
            <text:p>22.75</text:p>
          </table:table-cell>
          <table:table-cell office:value-type="float" office:value="-24.6573" calcext:value-type="float">
            <text:p>-24.6573</text:p>
          </table:table-cell>
          <table:table-cell table:number-columns-repeated="2"/>
          <table:table-cell table:formula="of:=[.E157]-[.A157]" office:value-type="float" office:value="6.490234375" calcext:value-type="float">
            <text:p>6.490234375</text:p>
          </table:table-cell>
          <table:table-cell table:formula="of:=[.F157]-[.B157]" office:value-type="float" office:value="-6.0244875" calcext:value-type="float">
            <text:p>-6.0244875</text:p>
          </table:table-cell>
        </table:table-row>
        <table:table-row table:style-name="ro1">
          <table:table-cell office:value-type="float" office:value="10.107421875" calcext:value-type="float">
            <text:p>10.107421875</text:p>
          </table:table-cell>
          <table:table-cell office:value-type="float" office:value="-18.28125" calcext:value-type="float">
            <text:p>-18.28125</text:p>
          </table:table-cell>
          <table:table-cell table:number-columns-repeated="2"/>
          <table:table-cell office:value-type="float" office:value="14.58" calcext:value-type="float">
            <text:p>14.58</text:p>
          </table:table-cell>
          <table:table-cell office:value-type="float" office:value="-23.672" calcext:value-type="float">
            <text:p>-23.672</text:p>
          </table:table-cell>
          <table:table-cell table:number-columns-repeated="2"/>
          <table:table-cell table:formula="of:=[.E158]-[.A158]" office:value-type="float" office:value="4.472578125" calcext:value-type="float">
            <text:p>4.472578125</text:p>
          </table:table-cell>
          <table:table-cell table:formula="of:=[.F158]-[.B158]" office:value-type="float" office:value="-5.39075" calcext:value-type="float">
            <text:p>-5.39075</text:p>
          </table:table-cell>
        </table:table-row>
        <table:table-row table:style-name="ro1">
          <table:table-cell office:value-type="float" office:value="2.548828125" calcext:value-type="float">
            <text:p>2.548828125</text:p>
          </table:table-cell>
          <table:table-cell office:value-type="float" office:value="-17.841796875" calcext:value-type="float">
            <text:p>-17.841796875</text:p>
          </table:table-cell>
          <table:table-cell table:number-columns-repeated="2"/>
          <table:table-cell office:value-type="float" office:value="5.71" calcext:value-type="float">
            <text:p>5.71</text:p>
          </table:table-cell>
          <table:table-cell office:value-type="float" office:value="-23.1024" calcext:value-type="float">
            <text:p>-23.1024</text:p>
          </table:table-cell>
          <table:table-cell table:number-columns-repeated="2"/>
          <table:table-cell table:formula="of:=[.E159]-[.A159]" office:value-type="float" office:value="3.161171875" calcext:value-type="float">
            <text:p>3.161171875</text:p>
          </table:table-cell>
          <table:table-cell table:formula="of:=[.F159]-[.B159]" office:value-type="float" office:value="-5.260603125" calcext:value-type="float">
            <text:p>-5.260603125</text:p>
          </table:table-cell>
        </table:table-row>
        <table:table-row table:style-name="ro1">
          <table:table-cell office:value-type="float" office:value="-3.427734375" calcext:value-type="float">
            <text:p>-3.427734375</text:p>
          </table:table-cell>
          <table:table-cell office:value-type="float" office:value="-17.578125" calcext:value-type="float">
            <text:p>-17.578125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 office:value-type="float" office:value="-22.988" calcext:value-type="float">
            <text:p>-22.988</text:p>
          </table:table-cell>
          <table:table-cell table:number-columns-repeated="2"/>
          <table:table-cell table:formula="of:=[.E160]-[.A160]" office:value-type="float" office:value="-0.072265625" calcext:value-type="float">
            <text:p>-0.072265625</text:p>
          </table:table-cell>
          <table:table-cell table:formula="of:=[.F160]-[.B160]" office:value-type="float" office:value="-5.409875" calcext:value-type="float">
            <text:p>-5.409875</text:p>
          </table:table-cell>
        </table:table-row>
        <table:table-row table:style-name="ro1">
          <table:table-cell office:value-type="float" office:value="-8.876953125" calcext:value-type="float">
            <text:p>-8.876953125</text:p>
          </table:table-cell>
          <table:table-cell office:value-type="float" office:value="-18.017578125" calcext:value-type="float">
            <text:p>-18.017578125</text:p>
          </table:table-cell>
          <table:table-cell table:number-columns-repeated="2"/>
          <table:table-cell office:value-type="float" office:value="-12.59" calcext:value-type="float">
            <text:p>-12.59</text:p>
          </table:table-cell>
          <table:table-cell office:value-type="float" office:value="-23.3375" calcext:value-type="float">
            <text:p>-23.3375</text:p>
          </table:table-cell>
          <table:table-cell table:number-columns-repeated="2"/>
          <table:table-cell table:formula="of:=[.E161]-[.A161]" office:value-type="float" office:value="-3.713046875" calcext:value-type="float">
            <text:p>-3.713046875</text:p>
          </table:table-cell>
          <table:table-cell table:formula="of:=[.F161]-[.B161]" office:value-type="float" office:value="-5.319921875" calcext:value-type="float">
            <text:p>-5.319921875</text:p>
          </table:table-cell>
        </table:table-row>
        <table:table-row table:style-name="ro1">
          <table:table-cell office:value-type="float" office:value="-14.677734375" calcext:value-type="float">
            <text:p>-14.677734375</text:p>
          </table:table-cell>
          <table:table-cell office:value-type="float" office:value="-18.45703125" calcext:value-type="float">
            <text:p>-18.45703125</text:p>
          </table:table-cell>
          <table:table-cell table:number-columns-repeated="2"/>
          <table:table-cell office:value-type="float" office:value="-21.14" calcext:value-type="float">
            <text:p>-21.14</text:p>
          </table:table-cell>
          <table:table-cell office:value-type="float" office:value="-24.1254" calcext:value-type="float">
            <text:p>-24.1254</text:p>
          </table:table-cell>
          <table:table-cell table:number-columns-repeated="2"/>
          <table:table-cell table:formula="of:=[.E162]-[.A162]" office:value-type="float" office:value="-6.462265625" calcext:value-type="float">
            <text:p>-6.462265625</text:p>
          </table:table-cell>
          <table:table-cell table:formula="of:=[.F162]-[.B162]" office:value-type="float" office:value="-5.66836875" calcext:value-type="float">
            <text:p>-5.66836875</text:p>
          </table:table-cell>
        </table:table-row>
        <table:table-row table:style-name="ro1">
          <table:table-cell office:value-type="float" office:value="-20.830078125" calcext:value-type="float">
            <text:p>-20.830078125</text:p>
          </table:table-cell>
          <table:table-cell office:value-type="float" office:value="-20.0390625" calcext:value-type="float">
            <text:p>-20.03906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table:formula="of:=[.E163]-[.A163]" office:value-type="float" office:value="-9.169921875" calcext:value-type="float">
            <text:p>-9.169921875</text:p>
          </table:table-cell>
          <table:table-cell table:formula="of:=[.F163]-[.B163]" office:value-type="float" office:value="-5.9609375" calcext:value-type="float">
            <text:p>-5.9609375</text:p>
          </table:table-cell>
        </table:table-row>
        <table:table-row table:style-name="ro1">
          <table:table-cell office:value-type="float" office:value="-25.751953125" calcext:value-type="float">
            <text:p>-25.751953125</text:p>
          </table:table-cell>
          <table:table-cell office:value-type="float" office:value="-18.6328125" calcext:value-type="float">
            <text:p>-18.6328125</text:p>
          </table:table-cell>
          <table:table-cell table:number-columns-repeated="2"/>
          <table:table-cell office:value-type="float" office:value="-37.25" calcext:value-type="float">
            <text:p>-37.25</text:p>
          </table:table-cell>
          <table:table-cell office:value-type="float" office:value="-24.6573" calcext:value-type="float">
            <text:p>-24.6573</text:p>
          </table:table-cell>
          <table:table-cell table:number-columns-repeated="2"/>
          <table:table-cell table:formula="of:=[.E164]-[.A164]" office:value-type="float" office:value="-11.498046875" calcext:value-type="float">
            <text:p>-11.498046875</text:p>
          </table:table-cell>
          <table:table-cell table:formula="of:=[.F164]-[.B164]" office:value-type="float" office:value="-6.0244875" calcext:value-type="float">
            <text:p>-6.0244875</text:p>
          </table:table-cell>
        </table:table-row>
        <table:table-row table:style-name="ro1">
          <table:table-cell office:value-type="float" office:value="-31.552734375" calcext:value-type="float">
            <text:p>-31.552734375</text:p>
          </table:table-cell>
          <table:table-cell office:value-type="float" office:value="-18.10546875" calcext:value-type="float">
            <text:p>-18.10546875</text:p>
          </table:table-cell>
          <table:table-cell table:number-columns-repeated="2"/>
          <table:table-cell office:value-type="float" office:value="-45.42" calcext:value-type="float">
            <text:p>-45.42</text:p>
          </table:table-cell>
          <table:table-cell office:value-type="float" office:value="-23.6719" calcext:value-type="float">
            <text:p>-23.6719</text:p>
          </table:table-cell>
          <table:table-cell table:number-columns-repeated="2"/>
          <table:table-cell table:formula="of:=[.E165]-[.A165]" office:value-type="float" office:value="-13.867265625" calcext:value-type="float">
            <text:p>-13.867265625</text:p>
          </table:table-cell>
          <table:table-cell table:formula="of:=[.F165]-[.B165]" office:value-type="float" office:value="-5.56643125" calcext:value-type="float">
            <text:p>-5.56643125</text:p>
          </table:table-cell>
        </table:table-row>
        <table:table-row table:style-name="ro1">
          <table:table-cell office:value-type="float" office:value="-38.3203125" calcext:value-type="float">
            <text:p>-38.3203125</text:p>
          </table:table-cell>
          <table:table-cell office:value-type="float" office:value="-17.666015625" calcext:value-type="float">
            <text:p>-17.666015625</text:p>
          </table:table-cell>
          <table:table-cell table:number-columns-repeated="2"/>
          <table:table-cell office:value-type="float" office:value="-54.29" calcext:value-type="float">
            <text:p>-54.29</text:p>
          </table:table-cell>
          <table:table-cell office:value-type="float" office:value="-23.1024" calcext:value-type="float">
            <text:p>-23.1024</text:p>
          </table:table-cell>
          <table:table-cell table:number-columns-repeated="2"/>
          <table:table-cell table:formula="of:=[.E166]-[.A166]" office:value-type="float" office:value="-15.9696875" calcext:value-type="float">
            <text:p>-15.9696875</text:p>
          </table:table-cell>
          <table:table-cell table:formula="of:=[.F166]-[.B166]" office:value-type="float" office:value="-5.436384375" calcext:value-type="float">
            <text:p>-5.436384375</text:p>
          </table:table-cell>
        </table:table-row>
        <table:table-row table:style-name="ro1">
          <table:table-cell office:value-type="float" office:value="-45.791015625" calcext:value-type="float">
            <text:p>-45.791015625</text:p>
          </table:table-cell>
          <table:table-cell office:value-type="float" office:value="-17.578125" calcext:value-type="float">
            <text:p>-17.578125</text:p>
          </table:table-cell>
          <table:table-cell table:number-columns-repeated="2"/>
          <table:table-cell office:value-type="float" office:value="-63.5" calcext:value-type="float">
            <text:p>-63.5</text:p>
          </table:table-cell>
          <table:table-cell office:value-type="float" office:value="-22.9881" calcext:value-type="float">
            <text:p>-22.9881</text:p>
          </table:table-cell>
          <table:table-cell table:number-columns-repeated="2"/>
          <table:table-cell table:formula="of:=[.E167]-[.A167]" office:value-type="float" office:value="-17.708984375" calcext:value-type="float">
            <text:p>-17.708984375</text:p>
          </table:table-cell>
          <table:table-cell table:formula="of:=[.F167]-[.B167]" office:value-type="float" office:value="-5.409975" calcext:value-type="float">
            <text:p>-5.409975</text:p>
          </table:table-cell>
        </table:table-row>
        <table:table-row table:style-name="ro1">
          <table:table-cell office:value-type="float" office:value="-53.701171875" calcext:value-type="float">
            <text:p>-53.701171875</text:p>
          </table:table-cell>
          <table:table-cell office:value-type="float" office:value="-17.75390625" calcext:value-type="float">
            <text:p>-17.75390625</text:p>
          </table:table-cell>
          <table:table-cell table:number-columns-repeated="2"/>
          <table:table-cell office:value-type="float" office:value="-72.59" calcext:value-type="float">
            <text:p>-72.59</text:p>
          </table:table-cell>
          <table:table-cell office:value-type="float" office:value="-23.3375" calcext:value-type="float">
            <text:p>-23.3375</text:p>
          </table:table-cell>
          <table:table-cell table:number-columns-repeated="2"/>
          <table:table-cell table:formula="of:=[.E168]-[.A168]" office:value-type="float" office:value="-18.888828125" calcext:value-type="float">
            <text:p>-18.888828125</text:p>
          </table:table-cell>
          <table:table-cell table:formula="of:=[.F168]-[.B168]" office:value-type="float" office:value="-5.58359375" calcext:value-type="float">
            <text:p>-5.58359375</text:p>
          </table:table-cell>
        </table:table-row>
        <table:table-row table:style-name="ro1">
          <table:table-cell office:value-type="float" office:value="-62.05078125" calcext:value-type="float">
            <text:p>-62.05078125</text:p>
          </table:table-cell>
          <table:table-cell office:value-type="float" office:value="-18.369140625" calcext:value-type="float">
            <text:p>-18.369140625</text:p>
          </table:table-cell>
          <table:table-cell table:number-columns-repeated="2"/>
          <table:table-cell office:value-type="float" office:value="-81.14" calcext:value-type="float">
            <text:p>-81.14</text:p>
          </table:table-cell>
          <table:table-cell office:value-type="float" office:value="-24.1254" calcext:value-type="float">
            <text:p>-24.1254</text:p>
          </table:table-cell>
          <table:table-cell table:number-columns-repeated="2"/>
          <table:table-cell table:formula="of:=[.E169]-[.A169]" office:value-type="float" office:value="-19.08921875" calcext:value-type="float">
            <text:p>-19.08921875</text:p>
          </table:table-cell>
          <table:table-cell table:formula="of:=[.F169]-[.B169]" office:value-type="float" office:value="-5.756259375" calcext:value-type="float">
            <text:p>-5.756259375</text:p>
          </table:table-cell>
        </table:table-row>
        <table:table-row table:style-name="ro1">
          <table:table-cell office:value-type="float" office:value="96.15234375" calcext:value-type="float">
            <text:p>96.15234375</text:p>
          </table:table-cell>
          <table:table-cell office:value-type="float" office:value="27.94921875" calcext:value-type="float">
            <text:p>27.949218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E170]-[.A170]" office:value-type="float" office:value="-6.15234375" calcext:value-type="float">
            <text:p>-6.15234375</text:p>
          </table:table-cell>
          <table:table-cell table:formula="of:=[.F170]-[.B170]" office:value-type="float" office:value="-3.94921875" calcext:value-type="float">
            <text:p>-3.94921875</text:p>
          </table:table-cell>
        </table:table-row>
        <table:table-row table:style-name="ro1">
          <table:table-cell office:value-type="float" office:value="88.857421875" calcext:value-type="float">
            <text:p>88.857421875</text:p>
          </table:table-cell>
          <table:table-cell office:value-type="float" office:value="27.59765625" calcext:value-type="float">
            <text:p>27.59765625</text:p>
          </table:table-cell>
          <table:table-cell table:number-columns-repeated="2"/>
          <table:table-cell office:value-type="float" office:value="83.7" calcext:value-type="float">
            <text:p>83.7</text:p>
          </table:table-cell>
          <table:table-cell office:value-type="float" office:value="22.6365" calcext:value-type="float">
            <text:p>22.6365</text:p>
          </table:table-cell>
          <table:table-cell table:number-columns-repeated="2"/>
          <table:table-cell table:formula="of:=[.E171]-[.A171]" office:value-type="float" office:value="-5.157421875" calcext:value-type="float">
            <text:p>-5.157421875</text:p>
          </table:table-cell>
          <table:table-cell table:formula="of:=[.F171]-[.B171]" office:value-type="float" office:value="-4.96115625" calcext:value-type="float">
            <text:p>-4.96115625</text:p>
          </table:table-cell>
        </table:table-row>
        <table:table-row table:style-name="ro1">
          <table:table-cell office:value-type="float" office:value="79.541015625" calcext:value-type="float">
            <text:p>79.541015625</text:p>
          </table:table-cell>
          <table:table-cell office:value-type="float" office:value="27.59765625" calcext:value-type="float">
            <text:p>27.59765625</text:p>
          </table:table-cell>
          <table:table-cell table:number-columns-repeated="2"/>
          <table:table-cell office:value-type="float" office:value="76.7" calcext:value-type="float">
            <text:p>76.7</text:p>
          </table:table-cell>
          <table:table-cell office:value-type="float" office:value="21.5787" calcext:value-type="float">
            <text:p>21.5787</text:p>
          </table:table-cell>
          <table:table-cell table:number-columns-repeated="2"/>
          <table:table-cell table:formula="of:=[.E172]-[.A172]" office:value-type="float" office:value="-2.841015625" calcext:value-type="float">
            <text:p>-2.841015625</text:p>
          </table:table-cell>
          <table:table-cell table:formula="of:=[.F172]-[.B172]" office:value-type="float" office:value="-6.01895625" calcext:value-type="float">
            <text:p>-6.01895625</text:p>
          </table:table-cell>
        </table:table-row>
        <table:table-row table:style-name="ro1">
          <table:table-cell office:value-type="float" office:value="69.345703125" calcext:value-type="float">
            <text:p>69.345703125</text:p>
          </table:table-cell>
          <table:table-cell office:value-type="float" office:value="27.509765625" calcext:value-type="float">
            <text:p>27.509765625</text:p>
          </table:table-cell>
          <table:table-cell table:number-columns-repeated="2"/>
          <table:table-cell office:value-type="float" office:value="69.1" calcext:value-type="float">
            <text:p>69.1</text:p>
          </table:table-cell>
          <table:table-cell office:value-type="float" office:value="20.8733" calcext:value-type="float">
            <text:p>20.8733</text:p>
          </table:table-cell>
          <table:table-cell table:number-columns-repeated="2"/>
          <table:table-cell table:formula="of:=[.E173]-[.A173]" office:value-type="float" office:value="-0.245703125000006" calcext:value-type="float">
            <text:p>-0.245703125000006</text:p>
          </table:table-cell>
          <table:table-cell table:formula="of:=[.F173]-[.B173]" office:value-type="float" office:value="-6.636465625" calcext:value-type="float">
            <text:p>-6.636465625</text:p>
          </table:table-cell>
        </table:table-row>
        <table:table-row table:style-name="ro1">
          <table:table-cell office:value-type="float" office:value="58.7109375" calcext:value-type="float">
            <text:p>58.7109375</text:p>
          </table:table-cell>
          <table:table-cell office:value-type="float" office:value="27.685546875" calcext:value-type="float">
            <text:p>27.685546875</text:p>
          </table:table-cell>
          <table:table-cell table:number-columns-repeated="2"/>
          <table:table-cell office:value-type="float" office:value="61.12" calcext:value-type="float">
            <text:p>61.12</text:p>
          </table:table-cell>
          <table:table-cell office:value-type="float" office:value="20.5565" calcext:value-type="float">
            <text:p>20.5565</text:p>
          </table:table-cell>
          <table:table-cell table:number-columns-repeated="2"/>
          <table:table-cell table:formula="of:=[.E174]-[.A174]" office:value-type="float" office:value="2.4090625" calcext:value-type="float">
            <text:p>2.4090625</text:p>
          </table:table-cell>
          <table:table-cell table:formula="of:=[.F174]-[.B174]" office:value-type="float" office:value="-7.129046875" calcext:value-type="float">
            <text:p>-7.129046875</text:p>
          </table:table-cell>
        </table:table-row>
        <table:table-row table:style-name="ro1">
          <table:table-cell office:value-type="float" office:value="48.603515625" calcext:value-type="float">
            <text:p>48.603515625</text:p>
          </table:table-cell>
          <table:table-cell office:value-type="float" office:value="27.59765625" calcext:value-type="float">
            <text:p>27.59765625</text:p>
          </table:table-cell>
          <table:table-cell table:number-columns-repeated="2"/>
          <table:table-cell office:value-type="float" office:value="53.05" calcext:value-type="float">
            <text:p>53.05</text:p>
          </table:table-cell>
          <table:table-cell office:value-type="float" office:value="20.6462" calcext:value-type="float">
            <text:p>20.6462</text:p>
          </table:table-cell>
          <table:table-cell table:number-columns-repeated="2"/>
          <table:table-cell table:formula="of:=[.E175]-[.A175]" office:value-type="float" office:value="4.446484375" calcext:value-type="float">
            <text:p>4.446484375</text:p>
          </table:table-cell>
          <table:table-cell table:formula="of:=[.F175]-[.B175]" office:value-type="float" office:value="-6.95145625" calcext:value-type="float">
            <text:p>-6.95145625</text:p>
          </table:table-cell>
        </table:table-row>
        <table:table-row table:style-name="ro1">
          <table:table-cell office:value-type="float" office:value="39.287109375" calcext:value-type="float">
            <text:p>39.287109375</text:p>
          </table:table-cell>
          <table:table-cell office:value-type="float" office:value="27.59765625" calcext:value-type="float">
            <text:p>27.59765625</text:p>
          </table:table-cell>
          <table:table-cell table:number-columns-repeated="2"/>
          <table:table-cell office:value-type="float" office:value="45.21" calcext:value-type="float">
            <text:p>45.21</text:p>
          </table:table-cell>
          <table:table-cell office:value-type="float" office:value="21.1372" calcext:value-type="float">
            <text:p>21.1372</text:p>
          </table:table-cell>
          <table:table-cell table:number-columns-repeated="2"/>
          <table:table-cell table:formula="of:=[.E176]-[.A176]" office:value-type="float" office:value="5.922890625" calcext:value-type="float">
            <text:p>5.922890625</text:p>
          </table:table-cell>
          <table:table-cell table:formula="of:=[.F176]-[.B176]" office:value-type="float" office:value="-6.46045625" calcext:value-type="float">
            <text:p>-6.46045625</text:p>
          </table:table-cell>
        </table:table-row>
        <table:table-row table:style-name="ro1">
          <table:table-cell office:value-type="float" office:value="31.201171875" calcext:value-type="float">
            <text:p>31.201171875</text:p>
          </table:table-cell>
          <table:table-cell office:value-type="float" office:value="27.7734375" calcext:value-type="float">
            <text:p>27.7734375</text:p>
          </table:table-cell>
          <table:table-cell table:number-columns-repeated="2"/>
          <table:table-cell office:value-type="float" office:value="37.85" calcext:value-type="float">
            <text:p>37.85</text:p>
          </table:table-cell>
          <table:table-cell office:value-type="float" office:value="22.0027" calcext:value-type="float">
            <text:p>22.0027</text:p>
          </table:table-cell>
          <table:table-cell table:number-columns-repeated="2"/>
          <table:table-cell table:formula="of:=[.E177]-[.A177]" office:value-type="float" office:value="6.648828125" calcext:value-type="float">
            <text:p>6.648828125</text:p>
          </table:table-cell>
          <table:table-cell table:formula="of:=[.F177]-[.B177]" office:value-type="float" office:value="-5.7707375" calcext:value-type="float">
            <text:p>-5.7707375</text:p>
          </table:table-cell>
        </table:table-row>
        <table:table-row table:style-name="ro1">
          <table:table-cell office:value-type="float" office:value="23.115234375" calcext:value-type="float">
            <text:p>23.115234375</text:p>
          </table:table-cell>
          <table:table-cell office:value-type="float" office:value="28.125" calcext:value-type="float">
            <text:p>28.1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E178]-[.A178]" office:value-type="float" office:value="6.884765625" calcext:value-type="float">
            <text:p>6.884765625</text:p>
          </table:table-cell>
          <table:table-cell table:formula="of:=[.F178]-[.B178]" office:value-type="float" office:value="-4.125" calcext:value-type="float">
            <text:p>-4.125</text:p>
          </table:table-cell>
        </table:table-row>
        <table:table-row table:style-name="ro1">
          <table:table-cell office:value-type="float" office:value="17.05078125" calcext:value-type="float">
            <text:p>17.05078125</text:p>
          </table:table-cell>
          <table:table-cell office:value-type="float" office:value="31.2890625" calcext:value-type="float">
            <text:p>31.2890625</text:p>
          </table:table-cell>
          <table:table-cell table:number-columns-repeated="2"/>
          <table:table-cell office:value-type="float" office:value="23.71" calcext:value-type="float">
            <text:p>23.71</text:p>
          </table:table-cell>
          <table:table-cell office:value-type="float" office:value="22.6365" calcext:value-type="float">
            <text:p>22.6365</text:p>
          </table:table-cell>
          <table:table-cell table:number-columns-repeated="2"/>
          <table:table-cell table:formula="of:=[.E179]-[.A179]" office:value-type="float" office:value="6.65921875" calcext:value-type="float">
            <text:p>6.65921875</text:p>
          </table:table-cell>
          <table:table-cell table:formula="of:=[.F179]-[.B179]" office:value-type="float" office:value="-8.6525625" calcext:value-type="float">
            <text:p>-8.6525625</text:p>
          </table:table-cell>
        </table:table-row>
        <table:table-row table:style-name="ro1">
          <table:table-cell office:value-type="float" office:value="11.07421875" calcext:value-type="float">
            <text:p>11.07421875</text:p>
          </table:table-cell>
          <table:table-cell office:value-type="float" office:value="30.76171875" calcext:value-type="float">
            <text:p>30.76171875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office:value-type="float" office:value="21.5788" calcext:value-type="float">
            <text:p>21.5788</text:p>
          </table:table-cell>
          <table:table-cell table:number-columns-repeated="2"/>
          <table:table-cell table:formula="of:=[.E180]-[.A180]" office:value-type="float" office:value="5.62578125" calcext:value-type="float">
            <text:p>5.62578125</text:p>
          </table:table-cell>
          <table:table-cell table:formula="of:=[.F180]-[.B180]" office:value-type="float" office:value="-9.18291875" calcext:value-type="float">
            <text:p>-9.18291875</text:p>
          </table:table-cell>
        </table:table-row>
        <table:table-row table:style-name="ro1">
          <table:table-cell office:value-type="float" office:value="4.833984375" calcext:value-type="float">
            <text:p>4.833984375</text:p>
          </table:table-cell>
          <table:table-cell office:value-type="float" office:value="30.5859375" calcext:value-type="float">
            <text:p>30.5859375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20.8733" calcext:value-type="float">
            <text:p>20.8733</text:p>
          </table:table-cell>
          <table:table-cell table:number-columns-repeated="2"/>
          <table:table-cell table:formula="of:=[.E181]-[.A181]" office:value-type="float" office:value="4.266015625" calcext:value-type="float">
            <text:p>4.266015625</text:p>
          </table:table-cell>
          <table:table-cell table:formula="of:=[.F181]-[.B181]" office:value-type="float" office:value="-9.7126375" calcext:value-type="float">
            <text:p>-9.7126375</text:p>
          </table:table-cell>
        </table:table-row>
        <table:table-row table:style-name="ro1">
          <table:table-cell office:value-type="float" office:value="-1.318359375" calcext:value-type="float">
            <text:p>-1.318359375</text:p>
          </table:table-cell>
          <table:table-cell office:value-type="float" office:value="30.234375" calcext:value-type="float">
            <text:p>30.234375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20.5565" calcext:value-type="float">
            <text:p>20.5565</text:p>
          </table:table-cell>
          <table:table-cell table:number-columns-repeated="2"/>
          <table:table-cell table:formula="of:=[.E182]-[.A182]" office:value-type="float" office:value="2.438359375" calcext:value-type="float">
            <text:p>2.438359375</text:p>
          </table:table-cell>
          <table:table-cell table:formula="of:=[.F182]-[.B182]" office:value-type="float" office:value="-9.677875" calcext:value-type="float">
            <text:p>-9.677875</text:p>
          </table:table-cell>
        </table:table-row>
        <table:table-row table:style-name="ro1">
          <table:table-cell office:value-type="float" office:value="-5.712890625" calcext:value-type="float">
            <text:p>-5.712890625</text:p>
          </table:table-cell>
          <table:table-cell office:value-type="float" office:value="30.322265625" calcext:value-type="float">
            <text:p>30.322265625</text:p>
          </table:table-cell>
          <table:table-cell table:number-columns-repeated="2"/>
          <table:table-cell office:value-type="float" office:value="-6.95" calcext:value-type="float">
            <text:p>-6.95</text:p>
          </table:table-cell>
          <table:table-cell office:value-type="float" office:value="20.6461" calcext:value-type="float">
            <text:p>20.6461</text:p>
          </table:table-cell>
          <table:table-cell table:number-columns-repeated="2"/>
          <table:table-cell table:formula="of:=[.E183]-[.A183]" office:value-type="float" office:value="-1.237109375" calcext:value-type="float">
            <text:p>-1.237109375</text:p>
          </table:table-cell>
          <table:table-cell table:formula="of:=[.F183]-[.B183]" office:value-type="float" office:value="-9.676165625" calcext:value-type="float">
            <text:p>-9.676165625</text:p>
          </table:table-cell>
        </table:table-row>
        <table:table-row table:style-name="ro1">
          <table:table-cell office:value-type="float" office:value="-10.37109375" calcext:value-type="float">
            <text:p>-10.37109375</text:p>
          </table:table-cell>
          <table:table-cell office:value-type="float" office:value="30.9375" calcext:value-type="float">
            <text:p>30.9375</text:p>
          </table:table-cell>
          <table:table-cell table:number-columns-repeated="2"/>
          <table:table-cell office:value-type="float" office:value="-14.79" calcext:value-type="float">
            <text:p>-14.79</text:p>
          </table:table-cell>
          <table:table-cell office:value-type="float" office:value="21.1372" calcext:value-type="float">
            <text:p>21.1372</text:p>
          </table:table-cell>
          <table:table-cell table:number-columns-repeated="2"/>
          <table:table-cell table:formula="of:=[.E184]-[.A184]" office:value-type="float" office:value="-4.41890625" calcext:value-type="float">
            <text:p>-4.41890625</text:p>
          </table:table-cell>
          <table:table-cell table:formula="of:=[.F184]-[.B184]" office:value-type="float" office:value="-9.8003" calcext:value-type="float">
            <text:p>-9.8003</text:p>
          </table:table-cell>
        </table:table-row>
        <table:table-row table:style-name="ro1">
          <table:table-cell office:value-type="float" office:value="-15.380859375" calcext:value-type="float">
            <text:p>-15.380859375</text:p>
          </table:table-cell>
          <table:table-cell office:value-type="float" office:value="31.728515625" calcext:value-type="float">
            <text:p>31.728515625</text:p>
          </table:table-cell>
          <table:table-cell table:number-columns-repeated="2"/>
          <table:table-cell office:value-type="float" office:value="-22.15" calcext:value-type="float">
            <text:p>-22.15</text:p>
          </table:table-cell>
          <table:table-cell office:value-type="float" office:value="22.0027" calcext:value-type="float">
            <text:p>22.0027</text:p>
          </table:table-cell>
          <table:table-cell table:number-columns-repeated="2"/>
          <table:table-cell table:formula="of:=[.E185]-[.A185]" office:value-type="float" office:value="-6.769140625" calcext:value-type="float">
            <text:p>-6.769140625</text:p>
          </table:table-cell>
          <table:table-cell table:formula="of:=[.F185]-[.B185]" office:value-type="float" office:value="-9.725815625" calcext:value-type="float">
            <text:p>-9.725815625</text:p>
          </table:table-cell>
        </table:table-row>
        <table:table-row table:style-name="ro1">
          <table:table-cell office:value-type="float" office:value="-20.830078125" calcext:value-type="float">
            <text:p>-20.830078125</text:p>
          </table:table-cell>
          <table:table-cell office:value-type="float" office:value="33.57421875" calcext:value-type="float">
            <text:p>33.5742187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E186]-[.A186]" office:value-type="float" office:value="-9.169921875" calcext:value-type="float">
            <text:p>-9.169921875</text:p>
          </table:table-cell>
          <table:table-cell table:formula="of:=[.F186]-[.B186]" office:value-type="float" office:value="-9.57421875" calcext:value-type="float">
            <text:p>-9.57421875</text:p>
          </table:table-cell>
        </table:table-row>
        <table:table-row table:style-name="ro1">
          <table:table-cell office:value-type="float" office:value="-24.9609375" calcext:value-type="float">
            <text:p>-24.9609375</text:p>
          </table:table-cell>
          <table:table-cell office:value-type="float" office:value="32.255859375" calcext:value-type="float">
            <text:p>32.255859375</text:p>
          </table:table-cell>
          <table:table-cell table:number-columns-repeated="2"/>
          <table:table-cell office:value-type="float" office:value="-36.29" calcext:value-type="float">
            <text:p>-36.29</text:p>
          </table:table-cell>
          <table:table-cell office:value-type="float" office:value="22.6365" calcext:value-type="float">
            <text:p>22.6365</text:p>
          </table:table-cell>
          <table:table-cell table:number-columns-repeated="2"/>
          <table:table-cell table:formula="of:=[.E187]-[.A187]" office:value-type="float" office:value="-11.3290625" calcext:value-type="float">
            <text:p>-11.3290625</text:p>
          </table:table-cell>
          <table:table-cell table:formula="of:=[.F187]-[.B187]" office:value-type="float" office:value="-9.619359375" calcext:value-type="float">
            <text:p>-9.619359375</text:p>
          </table:table-cell>
        </table:table-row>
        <table:table-row table:style-name="ro1">
          <table:table-cell office:value-type="float" office:value="-30.146484375" calcext:value-type="float">
            <text:p>-30.146484375</text:p>
          </table:table-cell>
          <table:table-cell office:value-type="float" office:value="31.2890625" calcext:value-type="float">
            <text:p>31.2890625</text:p>
          </table:table-cell>
          <table:table-cell table:number-columns-repeated="2"/>
          <table:table-cell office:value-type="float" office:value="-43.3" calcext:value-type="float">
            <text:p>-43.3</text:p>
          </table:table-cell>
          <table:table-cell office:value-type="float" office:value="21.5787" calcext:value-type="float">
            <text:p>21.5787</text:p>
          </table:table-cell>
          <table:table-cell table:number-columns-repeated="2"/>
          <table:table-cell table:formula="of:=[.E188]-[.A188]" office:value-type="float" office:value="-13.153515625" calcext:value-type="float">
            <text:p>-13.153515625</text:p>
          </table:table-cell>
          <table:table-cell table:formula="of:=[.F188]-[.B188]" office:value-type="float" office:value="-9.7103625" calcext:value-type="float">
            <text:p>-9.7103625</text:p>
          </table:table-cell>
        </table:table-row>
        <table:table-row table:style-name="ro1">
          <table:table-cell office:value-type="float" office:value="-35.771484375" calcext:value-type="float">
            <text:p>-35.771484375</text:p>
          </table:table-cell>
          <table:table-cell office:value-type="float" office:value="30.849609375" calcext:value-type="float">
            <text:p>30.849609375</text:p>
          </table:table-cell>
          <table:table-cell table:number-columns-repeated="2"/>
          <table:table-cell office:value-type="float" office:value="-50.9" calcext:value-type="float">
            <text:p>-50.9</text:p>
          </table:table-cell>
          <table:table-cell office:value-type="float" office:value="20.8733" calcext:value-type="float">
            <text:p>20.8733</text:p>
          </table:table-cell>
          <table:table-cell table:number-columns-repeated="2"/>
          <table:table-cell table:formula="of:=[.E189]-[.A189]" office:value-type="float" office:value="-15.128515625" calcext:value-type="float">
            <text:p>-15.128515625</text:p>
          </table:table-cell>
          <table:table-cell table:formula="of:=[.F189]-[.B189]" office:value-type="float" office:value="-9.976309375" calcext:value-type="float">
            <text:p>-9.976309375</text:p>
          </table:table-cell>
        </table:table-row>
        <table:table-row table:style-name="ro1">
          <table:table-cell office:value-type="float" office:value="-42.01171875" calcext:value-type="float">
            <text:p>-42.01171875</text:p>
          </table:table-cell>
          <table:table-cell office:value-type="float" office:value="30.41015625" calcext:value-type="float">
            <text:p>30.41015625</text:p>
          </table:table-cell>
          <table:table-cell table:number-columns-repeated="2"/>
          <table:table-cell office:value-type="float" office:value="-58.88" calcext:value-type="float">
            <text:p>-58.88</text:p>
          </table:table-cell>
          <table:table-cell office:value-type="float" office:value="20.5565" calcext:value-type="float">
            <text:p>20.5565</text:p>
          </table:table-cell>
          <table:table-cell table:number-columns-repeated="2"/>
          <table:table-cell table:formula="of:=[.E190]-[.A190]" office:value-type="float" office:value="-16.86828125" calcext:value-type="float">
            <text:p>-16.86828125</text:p>
          </table:table-cell>
          <table:table-cell table:formula="of:=[.F190]-[.B190]" office:value-type="float" office:value="-9.85365625" calcext:value-type="float">
            <text:p>-9.85365625</text:p>
          </table:table-cell>
        </table:table-row>
        <table:table-row table:style-name="ro1">
          <table:table-cell office:value-type="float" office:value="-48.603515625" calcext:value-type="float">
            <text:p>-48.603515625</text:p>
          </table:table-cell>
          <table:table-cell office:value-type="float" office:value="30.5859375" calcext:value-type="float">
            <text:p>30.5859375</text:p>
          </table:table-cell>
          <table:table-cell table:number-columns-repeated="2"/>
          <table:table-cell office:value-type="float" office:value="-66.95" calcext:value-type="float">
            <text:p>-66.95</text:p>
          </table:table-cell>
          <table:table-cell office:value-type="float" office:value="20.6462" calcext:value-type="float">
            <text:p>20.6462</text:p>
          </table:table-cell>
          <table:table-cell table:number-columns-repeated="2"/>
          <table:table-cell table:formula="of:=[.E191]-[.A191]" office:value-type="float" office:value="-18.346484375" calcext:value-type="float">
            <text:p>-18.346484375</text:p>
          </table:table-cell>
          <table:table-cell table:formula="of:=[.F191]-[.B191]" office:value-type="float" office:value="-9.9397375" calcext:value-type="float">
            <text:p>-9.9397375</text:p>
          </table:table-cell>
        </table:table-row>
        <table:table-row table:style-name="ro1">
          <table:table-cell office:value-type="float" office:value="-55.634765625" calcext:value-type="float">
            <text:p>-55.634765625</text:p>
          </table:table-cell>
          <table:table-cell office:value-type="float" office:value="31.201171875" calcext:value-type="float">
            <text:p>31.201171875</text:p>
          </table:table-cell>
          <table:table-cell table:number-columns-repeated="2"/>
          <table:table-cell office:value-type="float" office:value="-74.79" calcext:value-type="float">
            <text:p>-74.79</text:p>
          </table:table-cell>
          <table:table-cell office:value-type="float" office:value="21.1372" calcext:value-type="float">
            <text:p>21.1372</text:p>
          </table:table-cell>
          <table:table-cell table:number-columns-repeated="2"/>
          <table:table-cell table:formula="of:=[.E192]-[.A192]" office:value-type="float" office:value="-19.155234375" calcext:value-type="float">
            <text:p>-19.155234375</text:p>
          </table:table-cell>
          <table:table-cell table:formula="of:=[.F192]-[.B192]" office:value-type="float" office:value="-10.063971875" calcext:value-type="float">
            <text:p>-10.063971875</text:p>
          </table:table-cell>
        </table:table-row>
        <table:table-row table:style-name="ro1">
          <table:table-cell office:value-type="float" office:value="-63.193359375" calcext:value-type="float">
            <text:p>-63.193359375</text:p>
          </table:table-cell>
          <table:table-cell office:value-type="float" office:value="31.9921875" calcext:value-type="float">
            <text:p>31.9921875</text:p>
          </table:table-cell>
          <table:table-cell table:number-columns-repeated="2"/>
          <table:table-cell office:value-type="float" office:value="-82.15" calcext:value-type="float">
            <text:p>-82.15</text:p>
          </table:table-cell>
          <table:table-cell office:value-type="float" office:value="22.0027" calcext:value-type="float">
            <text:p>22.0027</text:p>
          </table:table-cell>
          <table:table-cell table:number-columns-repeated="2"/>
          <table:table-cell table:formula="of:=[.E193]-[.A193]" office:value-type="float" office:value="-18.956640625" calcext:value-type="float">
            <text:p>-18.956640625</text:p>
          </table:table-cell>
          <table:table-cell table:formula="of:=[.F193]-[.B193]" office:value-type="float" office:value="-9.9894875" calcext:value-type="float">
            <text:p>-9.9894875</text:p>
          </table:table-cell>
        </table:table-row>
        <table:table-row table:style-name="ro1">
          <table:table-cell office:value-type="float" office:value="-71.982421875" calcext:value-type="float">
            <text:p>-71.982421875</text:p>
          </table:table-cell>
          <table:table-cell office:value-type="float" office:value="34.1015625" calcext:value-type="float">
            <text:p>34.1015625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E194]-[.A194]" office:value-type="float" office:value="-18.017578125" calcext:value-type="float">
            <text:p>-18.017578125</text:p>
          </table:table-cell>
          <table:table-cell table:formula="of:=[.F194]-[.B194]" office:value-type="float" office:value="-10.1015625" calcext:value-type="float">
            <text:p>-10.1015625</text:p>
          </table:table-cell>
        </table:table-row>
        <table:table-row table:style-name="ro1">
          <table:table-cell office:value-type="float" office:value="88.681640625" calcext:value-type="float">
            <text:p>88.681640625</text:p>
          </table:table-cell>
          <table:table-cell office:value-type="float" office:value="-20.302734375" calcext:value-type="float">
            <text:p>-20.302734375</text:p>
          </table:table-cell>
          <table:table-cell table:number-columns-repeated="2"/>
          <table:table-cell office:value-type="float" office:value="83.71" calcext:value-type="float">
            <text:p>83.71</text:p>
          </table:table-cell>
          <table:table-cell office:value-type="float" office:value="-27.6365" calcext:value-type="float">
            <text:p>-27.6365</text:p>
          </table:table-cell>
          <table:table-cell table:number-columns-repeated="2"/>
          <table:table-cell table:formula="of:=[.E195]-[.A195]" office:value-type="float" office:value="-4.97164062500001" calcext:value-type="float">
            <text:p>-4.97164062500001</text:p>
          </table:table-cell>
          <table:table-cell table:formula="of:=[.F195]-[.B195]" office:value-type="float" office:value="-7.333765625" calcext:value-type="float">
            <text:p>-7.333765625</text:p>
          </table:table-cell>
        </table:table-row>
        <table:table-row table:style-name="ro1">
          <table:table-cell office:value-type="float" office:value="79.541015625" calcext:value-type="float">
            <text:p>79.541015625</text:p>
          </table:table-cell>
          <table:table-cell office:value-type="float" office:value="-19.3359375" calcext:value-type="float">
            <text:p>-19.3359375</text:p>
          </table:table-cell>
          <table:table-cell table:number-columns-repeated="2"/>
          <table:table-cell office:value-type="float" office:value="76.7" calcext:value-type="float">
            <text:p>76.7</text:p>
          </table:table-cell>
          <table:table-cell office:value-type="float" office:value="-26.5787" calcext:value-type="float">
            <text:p>-26.5787</text:p>
          </table:table-cell>
          <table:table-cell table:number-columns-repeated="2"/>
          <table:table-cell table:formula="of:=[.E196]-[.A196]" office:value-type="float" office:value="-2.841015625" calcext:value-type="float">
            <text:p>-2.841015625</text:p>
          </table:table-cell>
          <table:table-cell table:formula="of:=[.F196]-[.B196]" office:value-type="float" office:value="-7.2427625" calcext:value-type="float">
            <text:p>-7.2427625</text:p>
          </table:table-cell>
        </table:table-row>
        <table:table-row table:style-name="ro1">
          <table:table-cell office:value-type="float" office:value="69.345703125" calcext:value-type="float">
            <text:p>69.345703125</text:p>
          </table:table-cell>
          <table:table-cell office:value-type="float" office:value="-18.720703125" calcext:value-type="float">
            <text:p>-18.720703125</text:p>
          </table:table-cell>
          <table:table-cell table:number-columns-repeated="2"/>
          <table:table-cell office:value-type="float" office:value="69.1" calcext:value-type="float">
            <text:p>69.1</text:p>
          </table:table-cell>
          <table:table-cell office:value-type="float" office:value="-25.8733" calcext:value-type="float">
            <text:p>-25.8733</text:p>
          </table:table-cell>
          <table:table-cell table:number-columns-repeated="2"/>
          <table:table-cell table:formula="of:=[.E197]-[.A197]" office:value-type="float" office:value="-0.245703125000006" calcext:value-type="float">
            <text:p>-0.245703125000006</text:p>
          </table:table-cell>
          <table:table-cell table:formula="of:=[.F197]-[.B197]" office:value-type="float" office:value="-7.152596875" calcext:value-type="float">
            <text:p>-7.152596875</text:p>
          </table:table-cell>
        </table:table-row>
        <table:table-row table:style-name="ro1">
          <table:table-cell office:value-type="float" office:value="58.798828125" calcext:value-type="float">
            <text:p>58.798828125</text:p>
          </table:table-cell>
          <table:table-cell office:value-type="float" office:value="-18.45703125" calcext:value-type="float">
            <text:p>-18.45703125</text:p>
          </table:table-cell>
          <table:table-cell table:number-columns-repeated="2"/>
          <table:table-cell office:value-type="float" office:value="61.12" calcext:value-type="float">
            <text:p>61.12</text:p>
          </table:table-cell>
          <table:table-cell office:value-type="float" office:value="-25.5566" calcext:value-type="float">
            <text:p>-25.5566</text:p>
          </table:table-cell>
          <table:table-cell table:number-columns-repeated="2"/>
          <table:table-cell table:formula="of:=[.E198]-[.A198]" office:value-type="float" office:value="2.321171875" calcext:value-type="float">
            <text:p>2.321171875</text:p>
          </table:table-cell>
          <table:table-cell table:formula="of:=[.F198]-[.B198]" office:value-type="float" office:value="-7.09956875" calcext:value-type="float">
            <text:p>-7.09956875</text:p>
          </table:table-cell>
        </table:table-row>
        <table:table-row table:style-name="ro1">
          <table:table-cell office:value-type="float" office:value="48.69140625" calcext:value-type="float">
            <text:p>48.69140625</text:p>
          </table:table-cell>
          <table:table-cell office:value-type="float" office:value="-18.544921875" calcext:value-type="float">
            <text:p>-18.544921875</text:p>
          </table:table-cell>
          <table:table-cell table:number-columns-repeated="2"/>
          <table:table-cell office:value-type="float" office:value="53.05" calcext:value-type="float">
            <text:p>53.05</text:p>
          </table:table-cell>
          <table:table-cell office:value-type="float" office:value="-25.6462" calcext:value-type="float">
            <text:p>-25.6462</text:p>
          </table:table-cell>
          <table:table-cell table:number-columns-repeated="2"/>
          <table:table-cell table:formula="of:=[.E199]-[.A199]" office:value-type="float" office:value="4.35859375" calcext:value-type="float">
            <text:p>4.35859375</text:p>
          </table:table-cell>
          <table:table-cell table:formula="of:=[.F199]-[.B199]" office:value-type="float" office:value="-7.101278125" calcext:value-type="float">
            <text:p>-7.101278125</text:p>
          </table:table-cell>
        </table:table-row>
        <table:table-row table:style-name="ro1">
          <table:table-cell office:value-type="float" office:value="39.462890625" calcext:value-type="float">
            <text:p>39.462890625</text:p>
          </table:table-cell>
          <table:table-cell office:value-type="float" office:value="-19.072265625" calcext:value-type="float">
            <text:p>-19.072265625</text:p>
          </table:table-cell>
          <table:table-cell table:number-columns-repeated="2"/>
          <table:table-cell office:value-type="float" office:value="45.21" calcext:value-type="float">
            <text:p>45.21</text:p>
          </table:table-cell>
          <table:table-cell office:value-type="float" office:value="-26.1372" calcext:value-type="float">
            <text:p>-26.1372</text:p>
          </table:table-cell>
          <table:table-cell table:number-columns-repeated="2"/>
          <table:table-cell table:formula="of:=[.E200]-[.A200]" office:value-type="float" office:value="5.747109375" calcext:value-type="float">
            <text:p>5.747109375</text:p>
          </table:table-cell>
          <table:table-cell table:formula="of:=[.F200]-[.B200]" office:value-type="float" office:value="-7.064934375" calcext:value-type="float">
            <text:p>-7.064934375</text:p>
          </table:table-cell>
        </table:table-row>
        <table:table-row table:style-name="ro1">
          <table:table-cell office:value-type="float" office:value="31.376953125" calcext:value-type="float">
            <text:p>31.376953125</text:p>
          </table:table-cell>
          <table:table-cell office:value-type="float" office:value="-19.599609375" calcext:value-type="float">
            <text:p>-19.599609375</text:p>
          </table:table-cell>
          <table:table-cell table:number-columns-repeated="2"/>
          <table:table-cell office:value-type="float" office:value="37.85" calcext:value-type="float">
            <text:p>37.85</text:p>
          </table:table-cell>
          <table:table-cell office:value-type="float" office:value="-27.0026" calcext:value-type="float">
            <text:p>-27.0026</text:p>
          </table:table-cell>
          <table:table-cell table:number-columns-repeated="2"/>
          <table:table-cell table:formula="of:=[.E201]-[.A201]" office:value-type="float" office:value="6.473046875" calcext:value-type="float">
            <text:p>6.473046875</text:p>
          </table:table-cell>
          <table:table-cell table:formula="of:=[.F201]-[.B201]" office:value-type="float" office:value="-7.402990625" calcext:value-type="float">
            <text:p>-7.402990625</text:p>
          </table:table-cell>
        </table:table-row>
        <table:table-row table:style-name="ro1">
          <table:table-cell office:value-type="float" office:value="23.203125" calcext:value-type="float">
            <text:p>23.203125</text:p>
          </table:table-cell>
          <table:table-cell office:value-type="float" office:value="-21.181640625" calcext:value-type="float">
            <text:p>-21.1816406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table:formula="of:=[.E202]-[.A202]" office:value-type="float" office:value="6.796875" calcext:value-type="float">
            <text:p>6.796875</text:p>
          </table:table-cell>
          <table:table-cell table:formula="of:=[.F202]-[.B202]" office:value-type="float" office:value="-7.818359375" calcext:value-type="float">
            <text:p>-7.818359375</text:p>
          </table:table-cell>
        </table:table-row>
        <table:table-row table:style-name="ro1">
          <table:table-cell office:value-type="float" office:value="17.314453125" calcext:value-type="float">
            <text:p>17.314453125</text:p>
          </table:table-cell>
          <table:table-cell office:value-type="float" office:value="-20.21484375" calcext:value-type="float">
            <text:p>-20.21484375</text:p>
          </table:table-cell>
          <table:table-cell table:number-columns-repeated="2"/>
          <table:table-cell office:value-type="float" office:value="23.71" calcext:value-type="float">
            <text:p>23.71</text:p>
          </table:table-cell>
          <table:table-cell office:value-type="float" office:value="-27.6365" calcext:value-type="float">
            <text:p>-27.6365</text:p>
          </table:table-cell>
          <table:table-cell table:number-columns-repeated="2"/>
          <table:table-cell table:formula="of:=[.E203]-[.A203]" office:value-type="float" office:value="6.395546875" calcext:value-type="float">
            <text:p>6.395546875</text:p>
          </table:table-cell>
          <table:table-cell table:formula="of:=[.F203]-[.B203]" office:value-type="float" office:value="-7.42165625" calcext:value-type="float">
            <text:p>-7.42165625</text:p>
          </table:table-cell>
        </table:table-row>
        <table:table-row table:style-name="ro1">
          <table:table-cell office:value-type="float" office:value="11.162109375" calcext:value-type="float">
            <text:p>11.162109375</text:p>
          </table:table-cell>
          <table:table-cell office:value-type="float" office:value="-19.248046875" calcext:value-type="float">
            <text:p>-19.248046875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office:value-type="float" office:value="-26.5788" calcext:value-type="float">
            <text:p>-26.5788</text:p>
          </table:table-cell>
          <table:table-cell table:number-columns-repeated="2"/>
          <table:table-cell table:formula="of:=[.E204]-[.A204]" office:value-type="float" office:value="5.537890625" calcext:value-type="float">
            <text:p>5.537890625</text:p>
          </table:table-cell>
          <table:table-cell table:formula="of:=[.F204]-[.B204]" office:value-type="float" office:value="-7.330753125" calcext:value-type="float">
            <text:p>-7.330753125</text:p>
          </table:table-cell>
        </table:table-row>
        <table:table-row table:style-name="ro1">
          <table:table-cell office:value-type="float" office:value="5.009765625" calcext:value-type="float">
            <text:p>5.009765625</text:p>
          </table:table-cell>
          <table:table-cell office:value-type="float" office:value="-18.80859375" calcext:value-type="float">
            <text:p>-18.80859375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-25.8733" calcext:value-type="float">
            <text:p>-25.8733</text:p>
          </table:table-cell>
          <table:table-cell table:number-columns-repeated="2"/>
          <table:table-cell table:formula="of:=[.E205]-[.A205]" office:value-type="float" office:value="4.090234375" calcext:value-type="float">
            <text:p>4.090234375</text:p>
          </table:table-cell>
          <table:table-cell table:formula="of:=[.F205]-[.B205]" office:value-type="float" office:value="-7.06470625" calcext:value-type="float">
            <text:p>-7.06470625</text:p>
          </table:table-cell>
        </table:table-row>
        <table:table-row table:style-name="ro1">
          <table:table-cell office:value-type="float" office:value="-1.142578125" calcext:value-type="float">
            <text:p>-1.142578125</text:p>
          </table:table-cell>
          <table:table-cell office:value-type="float" office:value="-18.45703125" calcext:value-type="float">
            <text:p>-18.45703125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-25.5565" calcext:value-type="float">
            <text:p>-25.5565</text:p>
          </table:table-cell>
          <table:table-cell table:number-columns-repeated="2"/>
          <table:table-cell table:formula="of:=[.E206]-[.A206]" office:value-type="float" office:value="2.262578125" calcext:value-type="float">
            <text:p>2.262578125</text:p>
          </table:table-cell>
          <table:table-cell table:formula="of:=[.F206]-[.B206]" office:value-type="float" office:value="-7.09946875" calcext:value-type="float">
            <text:p>-7.09946875</text:p>
          </table:table-cell>
        </table:table-row>
        <table:table-row table:style-name="ro1">
          <table:table-cell office:value-type="float" office:value="-4.658203125" calcext:value-type="float">
            <text:p>-4.658203125</text:p>
          </table:table-cell>
          <table:table-cell office:value-type="float" office:value="-18.544921875" calcext:value-type="float">
            <text:p>-18.544921875</text:p>
          </table:table-cell>
          <table:table-cell table:number-columns-repeated="2"/>
          <table:table-cell office:value-type="float" office:value="-6.95" calcext:value-type="float">
            <text:p>-6.95</text:p>
          </table:table-cell>
          <table:table-cell office:value-type="float" office:value="-25.6462" calcext:value-type="float">
            <text:p>-25.6462</text:p>
          </table:table-cell>
          <table:table-cell table:number-columns-repeated="2"/>
          <table:table-cell table:formula="of:=[.E207]-[.A207]" office:value-type="float" office:value="-2.291796875" calcext:value-type="float">
            <text:p>-2.291796875</text:p>
          </table:table-cell>
          <table:table-cell table:formula="of:=[.F207]-[.B207]" office:value-type="float" office:value="-7.101278125" calcext:value-type="float">
            <text:p>-7.101278125</text:p>
          </table:table-cell>
        </table:table-row>
        <table:table-row table:style-name="ro1">
          <table:table-cell office:value-type="float" office:value="-10.283203125" calcext:value-type="float">
            <text:p>-10.283203125</text:p>
          </table:table-cell>
          <table:table-cell office:value-type="float" office:value="-18.984375" calcext:value-type="float">
            <text:p>-18.984375</text:p>
          </table:table-cell>
          <table:table-cell table:number-columns-repeated="2"/>
          <table:table-cell office:value-type="float" office:value="-14.79" calcext:value-type="float">
            <text:p>-14.79</text:p>
          </table:table-cell>
          <table:table-cell office:value-type="float" office:value="-26.1372" calcext:value-type="float">
            <text:p>-26.1372</text:p>
          </table:table-cell>
          <table:table-cell table:number-columns-repeated="2"/>
          <table:table-cell table:formula="of:=[.E208]-[.A208]" office:value-type="float" office:value="-4.506796875" calcext:value-type="float">
            <text:p>-4.506796875</text:p>
          </table:table-cell>
          <table:table-cell table:formula="of:=[.F208]-[.B208]" office:value-type="float" office:value="-7.152825" calcext:value-type="float">
            <text:p>-7.152825</text:p>
          </table:table-cell>
        </table:table-row>
        <table:table-row table:style-name="ro1">
          <table:table-cell office:value-type="float" office:value="-15.380859375" calcext:value-type="float">
            <text:p>-15.380859375</text:p>
          </table:table-cell>
          <table:table-cell office:value-type="float" office:value="-19.599609375" calcext:value-type="float">
            <text:p>-19.599609375</text:p>
          </table:table-cell>
          <table:table-cell table:number-columns-repeated="2"/>
          <table:table-cell office:value-type="float" office:value="-22.15" calcext:value-type="float">
            <text:p>-22.15</text:p>
          </table:table-cell>
          <table:table-cell office:value-type="float" office:value="-27.0027" calcext:value-type="float">
            <text:p>-27.0027</text:p>
          </table:table-cell>
          <table:table-cell table:number-columns-repeated="2"/>
          <table:table-cell table:formula="of:=[.E209]-[.A209]" office:value-type="float" office:value="-6.769140625" calcext:value-type="float">
            <text:p>-6.769140625</text:p>
          </table:table-cell>
          <table:table-cell table:formula="of:=[.F209]-[.B209]" office:value-type="float" office:value="-7.403090625" calcext:value-type="float">
            <text:p>-7.403090625</text:p>
          </table:table-cell>
        </table:table-row>
        <table:table-row table:style-name="ro1">
          <table:table-cell office:value-type="float" office:value="-20.7421875" calcext:value-type="float">
            <text:p>-20.7421875</text:p>
          </table:table-cell>
          <table:table-cell office:value-type="float" office:value="-21.181640625" calcext:value-type="float">
            <text:p>-21.1816406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table:formula="of:=[.E210]-[.A210]" office:value-type="float" office:value="-9.2578125" calcext:value-type="float">
            <text:p>-9.2578125</text:p>
          </table:table-cell>
          <table:table-cell table:formula="of:=[.F210]-[.B210]" office:value-type="float" office:value="-7.818359375" calcext:value-type="float">
            <text:p>-7.818359375</text:p>
          </table:table-cell>
        </table:table-row>
        <table:table-row table:style-name="ro1">
          <table:table-cell office:value-type="float" office:value="-24.9609375" calcext:value-type="float">
            <text:p>-24.9609375</text:p>
          </table:table-cell>
          <table:table-cell office:value-type="float" office:value="-20.302734375" calcext:value-type="float">
            <text:p>-20.302734375</text:p>
          </table:table-cell>
          <table:table-cell table:number-columns-repeated="2"/>
          <table:table-cell office:value-type="float" office:value="-36.29" calcext:value-type="float">
            <text:p>-36.29</text:p>
          </table:table-cell>
          <table:table-cell office:value-type="float" office:value="-27.6365" calcext:value-type="float">
            <text:p>-27.6365</text:p>
          </table:table-cell>
          <table:table-cell table:number-columns-repeated="2"/>
          <table:table-cell table:formula="of:=[.E211]-[.A211]" office:value-type="float" office:value="-11.3290625" calcext:value-type="float">
            <text:p>-11.3290625</text:p>
          </table:table-cell>
          <table:table-cell table:formula="of:=[.F211]-[.B211]" office:value-type="float" office:value="-7.333765625" calcext:value-type="float">
            <text:p>-7.333765625</text:p>
          </table:table-cell>
        </table:table-row>
        <table:table-row table:style-name="ro1">
          <table:table-cell office:value-type="float" office:value="-30.05859375" calcext:value-type="float">
            <text:p>-30.05859375</text:p>
          </table:table-cell>
          <table:table-cell office:value-type="float" office:value="-19.248046875" calcext:value-type="float">
            <text:p>-19.248046875</text:p>
          </table:table-cell>
          <table:table-cell table:number-columns-repeated="2"/>
          <table:table-cell office:value-type="float" office:value="-43.3" calcext:value-type="float">
            <text:p>-43.3</text:p>
          </table:table-cell>
          <table:table-cell office:value-type="float" office:value="-26.5787" calcext:value-type="float">
            <text:p>-26.5787</text:p>
          </table:table-cell>
          <table:table-cell table:number-columns-repeated="2"/>
          <table:table-cell table:formula="of:=[.E212]-[.A212]" office:value-type="float" office:value="-13.24140625" calcext:value-type="float">
            <text:p>-13.24140625</text:p>
          </table:table-cell>
          <table:table-cell table:formula="of:=[.F212]-[.B212]" office:value-type="float" office:value="-7.330653125" calcext:value-type="float">
            <text:p>-7.330653125</text:p>
          </table:table-cell>
        </table:table-row>
        <table:table-row table:style-name="ro1">
          <table:table-cell office:value-type="float" office:value="-35.771484375" calcext:value-type="float">
            <text:p>-35.771484375</text:p>
          </table:table-cell>
          <table:table-cell office:value-type="float" office:value="-18.80859375" calcext:value-type="float">
            <text:p>-18.80859375</text:p>
          </table:table-cell>
          <table:table-cell table:number-columns-repeated="2"/>
          <table:table-cell office:value-type="float" office:value="-50.9" calcext:value-type="float">
            <text:p>-50.9</text:p>
          </table:table-cell>
          <table:table-cell office:value-type="float" office:value="-25.8733" calcext:value-type="float">
            <text:p>-25.8733</text:p>
          </table:table-cell>
          <table:table-cell table:number-columns-repeated="2"/>
          <table:table-cell table:formula="of:=[.E213]-[.A213]" office:value-type="float" office:value="-15.128515625" calcext:value-type="float">
            <text:p>-15.128515625</text:p>
          </table:table-cell>
          <table:table-cell table:formula="of:=[.F213]-[.B213]" office:value-type="float" office:value="-7.06470625" calcext:value-type="float">
            <text:p>-7.06470625</text:p>
          </table:table-cell>
        </table:table-row>
        <table:table-row table:style-name="ro1">
          <table:table-cell office:value-type="float" office:value="-41.923828125" calcext:value-type="float">
            <text:p>-41.923828125</text:p>
          </table:table-cell>
          <table:table-cell office:value-type="float" office:value="-18.45703125" calcext:value-type="float">
            <text:p>-18.45703125</text:p>
          </table:table-cell>
          <table:table-cell table:number-columns-repeated="2"/>
          <table:table-cell office:value-type="float" office:value="-58.88" calcext:value-type="float">
            <text:p>-58.88</text:p>
          </table:table-cell>
          <table:table-cell office:value-type="float" office:value="-25.5565" calcext:value-type="float">
            <text:p>-25.5565</text:p>
          </table:table-cell>
          <table:table-cell table:number-columns-repeated="2"/>
          <table:table-cell table:formula="of:=[.E214]-[.A214]" office:value-type="float" office:value="-16.956171875" calcext:value-type="float">
            <text:p>-16.956171875</text:p>
          </table:table-cell>
          <table:table-cell table:formula="of:=[.F214]-[.B214]" office:value-type="float" office:value="-7.09946875" calcext:value-type="float">
            <text:p>-7.09946875</text:p>
          </table:table-cell>
        </table:table-row>
        <table:table-row table:style-name="ro1">
          <table:table-cell office:value-type="float" office:value="-48.515625" calcext:value-type="float">
            <text:p>-48.515625</text:p>
          </table:table-cell>
          <table:table-cell office:value-type="float" office:value="-18.6328125" calcext:value-type="float">
            <text:p>-18.6328125</text:p>
          </table:table-cell>
          <table:table-cell table:number-columns-repeated="2"/>
          <table:table-cell office:value-type="float" office:value="-66.95" calcext:value-type="float">
            <text:p>-66.95</text:p>
          </table:table-cell>
          <table:table-cell office:value-type="float" office:value="-25.6462" calcext:value-type="float">
            <text:p>-25.6462</text:p>
          </table:table-cell>
          <table:table-cell table:number-columns-repeated="2"/>
          <table:table-cell table:formula="of:=[.E215]-[.A215]" office:value-type="float" office:value="-18.434375" calcext:value-type="float">
            <text:p>-18.434375</text:p>
          </table:table-cell>
          <table:table-cell table:formula="of:=[.F215]-[.B215]" office:value-type="float" office:value="-7.0133875" calcext:value-type="float">
            <text:p>-7.0133875</text:p>
          </table:table-cell>
        </table:table-row>
        <table:table-row table:style-name="ro1">
          <table:table-cell office:value-type="float" office:value="-55.546875" calcext:value-type="float">
            <text:p>-55.546875</text:p>
          </table:table-cell>
          <table:table-cell office:value-type="float" office:value="-18.984375" calcext:value-type="float">
            <text:p>-18.984375</text:p>
          </table:table-cell>
          <table:table-cell table:number-columns-repeated="2"/>
          <table:table-cell office:value-type="float" office:value="-74.79" calcext:value-type="float">
            <text:p>-74.79</text:p>
          </table:table-cell>
          <table:table-cell office:value-type="float" office:value="-26.1372" calcext:value-type="float">
            <text:p>-26.1372</text:p>
          </table:table-cell>
          <table:table-cell table:number-columns-repeated="2"/>
          <table:table-cell table:formula="of:=[.E216]-[.A216]" office:value-type="float" office:value="-19.243125" calcext:value-type="float">
            <text:p>-19.243125</text:p>
          </table:table-cell>
          <table:table-cell table:formula="of:=[.F216]-[.B216]" office:value-type="float" office:value="-7.152825" calcext:value-type="float">
            <text:p>-7.152825</text:p>
          </table:table-cell>
        </table:table-row>
        <table:table-row table:style-name="ro1">
          <table:table-cell office:value-type="float" office:value="-63.193359375" calcext:value-type="float">
            <text:p>-63.193359375</text:p>
          </table:table-cell>
          <table:table-cell office:value-type="float" office:value="-19.248046875" calcext:value-type="float">
            <text:p>-19.248046875</text:p>
          </table:table-cell>
          <table:table-cell table:number-columns-repeated="2"/>
          <table:table-cell office:value-type="float" office:value="-82.15" calcext:value-type="float">
            <text:p>-82.15</text:p>
          </table:table-cell>
          <table:table-cell office:value-type="float" office:value="-27.0027" calcext:value-type="float">
            <text:p>-27.0027</text:p>
          </table:table-cell>
          <table:table-cell table:number-columns-repeated="2"/>
          <table:table-cell table:formula="of:=[.E217]-[.A217]" office:value-type="float" office:value="-18.956640625" calcext:value-type="float">
            <text:p>-18.956640625</text:p>
          </table:table-cell>
          <table:table-cell table:formula="of:=[.F217]-[.B217]" office:value-type="float" office:value="-7.754653125" calcext:value-type="float">
            <text:p>-7.754653125</text:p>
          </table:table-cell>
        </table:table-row>
        <table:table-row table:style-name="ro1">
          <table:table-cell office:value-type="float" office:value="96.15234375" calcext:value-type="float">
            <text:p>96.15234375</text:p>
          </table:table-cell>
          <table:table-cell office:value-type="float" office:value="32.16796875" calcext:value-type="float">
            <text:p>32.167968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E218]-[.A218]" office:value-type="float" office:value="-6.15234375" calcext:value-type="float">
            <text:p>-6.15234375</text:p>
          </table:table-cell>
          <table:table-cell table:formula="of:=[.F218]-[.B218]" office:value-type="float" office:value="-5.16796875" calcext:value-type="float">
            <text:p>-5.16796875</text:p>
          </table:table-cell>
        </table:table-row>
        <table:table-row table:style-name="ro1">
          <table:table-cell office:value-type="float" office:value="89.736328125" calcext:value-type="float">
            <text:p>89.736328125</text:p>
          </table:table-cell>
          <table:table-cell office:value-type="float" office:value="35.33203125" calcext:value-type="float">
            <text:p>35.33203125</text:p>
          </table:table-cell>
          <table:table-cell table:number-columns-repeated="2"/>
          <table:table-cell office:value-type="float" office:value="84.44" calcext:value-type="float">
            <text:p>84.44</text:p>
          </table:table-cell>
          <table:table-cell office:value-type="float" office:value="25.6205" calcext:value-type="float">
            <text:p>25.6205</text:p>
          </table:table-cell>
          <table:table-cell table:number-columns-repeated="2"/>
          <table:table-cell table:formula="of:=[.E219]-[.A219]" office:value-type="float" office:value="-5.296328125" calcext:value-type="float">
            <text:p>-5.296328125</text:p>
          </table:table-cell>
          <table:table-cell table:formula="of:=[.F219]-[.B219]" office:value-type="float" office:value="-9.71153125" calcext:value-type="float">
            <text:p>-9.71153125</text:p>
          </table:table-cell>
        </table:table-row>
        <table:table-row table:style-name="ro1">
          <table:table-cell office:value-type="float" office:value="81.73828125" calcext:value-type="float">
            <text:p>81.73828125</text:p>
          </table:table-cell>
          <table:table-cell office:value-type="float" office:value="34.716796875" calcext:value-type="float">
            <text:p>34.716796875</text:p>
          </table:table-cell>
          <table:table-cell table:number-columns-repeated="2"/>
          <table:table-cell office:value-type="float" office:value="78.31" calcext:value-type="float">
            <text:p>78.31</text:p>
          </table:table-cell>
          <table:table-cell office:value-type="float" office:value="24.508" calcext:value-type="float">
            <text:p>24.508</text:p>
          </table:table-cell>
          <table:table-cell table:number-columns-repeated="2"/>
          <table:table-cell table:formula="of:=[.E220]-[.A220]" office:value-type="float" office:value="-3.42828125" calcext:value-type="float">
            <text:p>-3.42828125</text:p>
          </table:table-cell>
          <table:table-cell table:formula="of:=[.F220]-[.B220]" office:value-type="float" office:value="-10.208796875" calcext:value-type="float">
            <text:p>-10.208796875</text:p>
          </table:table-cell>
        </table:table-row>
        <table:table-row table:style-name="ro1">
          <table:table-cell office:value-type="float" office:value="72.685546875" calcext:value-type="float">
            <text:p>72.685546875</text:p>
          </table:table-cell>
          <table:table-cell office:value-type="float" office:value="34.189453125" calcext:value-type="float">
            <text:p>34.189453125</text:p>
          </table:table-cell>
          <table:table-cell table:number-columns-repeated="2"/>
          <table:table-cell office:value-type="float" office:value="71.69" calcext:value-type="float">
            <text:p>71.69</text:p>
          </table:table-cell>
          <table:table-cell office:value-type="float" office:value="23.7001" calcext:value-type="float">
            <text:p>23.7001</text:p>
          </table:table-cell>
          <table:table-cell table:number-columns-repeated="2"/>
          <table:table-cell table:formula="of:=[.E221]-[.A221]" office:value-type="float" office:value="-0.995546875000002" calcext:value-type="float">
            <text:p>-0.995546875000002</text:p>
          </table:table-cell>
          <table:table-cell table:formula="of:=[.F221]-[.B221]" office:value-type="float" office:value="-10.489353125" calcext:value-type="float">
            <text:p>-10.489353125</text:p>
          </table:table-cell>
        </table:table-row>
        <table:table-row table:style-name="ro1">
          <table:table-cell office:value-type="float" office:value="63.544921875" calcext:value-type="float">
            <text:p>63.544921875</text:p>
          </table:table-cell>
          <table:table-cell office:value-type="float" office:value="33.75" calcext:value-type="float">
            <text:p>33.75</text:p>
          </table:table-cell>
          <table:table-cell table:number-columns-repeated="2"/>
          <table:table-cell office:value-type="float" office:value="64.7" calcext:value-type="float">
            <text:p>64.7</text:p>
          </table:table-cell>
          <table:table-cell office:value-type="float" office:value="23.2286" calcext:value-type="float">
            <text:p>23.2286</text:p>
          </table:table-cell>
          <table:table-cell table:number-columns-repeated="2"/>
          <table:table-cell table:formula="of:=[.E222]-[.A222]" office:value-type="float" office:value="1.155078125" calcext:value-type="float">
            <text:p>1.155078125</text:p>
          </table:table-cell>
          <table:table-cell table:formula="of:=[.F222]-[.B222]" office:value-type="float" office:value="-10.5214" calcext:value-type="float">
            <text:p>-10.5214</text:p>
          </table:table-cell>
        </table:table-row>
        <table:table-row table:style-name="ro1">
          <table:table-cell office:value-type="float" office:value="54.31640625" calcext:value-type="float">
            <text:p>54.31640625</text:p>
          </table:table-cell>
          <table:table-cell office:value-type="float" office:value="33.57421875" calcext:value-type="float">
            <text:p>33.57421875</text:p>
          </table:table-cell>
          <table:table-cell table:number-columns-repeated="2"/>
          <table:table-cell office:value-type="float" office:value="57.53" calcext:value-type="float">
            <text:p>57.53</text:p>
          </table:table-cell>
          <table:table-cell office:value-type="float" office:value="23.1142" calcext:value-type="float">
            <text:p>23.1142</text:p>
          </table:table-cell>
          <table:table-cell table:number-columns-repeated="2"/>
          <table:table-cell table:formula="of:=[.E223]-[.A223]" office:value-type="float" office:value="3.21359375" calcext:value-type="float">
            <text:p>3.21359375</text:p>
          </table:table-cell>
          <table:table-cell table:formula="of:=[.F223]-[.B223]" office:value-type="float" office:value="-10.46001875" calcext:value-type="float">
            <text:p>-10.46001875</text:p>
          </table:table-cell>
        </table:table-row>
        <table:table-row table:style-name="ro1">
          <table:table-cell office:value-type="float" office:value="45.439453125" calcext:value-type="float">
            <text:p>45.439453125</text:p>
          </table:table-cell>
          <table:table-cell office:value-type="float" office:value="33.92578125" calcext:value-type="float">
            <text:p>33.92578125</text:p>
          </table:table-cell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23.362" calcext:value-type="float">
            <text:p>23.362</text:p>
          </table:table-cell>
          <table:table-cell table:number-columns-repeated="2"/>
          <table:table-cell table:formula="of:=[.E224]-[.A224]" office:value-type="float" office:value="4.960546875" calcext:value-type="float">
            <text:p>4.960546875</text:p>
          </table:table-cell>
          <table:table-cell table:formula="of:=[.F224]-[.B224]" office:value-type="float" office:value="-10.56378125" calcext:value-type="float">
            <text:p>-10.56378125</text:p>
          </table:table-cell>
        </table:table-row>
        <table:table-row table:style-name="ro1">
          <table:table-cell office:value-type="float" office:value="37.44140625" calcext:value-type="float">
            <text:p>37.44140625</text:p>
          </table:table-cell>
          <table:table-cell office:value-type="float" office:value="34.27734375" calcext:value-type="float">
            <text:p>34.27734375</text:p>
          </table:table-cell>
          <table:table-cell table:number-columns-repeated="2"/>
          <table:table-cell office:value-type="float" office:value="43.52" calcext:value-type="float">
            <text:p>43.52</text:p>
          </table:table-cell>
          <table:table-cell office:value-type="float" office:value="23.9608" calcext:value-type="float">
            <text:p>23.9608</text:p>
          </table:table-cell>
          <table:table-cell table:number-columns-repeated="2"/>
          <table:table-cell table:formula="of:=[.E225]-[.A225]" office:value-type="float" office:value="6.07859375" calcext:value-type="float">
            <text:p>6.07859375</text:p>
          </table:table-cell>
          <table:table-cell table:formula="of:=[.F225]-[.B225]" office:value-type="float" office:value="-10.31654375" calcext:value-type="float">
            <text:p>-10.31654375</text:p>
          </table:table-cell>
        </table:table-row>
        <table:table-row table:style-name="ro1">
          <table:table-cell office:value-type="float" office:value="30.41015625" calcext:value-type="float">
            <text:p>30.41015625</text:p>
          </table:table-cell>
          <table:table-cell office:value-type="float" office:value="34.98046875" calcext:value-type="float">
            <text:p>34.98046875</text:p>
          </table:table-cell>
          <table:table-cell table:number-columns-repeated="2"/>
          <table:table-cell office:value-type="float" office:value="37.07" calcext:value-type="float">
            <text:p>37.07</text:p>
          </table:table-cell>
          <table:table-cell office:value-type="float" office:value="24.8853" calcext:value-type="float">
            <text:p>24.8853</text:p>
          </table:table-cell>
          <table:table-cell table:number-columns-repeated="2"/>
          <table:table-cell table:formula="of:=[.E226]-[.A226]" office:value-type="float" office:value="6.65984375" calcext:value-type="float">
            <text:p>6.65984375</text:p>
          </table:table-cell>
          <table:table-cell table:formula="of:=[.F226]-[.B226]" office:value-type="float" office:value="-10.09516875" calcext:value-type="float">
            <text:p>-10.09516875</text:p>
          </table:table-cell>
        </table:table-row>
        <table:table-row table:style-name="ro1">
          <table:table-cell office:value-type="float" office:value="23.115234375" calcext:value-type="float">
            <text:p>23.115234375</text:p>
          </table:table-cell>
          <table:table-cell office:value-type="float" office:value="36.650390625" calcext:value-type="float">
            <text:p>36.6503906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E227]-[.A227]" office:value-type="float" office:value="6.884765625" calcext:value-type="float">
            <text:p>6.884765625</text:p>
          </table:table-cell>
          <table:table-cell table:formula="of:=[.F227]-[.B227]" office:value-type="float" office:value="-9.650390625" calcext:value-type="float">
            <text:p>-9.650390625</text:p>
          </table:table-cell>
        </table:table-row>
        <table:table-row table:style-name="ro1">
          <table:table-cell office:value-type="float" office:value="17.841796875" calcext:value-type="float">
            <text:p>17.841796875</text:p>
          </table:table-cell>
          <table:table-cell office:value-type="float" office:value="35.419921875" calcext:value-type="float">
            <text:p>35.419921875</text:p>
          </table:table-cell>
          <table:table-cell table:number-columns-repeated="2"/>
          <table:table-cell office:value-type="float" office:value="24.44" calcext:value-type="float">
            <text:p>24.44</text:p>
          </table:table-cell>
          <table:table-cell office:value-type="float" office:value="25.6205" calcext:value-type="float">
            <text:p>25.6205</text:p>
          </table:table-cell>
          <table:table-cell table:number-columns-repeated="2"/>
          <table:table-cell table:formula="of:=[.E228]-[.A228]" office:value-type="float" office:value="6.598203125" calcext:value-type="float">
            <text:p>6.598203125</text:p>
          </table:table-cell>
          <table:table-cell table:formula="of:=[.F228]-[.B228]" office:value-type="float" office:value="-9.799421875" calcext:value-type="float">
            <text:p>-9.799421875</text:p>
          </table:table-cell>
        </table:table-row>
        <table:table-row table:style-name="ro1">
          <table:table-cell office:value-type="float" office:value="12.568359375" calcext:value-type="float">
            <text:p>12.568359375</text:p>
          </table:table-cell>
          <table:table-cell office:value-type="float" office:value="34.892578125" calcext:value-type="float">
            <text:p>34.892578125</text:p>
          </table:table-cell>
          <table:table-cell table:number-columns-repeated="2"/>
          <table:table-cell office:value-type="float" office:value="18.31" calcext:value-type="float">
            <text:p>18.31</text:p>
          </table:table-cell>
          <table:table-cell office:value-type="float" office:value="24.5081" calcext:value-type="float">
            <text:p>24.5081</text:p>
          </table:table-cell>
          <table:table-cell table:number-columns-repeated="2"/>
          <table:table-cell table:formula="of:=[.E229]-[.A229]" office:value-type="float" office:value="5.741640625" calcext:value-type="float">
            <text:p>5.741640625</text:p>
          </table:table-cell>
          <table:table-cell table:formula="of:=[.F229]-[.B229]" office:value-type="float" office:value="-10.384478125" calcext:value-type="float">
            <text:p>-10.384478125</text:p>
          </table:table-cell>
        </table:table-row>
        <table:table-row table:style-name="ro1">
          <table:table-cell office:value-type="float" office:value="6.943359375" calcext:value-type="float">
            <text:p>6.943359375</text:p>
          </table:table-cell>
          <table:table-cell office:value-type="float" office:value="34.27734375" calcext:value-type="float">
            <text:p>34.27734375</text:p>
          </table:table-cell>
          <table:table-cell table:number-columns-repeated="2"/>
          <table:table-cell office:value-type="float" office:value="11.69" calcext:value-type="float">
            <text:p>11.69</text:p>
          </table:table-cell>
          <table:table-cell office:value-type="float" office:value="23.7001" calcext:value-type="float">
            <text:p>23.7001</text:p>
          </table:table-cell>
          <table:table-cell table:number-columns-repeated="2"/>
          <table:table-cell table:formula="of:=[.E230]-[.A230]" office:value-type="float" office:value="4.746640625" calcext:value-type="float">
            <text:p>4.746640625</text:p>
          </table:table-cell>
          <table:table-cell table:formula="of:=[.F230]-[.B230]" office:value-type="float" office:value="-10.57724375" calcext:value-type="float">
            <text:p>-10.57724375</text:p>
          </table:table-cell>
        </table:table-row>
        <table:table-row table:style-name="ro1">
          <table:table-cell office:value-type="float" office:value="1.494140625" calcext:value-type="float">
            <text:p>1.494140625</text:p>
          </table:table-cell>
          <table:table-cell office:value-type="float" office:value="33.837890625" calcext:value-type="float">
            <text:p>33.83789062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23.2286" calcext:value-type="float">
            <text:p>23.2286</text:p>
          </table:table-cell>
          <table:table-cell table:number-columns-repeated="2"/>
          <table:table-cell table:formula="of:=[.E231]-[.A231]" office:value-type="float" office:value="3.205859375" calcext:value-type="float">
            <text:p>3.205859375</text:p>
          </table:table-cell>
          <table:table-cell table:formula="of:=[.F231]-[.B231]" office:value-type="float" office:value="-10.609290625" calcext:value-type="float">
            <text:p>-10.609290625</text:p>
          </table:table-cell>
        </table:table-row>
        <table:table-row table:style-name="ro1">
          <table:table-cell office:value-type="float" office:value="-3.603515625" calcext:value-type="float">
            <text:p>-3.603515625</text:p>
          </table:table-cell>
          <table:table-cell office:value-type="float" office:value="33.75" calcext:value-type="float">
            <text:p>33.75</text:p>
          </table:table-cell>
          <table:table-cell table:number-columns-repeated="2"/>
          <table:table-cell office:value-type="float" office:value="-2.47" calcext:value-type="float">
            <text:p>-2.47</text:p>
          </table:table-cell>
          <table:table-cell office:value-type="float" office:value="23.1141" calcext:value-type="float">
            <text:p>23.1141</text:p>
          </table:table-cell>
          <table:table-cell table:number-columns-repeated="2"/>
          <table:table-cell table:formula="of:=[.E232]-[.A232]" office:value-type="float" office:value="1.133515625" calcext:value-type="float">
            <text:p>1.133515625</text:p>
          </table:table-cell>
          <table:table-cell table:formula="of:=[.F232]-[.B232]" office:value-type="float" office:value="-10.6359" calcext:value-type="float">
            <text:p>-10.6359</text:p>
          </table:table-cell>
        </table:table-row>
        <table:table-row table:style-name="ro1">
          <table:table-cell office:value-type="float" office:value="-7.03125" calcext:value-type="float">
            <text:p>-7.03125</text:p>
          </table:table-cell>
          <table:table-cell office:value-type="float" office:value="33.92578125" calcext:value-type="float">
            <text:p>33.92578125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office:value-type="float" office:value="23.3619" calcext:value-type="float">
            <text:p>23.3619</text:p>
          </table:table-cell>
          <table:table-cell table:number-columns-repeated="2"/>
          <table:table-cell table:formula="of:=[.E233]-[.A233]" office:value-type="float" office:value="-2.56875" calcext:value-type="float">
            <text:p>-2.56875</text:p>
          </table:table-cell>
          <table:table-cell table:formula="of:=[.F233]-[.B233]" office:value-type="float" office:value="-10.56388125" calcext:value-type="float">
            <text:p>-10.56388125</text:p>
          </table:table-cell>
        </table:table-row>
        <table:table-row table:style-name="ro1">
          <table:table-cell office:value-type="float" office:value="-11.337890625" calcext:value-type="float">
            <text:p>-11.337890625</text:p>
          </table:table-cell>
          <table:table-cell office:value-type="float" office:value="34.365234375" calcext:value-type="float">
            <text:p>34.365234375</text:p>
          </table:table-cell>
          <table:table-cell table:number-columns-repeated="2"/>
          <table:table-cell office:value-type="float" office:value="-16.48" calcext:value-type="float">
            <text:p>-16.48</text:p>
          </table:table-cell>
          <table:table-cell office:value-type="float" office:value="23.9608" calcext:value-type="float">
            <text:p>23.9608</text:p>
          </table:table-cell>
          <table:table-cell table:number-columns-repeated="2"/>
          <table:table-cell table:formula="of:=[.E234]-[.A234]" office:value-type="float" office:value="-5.142109375" calcext:value-type="float">
            <text:p>-5.142109375</text:p>
          </table:table-cell>
          <table:table-cell table:formula="of:=[.F234]-[.B234]" office:value-type="float" office:value="-10.404434375" calcext:value-type="float">
            <text:p>-10.404434375</text:p>
          </table:table-cell>
        </table:table-row>
        <table:table-row table:style-name="ro1">
          <table:table-cell office:value-type="float" office:value="-15.908203125" calcext:value-type="float">
            <text:p>-15.908203125</text:p>
          </table:table-cell>
          <table:table-cell office:value-type="float" office:value="35.068359375" calcext:value-type="float">
            <text:p>35.068359375</text:p>
          </table:table-cell>
          <table:table-cell table:number-columns-repeated="2"/>
          <table:table-cell office:value-type="float" office:value="-22.93" calcext:value-type="float">
            <text:p>-22.93</text:p>
          </table:table-cell>
          <table:table-cell office:value-type="float" office:value="24.8853" calcext:value-type="float">
            <text:p>24.8853</text:p>
          </table:table-cell>
          <table:table-cell table:number-columns-repeated="2"/>
          <table:table-cell table:formula="of:=[.E235]-[.A235]" office:value-type="float" office:value="-7.021796875" calcext:value-type="float">
            <text:p>-7.021796875</text:p>
          </table:table-cell>
          <table:table-cell table:formula="of:=[.F235]-[.B235]" office:value-type="float" office:value="-10.183059375" calcext:value-type="float">
            <text:p>-10.183059375</text:p>
          </table:table-cell>
        </table:table-row>
        <table:table-row table:style-name="ro1">
          <table:table-cell office:value-type="float" office:value="-21.09375" calcext:value-type="float">
            <text:p>-21.09375</text:p>
          </table:table-cell>
          <table:table-cell office:value-type="float" office:value="36.5625" calcext:value-type="float">
            <text:p>36.56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E236]-[.A236]" office:value-type="float" office:value="-8.90625" calcext:value-type="float">
            <text:p>-8.90625</text:p>
          </table:table-cell>
          <table:table-cell table:formula="of:=[.F236]-[.B236]" office:value-type="float" office:value="-9.5625" calcext:value-type="float">
            <text:p>-9.5625</text:p>
          </table:table-cell>
        </table:table-row>
        <table:table-row table:style-name="ro1">
          <table:table-cell office:value-type="float" office:value="-24.521484375" calcext:value-type="float">
            <text:p>-24.521484375</text:p>
          </table:table-cell>
          <table:table-cell office:value-type="float" office:value="35.419921875" calcext:value-type="float">
            <text:p>35.419921875</text:p>
          </table:table-cell>
          <table:table-cell table:number-columns-repeated="2"/>
          <table:table-cell office:value-type="float" office:value="-35.56" calcext:value-type="float">
            <text:p>-35.56</text:p>
          </table:table-cell>
          <table:table-cell office:value-type="float" office:value="25.6206" calcext:value-type="float">
            <text:p>25.6206</text:p>
          </table:table-cell>
          <table:table-cell table:number-columns-repeated="2"/>
          <table:table-cell table:formula="of:=[.E237]-[.A237]" office:value-type="float" office:value="-11.038515625" calcext:value-type="float">
            <text:p>-11.038515625</text:p>
          </table:table-cell>
          <table:table-cell table:formula="of:=[.F237]-[.B237]" office:value-type="float" office:value="-9.799321875" calcext:value-type="float">
            <text:p>-9.799321875</text:p>
          </table:table-cell>
        </table:table-row>
        <table:table-row table:style-name="ro1">
          <table:table-cell office:value-type="float" office:value="-29.00390625" calcext:value-type="float">
            <text:p>-29.00390625</text:p>
          </table:table-cell>
          <table:table-cell office:value-type="float" office:value="34.716796875" calcext:value-type="float">
            <text:p>34.716796875</text:p>
          </table:table-cell>
          <table:table-cell table:number-columns-repeated="2"/>
          <table:table-cell office:value-type="float" office:value="-41.69" calcext:value-type="float">
            <text:p>-41.69</text:p>
          </table:table-cell>
          <table:table-cell office:value-type="float" office:value="24.5081" calcext:value-type="float">
            <text:p>24.5081</text:p>
          </table:table-cell>
          <table:table-cell table:number-columns-repeated="2"/>
          <table:table-cell table:formula="of:=[.E238]-[.A238]" office:value-type="float" office:value="-12.68609375" calcext:value-type="float">
            <text:p>-12.68609375</text:p>
          </table:table-cell>
          <table:table-cell table:formula="of:=[.F238]-[.B238]" office:value-type="float" office:value="-10.208696875" calcext:value-type="float">
            <text:p>-10.208696875</text:p>
          </table:table-cell>
        </table:table-row>
        <table:table-row table:style-name="ro1">
          <table:table-cell office:value-type="float" office:value="-33.75" calcext:value-type="float">
            <text:p>-33.75</text:p>
          </table:table-cell>
          <table:table-cell office:value-type="float" office:value="34.365234375" calcext:value-type="float">
            <text:p>34.365234375</text:p>
          </table:table-cell>
          <table:table-cell table:number-columns-repeated="2"/>
          <table:table-cell office:value-type="float" office:value="-48.31" calcext:value-type="float">
            <text:p>-48.31</text:p>
          </table:table-cell>
          <table:table-cell office:value-type="float" office:value="23.7" calcext:value-type="float">
            <text:p>23.7</text:p>
          </table:table-cell>
          <table:table-cell table:number-columns-repeated="2"/>
          <table:table-cell table:formula="of:=[.E239]-[.A239]" office:value-type="float" office:value="-14.56" calcext:value-type="float">
            <text:p>-14.56</text:p>
          </table:table-cell>
          <table:table-cell table:formula="of:=[.F239]-[.B239]" office:value-type="float" office:value="-10.665234375" calcext:value-type="float">
            <text:p>-10.665234375</text:p>
          </table:table-cell>
        </table:table-row>
        <table:table-row table:style-name="ro1">
          <table:table-cell office:value-type="float" office:value="-39.0234375" calcext:value-type="float">
            <text:p>-39.0234375</text:p>
          </table:table-cell>
          <table:table-cell office:value-type="float" office:value="33.837890625" calcext:value-type="float">
            <text:p>33.837890625</text:p>
          </table:table-cell>
          <table:table-cell table:number-columns-repeated="2"/>
          <table:table-cell office:value-type="float" office:value="-55.3" calcext:value-type="float">
            <text:p>-55.3</text:p>
          </table:table-cell>
          <table:table-cell office:value-type="float" office:value="23.2286" calcext:value-type="float">
            <text:p>23.2286</text:p>
          </table:table-cell>
          <table:table-cell table:number-columns-repeated="2"/>
          <table:table-cell table:formula="of:=[.E240]-[.A240]" office:value-type="float" office:value="-16.2765625" calcext:value-type="float">
            <text:p>-16.2765625</text:p>
          </table:table-cell>
          <table:table-cell table:formula="of:=[.F240]-[.B240]" office:value-type="float" office:value="-10.609290625" calcext:value-type="float">
            <text:p>-10.60929062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3.75" calcext:value-type="float">
            <text:p>33.75</text:p>
          </table:table-cell>
          <table:table-cell table:number-columns-repeated="2"/>
          <table:table-cell office:value-type="float" office:value="-62.47" calcext:value-type="float">
            <text:p>-62.47</text:p>
          </table:table-cell>
          <table:table-cell office:value-type="float" office:value="23.1142" calcext:value-type="float">
            <text:p>23.1142</text:p>
          </table:table-cell>
          <table:table-cell table:number-columns-repeated="2"/>
          <table:table-cell table:formula="of:=[.E241]-[.A241]" office:value-type="float" office:value="-17.47" calcext:value-type="float">
            <text:p>-17.47</text:p>
          </table:table-cell>
          <table:table-cell table:formula="of:=[.F241]-[.B241]" office:value-type="float" office:value="-10.6358" calcext:value-type="float">
            <text:p>-10.6358</text:p>
          </table:table-cell>
        </table:table-row>
        <table:table-row table:style-name="ro1">
          <table:table-cell office:value-type="float" office:value="-51.064453125" calcext:value-type="float">
            <text:p>-51.064453125</text:p>
          </table:table-cell>
          <table:table-cell office:value-type="float" office:value="33.92578125" calcext:value-type="float">
            <text:p>33.92578125</text:p>
          </table:table-cell>
          <table:table-cell table:number-columns-repeated="2"/>
          <table:table-cell office:value-type="float" office:value="-69.6" calcext:value-type="float">
            <text:p>-69.6</text:p>
          </table:table-cell>
          <table:table-cell office:value-type="float" office:value="23.3619" calcext:value-type="float">
            <text:p>23.3619</text:p>
          </table:table-cell>
          <table:table-cell table:number-columns-repeated="2"/>
          <table:table-cell table:formula="of:=[.E242]-[.A242]" office:value-type="float" office:value="-18.535546875" calcext:value-type="float">
            <text:p>-18.535546875</text:p>
          </table:table-cell>
          <table:table-cell table:formula="of:=[.F242]-[.B242]" office:value-type="float" office:value="-10.56388125" calcext:value-type="float">
            <text:p>-10.56388125</text:p>
          </table:table-cell>
        </table:table-row>
        <table:table-row table:style-name="ro1">
          <table:table-cell office:value-type="float" office:value="-57.392578125" calcext:value-type="float">
            <text:p>-57.392578125</text:p>
          </table:table-cell>
          <table:table-cell office:value-type="float" office:value="34.541015625" calcext:value-type="float">
            <text:p>34.541015625</text:p>
          </table:table-cell>
          <table:table-cell table:number-columns-repeated="2"/>
          <table:table-cell office:value-type="float" office:value="-76.48" calcext:value-type="float">
            <text:p>-76.48</text:p>
          </table:table-cell>
          <table:table-cell office:value-type="float" office:value="23.9607" calcext:value-type="float">
            <text:p>23.9607</text:p>
          </table:table-cell>
          <table:table-cell table:number-columns-repeated="2"/>
          <table:table-cell table:formula="of:=[.E243]-[.A243]" office:value-type="float" office:value="-19.087421875" calcext:value-type="float">
            <text:p>-19.087421875</text:p>
          </table:table-cell>
          <table:table-cell table:formula="of:=[.F243]-[.B243]" office:value-type="float" office:value="-10.580315625" calcext:value-type="float">
            <text:p>-10.580315625</text:p>
          </table:table-cell>
        </table:table-row>
        <table:table-row table:style-name="ro1">
          <table:table-cell office:value-type="float" office:value="-64.072265625" calcext:value-type="float">
            <text:p>-64.072265625</text:p>
          </table:table-cell>
          <table:table-cell office:value-type="float" office:value="35.068359375" calcext:value-type="float">
            <text:p>35.068359375</text:p>
          </table:table-cell>
          <table:table-cell table:number-columns-repeated="2"/>
          <table:table-cell office:value-type="float" office:value="-82.93" calcext:value-type="float">
            <text:p>-82.93</text:p>
          </table:table-cell>
          <table:table-cell office:value-type="float" office:value="24.8853" calcext:value-type="float">
            <text:p>24.8853</text:p>
          </table:table-cell>
          <table:table-cell table:number-columns-repeated="2"/>
          <table:table-cell table:formula="of:=[.E244]-[.A244]" office:value-type="float" office:value="-18.857734375" calcext:value-type="float">
            <text:p>-18.857734375</text:p>
          </table:table-cell>
          <table:table-cell table:formula="of:=[.F244]-[.B244]" office:value-type="float" office:value="-10.183059375" calcext:value-type="float">
            <text:p>-10.183059375</text:p>
          </table:table-cell>
        </table:table-row>
        <table:table-row table:style-name="ro1">
          <table:table-cell office:value-type="float" office:value="-72.0703125" calcext:value-type="float">
            <text:p>-72.0703125</text:p>
          </table:table-cell>
          <table:table-cell office:value-type="float" office:value="36.650390625" calcext:value-type="float">
            <text:p>36.650390625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E245]-[.A245]" office:value-type="float" office:value="-17.9296875" calcext:value-type="float">
            <text:p>-17.9296875</text:p>
          </table:table-cell>
          <table:table-cell table:formula="of:=[.F245]-[.B245]" office:value-type="float" office:value="-9.650390625" calcext:value-type="float">
            <text:p>-9.650390625</text:p>
          </table:table-cell>
        </table:table-row>
        <table:table-row table:style-name="ro1">
          <table:table-cell office:value-type="float" office:value="89.6484375" calcext:value-type="float">
            <text:p>89.6484375</text:p>
          </table:table-cell>
          <table:table-cell office:value-type="float" office:value="-22.8515625" calcext:value-type="float">
            <text:p>-22.8515625</text:p>
          </table:table-cell>
          <table:table-cell table:number-columns-repeated="2"/>
          <table:table-cell office:value-type="float" office:value="84.44" calcext:value-type="float">
            <text:p>84.44</text:p>
          </table:table-cell>
          <table:table-cell office:value-type="float" office:value="-30.6206" calcext:value-type="float">
            <text:p>-30.6206</text:p>
          </table:table-cell>
          <table:table-cell table:number-columns-repeated="2"/>
          <table:table-cell table:formula="of:=[.E246]-[.A246]" office:value-type="float" office:value="-5.2084375" calcext:value-type="float">
            <text:p>-5.2084375</text:p>
          </table:table-cell>
          <table:table-cell table:formula="of:=[.F246]-[.B246]" office:value-type="float" office:value="-7.7690375" calcext:value-type="float">
            <text:p>-7.7690375</text:p>
          </table:table-cell>
        </table:table-row>
        <table:table-row table:style-name="ro1">
          <table:table-cell office:value-type="float" office:value="81.650390625" calcext:value-type="float">
            <text:p>81.650390625</text:p>
          </table:table-cell>
          <table:table-cell office:value-type="float" office:value="-21.796875" calcext:value-type="float">
            <text:p>-21.796875</text:p>
          </table:table-cell>
          <table:table-cell table:number-columns-repeated="2"/>
          <table:table-cell office:value-type="float" office:value="78.31" calcext:value-type="float">
            <text:p>78.31</text:p>
          </table:table-cell>
          <table:table-cell office:value-type="float" office:value="-29.5081" calcext:value-type="float">
            <text:p>-29.5081</text:p>
          </table:table-cell>
          <table:table-cell table:number-columns-repeated="2"/>
          <table:table-cell table:formula="of:=[.E247]-[.A247]" office:value-type="float" office:value="-3.340390625" calcext:value-type="float">
            <text:p>-3.340390625</text:p>
          </table:table-cell>
          <table:table-cell table:formula="of:=[.F247]-[.B247]" office:value-type="float" office:value="-7.711225" calcext:value-type="float">
            <text:p>-7.711225</text:p>
          </table:table-cell>
        </table:table-row>
        <table:table-row table:style-name="ro1">
          <table:table-cell office:value-type="float" office:value="72.685546875" calcext:value-type="float">
            <text:p>72.685546875</text:p>
          </table:table-cell>
          <table:table-cell office:value-type="float" office:value="-21.181640625" calcext:value-type="float">
            <text:p>-21.181640625</text:p>
          </table:table-cell>
          <table:table-cell table:number-columns-repeated="2"/>
          <table:table-cell office:value-type="float" office:value="71.69" calcext:value-type="float">
            <text:p>71.69</text:p>
          </table:table-cell>
          <table:table-cell office:value-type="float" office:value="-28.7" calcext:value-type="float">
            <text:p>-28.7</text:p>
          </table:table-cell>
          <table:table-cell table:number-columns-repeated="2"/>
          <table:table-cell table:formula="of:=[.E248]-[.A248]" office:value-type="float" office:value="-0.995546875000002" calcext:value-type="float">
            <text:p>-0.995546875000002</text:p>
          </table:table-cell>
          <table:table-cell table:formula="of:=[.F248]-[.B248]" office:value-type="float" office:value="-7.518359375" calcext:value-type="float">
            <text:p>-7.518359375</text:p>
          </table:table-cell>
        </table:table-row>
        <table:table-row table:style-name="ro1">
          <table:table-cell office:value-type="float" office:value="63.6328125" calcext:value-type="float">
            <text:p>63.6328125</text:p>
          </table:table-cell>
          <table:table-cell office:value-type="float" office:value="-20.830078125" calcext:value-type="float">
            <text:p>-20.830078125</text:p>
          </table:table-cell>
          <table:table-cell table:number-columns-repeated="2"/>
          <table:table-cell office:value-type="float" office:value="64.7" calcext:value-type="float">
            <text:p>64.7</text:p>
          </table:table-cell>
          <table:table-cell office:value-type="float" office:value="-28.2286" calcext:value-type="float">
            <text:p>-28.2286</text:p>
          </table:table-cell>
          <table:table-cell table:number-columns-repeated="2"/>
          <table:table-cell table:formula="of:=[.E249]-[.A249]" office:value-type="float" office:value="1.0671875" calcext:value-type="float">
            <text:p>1.0671875</text:p>
          </table:table-cell>
          <table:table-cell table:formula="of:=[.F249]-[.B249]" office:value-type="float" office:value="-7.398521875" calcext:value-type="float">
            <text:p>-7.398521875</text:p>
          </table:table-cell>
        </table:table-row>
        <table:table-row table:style-name="ro1">
          <table:table-cell office:value-type="float" office:value="54.31640625" calcext:value-type="float">
            <text:p>54.31640625</text:p>
          </table:table-cell>
          <table:table-cell office:value-type="float" office:value="-20.7421875" calcext:value-type="float">
            <text:p>-20.7421875</text:p>
          </table:table-cell>
          <table:table-cell table:number-columns-repeated="2"/>
          <table:table-cell office:value-type="float" office:value="57.53" calcext:value-type="float">
            <text:p>57.53</text:p>
          </table:table-cell>
          <table:table-cell office:value-type="float" office:value="-28.1141" calcext:value-type="float">
            <text:p>-28.1141</text:p>
          </table:table-cell>
          <table:table-cell table:number-columns-repeated="2"/>
          <table:table-cell table:formula="of:=[.E250]-[.A250]" office:value-type="float" office:value="3.21359375" calcext:value-type="float">
            <text:p>3.21359375</text:p>
          </table:table-cell>
          <table:table-cell table:formula="of:=[.F250]-[.B250]" office:value-type="float" office:value="-7.3719125" calcext:value-type="float">
            <text:p>-7.3719125</text:p>
          </table:table-cell>
        </table:table-row>
        <table:table-row table:style-name="ro1">
          <table:table-cell office:value-type="float" office:value="45.52734375" calcext:value-type="float">
            <text:p>45.52734375</text:p>
          </table:table-cell>
          <table:table-cell office:value-type="float" office:value="-21.005859375" calcext:value-type="float">
            <text:p>-21.005859375</text:p>
          </table:table-cell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-28.3619" calcext:value-type="float">
            <text:p>-28.3619</text:p>
          </table:table-cell>
          <table:table-cell table:number-columns-repeated="2"/>
          <table:table-cell table:formula="of:=[.E251]-[.A251]" office:value-type="float" office:value="4.87265625" calcext:value-type="float">
            <text:p>4.87265625</text:p>
          </table:table-cell>
          <table:table-cell table:formula="of:=[.F251]-[.B251]" office:value-type="float" office:value="-7.356040625" calcext:value-type="float">
            <text:p>-7.356040625</text:p>
          </table:table-cell>
        </table:table-row>
        <table:table-row table:style-name="ro1">
          <table:table-cell office:value-type="float" office:value="37.44140625" calcext:value-type="float">
            <text:p>37.44140625</text:p>
          </table:table-cell>
          <table:table-cell office:value-type="float" office:value="-21.4453125" calcext:value-type="float">
            <text:p>-21.4453125</text:p>
          </table:table-cell>
          <table:table-cell table:number-columns-repeated="2"/>
          <table:table-cell office:value-type="float" office:value="43.52" calcext:value-type="float">
            <text:p>43.52</text:p>
          </table:table-cell>
          <table:table-cell office:value-type="float" office:value="-28.9607" calcext:value-type="float">
            <text:p>-28.9607</text:p>
          </table:table-cell>
          <table:table-cell table:number-columns-repeated="2"/>
          <table:table-cell table:formula="of:=[.E252]-[.A252]" office:value-type="float" office:value="6.07859375" calcext:value-type="float">
            <text:p>6.07859375</text:p>
          </table:table-cell>
          <table:table-cell table:formula="of:=[.F252]-[.B252]" office:value-type="float" office:value="-7.5153875" calcext:value-type="float">
            <text:p>-7.5153875</text:p>
          </table:table-cell>
        </table:table-row>
        <table:table-row table:style-name="ro1">
          <table:table-cell office:value-type="float" office:value="30.498046875" calcext:value-type="float">
            <text:p>30.498046875</text:p>
          </table:table-cell>
          <table:table-cell office:value-type="float" office:value="-22.236328125" calcext:value-type="float">
            <text:p>-22.236328125</text:p>
          </table:table-cell>
          <table:table-cell table:number-columns-repeated="2"/>
          <table:table-cell office:value-type="float" office:value="37.07" calcext:value-type="float">
            <text:p>37.07</text:p>
          </table:table-cell>
          <table:table-cell office:value-type="float" office:value="-29.8853" calcext:value-type="float">
            <text:p>-29.8853</text:p>
          </table:table-cell>
          <table:table-cell table:number-columns-repeated="2"/>
          <table:table-cell table:formula="of:=[.E253]-[.A253]" office:value-type="float" office:value="6.571953125" calcext:value-type="float">
            <text:p>6.571953125</text:p>
          </table:table-cell>
          <table:table-cell table:formula="of:=[.F253]-[.B253]" office:value-type="float" office:value="-7.648971875" calcext:value-type="float">
            <text:p>-7.648971875</text:p>
          </table:table-cell>
        </table:table-row>
        <table:table-row table:style-name="ro1">
          <table:table-cell office:value-type="float" office:value="23.203125" calcext:value-type="float">
            <text:p>23.203125</text:p>
          </table:table-cell>
          <table:table-cell office:value-type="float" office:value="-24.2578125" calcext:value-type="float">
            <text:p>-24.25781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table:formula="of:=[.E254]-[.A254]" office:value-type="float" office:value="6.796875" calcext:value-type="float">
            <text:p>6.796875</text:p>
          </table:table-cell>
          <table:table-cell table:formula="of:=[.F254]-[.B254]" office:value-type="float" office:value="-7.7421875" calcext:value-type="float">
            <text:p>-7.7421875</text:p>
          </table:table-cell>
        </table:table-row>
        <table:table-row table:style-name="ro1">
          <table:table-cell office:value-type="float" office:value="18.017578125" calcext:value-type="float">
            <text:p>18.017578125</text:p>
          </table:table-cell>
          <table:table-cell office:value-type="float" office:value="-23.115234375" calcext:value-type="float">
            <text:p>-23.115234375</text:p>
          </table:table-cell>
          <table:table-cell table:number-columns-repeated="2"/>
          <table:table-cell office:value-type="float" office:value="24.44" calcext:value-type="float">
            <text:p>24.44</text:p>
          </table:table-cell>
          <table:table-cell office:value-type="float" office:value="-30.6206" calcext:value-type="float">
            <text:p>-30.6206</text:p>
          </table:table-cell>
          <table:table-cell table:number-columns-repeated="2"/>
          <table:table-cell table:formula="of:=[.E255]-[.A255]" office:value-type="float" office:value="6.422421875" calcext:value-type="float">
            <text:p>6.422421875</text:p>
          </table:table-cell>
          <table:table-cell table:formula="of:=[.F255]-[.B255]" office:value-type="float" office:value="-7.505365625" calcext:value-type="float">
            <text:p>-7.505365625</text:p>
          </table:table-cell>
        </table:table-row>
        <table:table-row table:style-name="ro1">
          <table:table-cell office:value-type="float" office:value="12.65625" calcext:value-type="float">
            <text:p>12.65625</text:p>
          </table:table-cell>
          <table:table-cell office:value-type="float" office:value="-22.1484375" calcext:value-type="float">
            <text:p>-22.1484375</text:p>
          </table:table-cell>
          <table:table-cell table:number-columns-repeated="2"/>
          <table:table-cell office:value-type="float" office:value="18.31" calcext:value-type="float">
            <text:p>18.31</text:p>
          </table:table-cell>
          <table:table-cell office:value-type="float" office:value="-29.5081" calcext:value-type="float">
            <text:p>-29.5081</text:p>
          </table:table-cell>
          <table:table-cell table:number-columns-repeated="2"/>
          <table:table-cell table:formula="of:=[.E256]-[.A256]" office:value-type="float" office:value="5.65375" calcext:value-type="float">
            <text:p>5.65375</text:p>
          </table:table-cell>
          <table:table-cell table:formula="of:=[.F256]-[.B256]" office:value-type="float" office:value="-7.3596625" calcext:value-type="float">
            <text:p>-7.3596625</text:p>
          </table:table-cell>
        </table:table-row>
        <table:table-row table:style-name="ro1">
          <table:table-cell office:value-type="float" office:value="7.119140625" calcext:value-type="float">
            <text:p>7.119140625</text:p>
          </table:table-cell>
          <table:table-cell office:value-type="float" office:value="-21.533203125" calcext:value-type="float">
            <text:p>-21.533203125</text:p>
          </table:table-cell>
          <table:table-cell table:number-columns-repeated="2"/>
          <table:table-cell office:value-type="float" office:value="11.69" calcext:value-type="float">
            <text:p>11.69</text:p>
          </table:table-cell>
          <table:table-cell office:value-type="float" office:value="-28.7001" calcext:value-type="float">
            <text:p>-28.7001</text:p>
          </table:table-cell>
          <table:table-cell table:number-columns-repeated="2"/>
          <table:table-cell table:formula="of:=[.E257]-[.A257]" office:value-type="float" office:value="4.570859375" calcext:value-type="float">
            <text:p>4.570859375</text:p>
          </table:table-cell>
          <table:table-cell table:formula="of:=[.F257]-[.B257]" office:value-type="float" office:value="-7.166896875" calcext:value-type="float">
            <text:p>-7.166896875</text:p>
          </table:table-cell>
        </table:table-row>
        <table:table-row table:style-name="ro1">
          <table:table-cell office:value-type="float" office:value="1.7578125" calcext:value-type="float">
            <text:p>1.7578125</text:p>
          </table:table-cell>
          <table:table-cell office:value-type="float" office:value="-21.005859375" calcext:value-type="float">
            <text:p>-21.00585937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-28.2286" calcext:value-type="float">
            <text:p>-28.2286</text:p>
          </table:table-cell>
          <table:table-cell table:number-columns-repeated="2"/>
          <table:table-cell table:formula="of:=[.E258]-[.A258]" office:value-type="float" office:value="2.9421875" calcext:value-type="float">
            <text:p>2.9421875</text:p>
          </table:table-cell>
          <table:table-cell table:formula="of:=[.F258]-[.B258]" office:value-type="float" office:value="-7.222740625" calcext:value-type="float">
            <text:p>-7.222740625</text:p>
          </table:table-cell>
        </table:table-row>
        <table:table-row table:style-name="ro1">
          <table:table-cell office:value-type="float" office:value="-2.109375" calcext:value-type="float">
            <text:p>-2.109375</text:p>
          </table:table-cell>
          <table:table-cell office:value-type="float" office:value="-20.91796875" calcext:value-type="float">
            <text:p>-20.91796875</text:p>
          </table:table-cell>
          <table:table-cell table:number-columns-repeated="2"/>
          <table:table-cell office:value-type="float" office:value="-2.47" calcext:value-type="float">
            <text:p>-2.47</text:p>
          </table:table-cell>
          <table:table-cell office:value-type="float" office:value="-28.1141" calcext:value-type="float">
            <text:p>-28.1141</text:p>
          </table:table-cell>
          <table:table-cell table:number-columns-repeated="2"/>
          <table:table-cell table:formula="of:=[.E259]-[.A259]" office:value-type="float" office:value="-0.360625" calcext:value-type="float">
            <text:p>-0.360625</text:p>
          </table:table-cell>
          <table:table-cell table:formula="of:=[.F259]-[.B259]" office:value-type="float" office:value="-7.19613125" calcext:value-type="float">
            <text:p>-7.19613125</text:p>
          </table:table-cell>
        </table:table-row>
        <table:table-row table:style-name="ro1">
          <table:table-cell office:value-type="float" office:value="-6.6796875" calcext:value-type="float">
            <text:p>-6.6796875</text:p>
          </table:table-cell>
          <table:table-cell office:value-type="float" office:value="-21.26953125" calcext:value-type="float">
            <text:p>-21.26953125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office:value-type="float" office:value="-28.3619" calcext:value-type="float">
            <text:p>-28.3619</text:p>
          </table:table-cell>
          <table:table-cell table:number-columns-repeated="2"/>
          <table:table-cell table:formula="of:=[.E260]-[.A260]" office:value-type="float" office:value="-2.9203125" calcext:value-type="float">
            <text:p>-2.9203125</text:p>
          </table:table-cell>
          <table:table-cell table:formula="of:=[.F260]-[.B260]" office:value-type="float" office:value="-7.09236875" calcext:value-type="float">
            <text:p>-7.09236875</text:p>
          </table:table-cell>
        </table:table-row>
        <table:table-row table:style-name="ro1">
          <table:table-cell office:value-type="float" office:value="-11.25" calcext:value-type="float">
            <text:p>-11.25</text:p>
          </table:table-cell>
          <table:table-cell office:value-type="float" office:value="-21.533203125" calcext:value-type="float">
            <text:p>-21.533203125</text:p>
          </table:table-cell>
          <table:table-cell table:number-columns-repeated="2"/>
          <table:table-cell office:value-type="float" office:value="-16.48" calcext:value-type="float">
            <text:p>-16.48</text:p>
          </table:table-cell>
          <table:table-cell office:value-type="float" office:value="-28.9608" calcext:value-type="float">
            <text:p>-28.9608</text:p>
          </table:table-cell>
          <table:table-cell table:number-columns-repeated="2"/>
          <table:table-cell table:formula="of:=[.E261]-[.A261]" office:value-type="float" office:value="-5.23" calcext:value-type="float">
            <text:p>-5.23</text:p>
          </table:table-cell>
          <table:table-cell table:formula="of:=[.F261]-[.B261]" office:value-type="float" office:value="-7.427596875" calcext:value-type="float">
            <text:p>-7.427596875</text:p>
          </table:table-cell>
        </table:table-row>
        <table:table-row table:style-name="ro1">
          <table:table-cell office:value-type="float" office:value="-15.8203125" calcext:value-type="float">
            <text:p>-15.8203125</text:p>
          </table:table-cell>
          <table:table-cell office:value-type="float" office:value="-22.1484375" calcext:value-type="float">
            <text:p>-22.1484375</text:p>
          </table:table-cell>
          <table:table-cell table:number-columns-repeated="2"/>
          <table:table-cell office:value-type="float" office:value="-22.93" calcext:value-type="float">
            <text:p>-22.93</text:p>
          </table:table-cell>
          <table:table-cell office:value-type="float" office:value="-29.8853" calcext:value-type="float">
            <text:p>-29.8853</text:p>
          </table:table-cell>
          <table:table-cell table:number-columns-repeated="2"/>
          <table:table-cell table:formula="of:=[.E262]-[.A262]" office:value-type="float" office:value="-7.1096875" calcext:value-type="float">
            <text:p>-7.1096875</text:p>
          </table:table-cell>
          <table:table-cell table:formula="of:=[.F262]-[.B262]" office:value-type="float" office:value="-7.7368625" calcext:value-type="float">
            <text:p>-7.7368625</text:p>
          </table:table-cell>
        </table:table-row>
        <table:table-row table:style-name="ro1">
          <table:table-cell office:value-type="float" office:value="-20.7421875" calcext:value-type="float">
            <text:p>-20.7421875</text:p>
          </table:table-cell>
          <table:table-cell office:value-type="float" office:value="-23.90625" calcext:value-type="float">
            <text:p>-23.90625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table:formula="of:=[.E263]-[.A263]" office:value-type="float" office:value="-9.2578125" calcext:value-type="float">
            <text:p>-9.2578125</text:p>
          </table:table-cell>
          <table:table-cell table:formula="of:=[.F263]-[.B263]" office:value-type="float" office:value="-8.09375" calcext:value-type="float">
            <text:p>-8.09375</text:p>
          </table:table-cell>
        </table:table-row>
        <table:table-row table:style-name="ro1">
          <table:table-cell office:value-type="float" office:value="-24.521484375" calcext:value-type="float">
            <text:p>-24.521484375</text:p>
          </table:table-cell>
          <table:table-cell office:value-type="float" office:value="-23.203125" calcext:value-type="float">
            <text:p>-23.203125</text:p>
          </table:table-cell>
          <table:table-cell table:number-columns-repeated="2"/>
          <table:table-cell office:value-type="float" office:value="-35.56" calcext:value-type="float">
            <text:p>-35.56</text:p>
          </table:table-cell>
          <table:table-cell office:value-type="float" office:value="-30.6206" calcext:value-type="float">
            <text:p>-30.6206</text:p>
          </table:table-cell>
          <table:table-cell table:number-columns-repeated="2"/>
          <table:table-cell table:formula="of:=[.E264]-[.A264]" office:value-type="float" office:value="-11.038515625" calcext:value-type="float">
            <text:p>-11.038515625</text:p>
          </table:table-cell>
          <table:table-cell table:formula="of:=[.F264]-[.B264]" office:value-type="float" office:value="-7.417475" calcext:value-type="float">
            <text:p>-7.417475</text:p>
          </table:table-cell>
        </table:table-row>
        <table:table-row table:style-name="ro1">
          <table:table-cell office:value-type="float" office:value="-28.916015625" calcext:value-type="float">
            <text:p>-28.916015625</text:p>
          </table:table-cell>
          <table:table-cell office:value-type="float" office:value="-22.236328125" calcext:value-type="float">
            <text:p>-22.236328125</text:p>
          </table:table-cell>
          <table:table-cell table:number-columns-repeated="2"/>
          <table:table-cell office:value-type="float" office:value="-41.69" calcext:value-type="float">
            <text:p>-41.69</text:p>
          </table:table-cell>
          <table:table-cell office:value-type="float" office:value="-29.5081" calcext:value-type="float">
            <text:p>-29.5081</text:p>
          </table:table-cell>
          <table:table-cell table:number-columns-repeated="2"/>
          <table:table-cell table:formula="of:=[.E265]-[.A265]" office:value-type="float" office:value="-12.773984375" calcext:value-type="float">
            <text:p>-12.773984375</text:p>
          </table:table-cell>
          <table:table-cell table:formula="of:=[.F265]-[.B265]" office:value-type="float" office:value="-7.271771875" calcext:value-type="float">
            <text:p>-7.271771875</text:p>
          </table:table-cell>
        </table:table-row>
        <table:table-row table:style-name="ro1">
          <table:table-cell office:value-type="float" office:value="-33.75" calcext:value-type="float">
            <text:p>-33.75</text:p>
          </table:table-cell>
          <table:table-cell office:value-type="float" office:value="-21.533203125" calcext:value-type="float">
            <text:p>-21.533203125</text:p>
          </table:table-cell>
          <table:table-cell table:number-columns-repeated="2"/>
          <table:table-cell office:value-type="float" office:value="-48.31" calcext:value-type="float">
            <text:p>-48.31</text:p>
          </table:table-cell>
          <table:table-cell office:value-type="float" office:value="-28.7" calcext:value-type="float">
            <text:p>-28.7</text:p>
          </table:table-cell>
          <table:table-cell table:number-columns-repeated="2"/>
          <table:table-cell table:formula="of:=[.E266]-[.A266]" office:value-type="float" office:value="-14.56" calcext:value-type="float">
            <text:p>-14.56</text:p>
          </table:table-cell>
          <table:table-cell table:formula="of:=[.F266]-[.B266]" office:value-type="float" office:value="-7.166796875" calcext:value-type="float">
            <text:p>-7.166796875</text:p>
          </table:table-cell>
        </table:table-row>
        <table:table-row table:style-name="ro1">
          <table:table-cell office:value-type="float" office:value="-39.0234375" calcext:value-type="float">
            <text:p>-39.0234375</text:p>
          </table:table-cell>
          <table:table-cell office:value-type="float" office:value="-21.09375" calcext:value-type="float">
            <text:p>-21.09375</text:p>
          </table:table-cell>
          <table:table-cell table:number-columns-repeated="2"/>
          <table:table-cell office:value-type="float" office:value="-55.3" calcext:value-type="float">
            <text:p>-55.3</text:p>
          </table:table-cell>
          <table:table-cell office:value-type="float" office:value="-28.2286" calcext:value-type="float">
            <text:p>-28.2286</text:p>
          </table:table-cell>
          <table:table-cell table:number-columns-repeated="2"/>
          <table:table-cell table:formula="of:=[.E267]-[.A267]" office:value-type="float" office:value="-16.2765625" calcext:value-type="float">
            <text:p>-16.2765625</text:p>
          </table:table-cell>
          <table:table-cell table:formula="of:=[.F267]-[.B267]" office:value-type="float" office:value="-7.13485" calcext:value-type="float">
            <text:p>-7.1348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1.005859375" calcext:value-type="float">
            <text:p>-21.005859375</text:p>
          </table:table-cell>
          <table:table-cell table:number-columns-repeated="2"/>
          <table:table-cell office:value-type="float" office:value="-62.47" calcext:value-type="float">
            <text:p>-62.47</text:p>
          </table:table-cell>
          <table:table-cell office:value-type="float" office:value="-28.1141" calcext:value-type="float">
            <text:p>-28.1141</text:p>
          </table:table-cell>
          <table:table-cell table:number-columns-repeated="2"/>
          <table:table-cell table:formula="of:=[.E268]-[.A268]" office:value-type="float" office:value="-17.47" calcext:value-type="float">
            <text:p>-17.47</text:p>
          </table:table-cell>
          <table:table-cell table:formula="of:=[.F268]-[.B268]" office:value-type="float" office:value="-7.108240625" calcext:value-type="float">
            <text:p>-7.108240625</text:p>
          </table:table-cell>
        </table:table-row>
        <table:table-row table:style-name="ro1">
          <table:table-cell office:value-type="float" office:value="-51.064453125" calcext:value-type="float">
            <text:p>-51.064453125</text:p>
          </table:table-cell>
          <table:table-cell office:value-type="float" office:value="-21.26953125" calcext:value-type="float">
            <text:p>-21.26953125</text:p>
          </table:table-cell>
          <table:table-cell table:number-columns-repeated="2"/>
          <table:table-cell office:value-type="float" office:value="-69.6" calcext:value-type="float">
            <text:p>-69.6</text:p>
          </table:table-cell>
          <table:table-cell office:value-type="float" office:value="-28.3619" calcext:value-type="float">
            <text:p>-28.3619</text:p>
          </table:table-cell>
          <table:table-cell table:number-columns-repeated="2"/>
          <table:table-cell table:formula="of:=[.E269]-[.A269]" office:value-type="float" office:value="-18.535546875" calcext:value-type="float">
            <text:p>-18.535546875</text:p>
          </table:table-cell>
          <table:table-cell table:formula="of:=[.F269]-[.B269]" office:value-type="float" office:value="-7.09236875" calcext:value-type="float">
            <text:p>-7.09236875</text:p>
          </table:table-cell>
        </table:table-row>
        <table:table-row table:style-name="ro1">
          <table:table-cell office:value-type="float" office:value="-57.3046875" calcext:value-type="float">
            <text:p>-57.3046875</text:p>
          </table:table-cell>
          <table:table-cell office:value-type="float" office:value="-21.4453125" calcext:value-type="float">
            <text:p>-21.4453125</text:p>
          </table:table-cell>
          <table:table-cell table:number-columns-repeated="2"/>
          <table:table-cell office:value-type="float" office:value="-76.48" calcext:value-type="float">
            <text:p>-76.48</text:p>
          </table:table-cell>
          <table:table-cell office:value-type="float" office:value="-28.9607" calcext:value-type="float">
            <text:p>-28.9607</text:p>
          </table:table-cell>
          <table:table-cell table:number-columns-repeated="2"/>
          <table:table-cell table:formula="of:=[.E270]-[.A270]" office:value-type="float" office:value="-19.1753125" calcext:value-type="float">
            <text:p>-19.1753125</text:p>
          </table:table-cell>
          <table:table-cell table:formula="of:=[.F270]-[.B270]" office:value-type="float" office:value="-7.5153875" calcext:value-type="float">
            <text:p>-7.5153875</text:p>
          </table:table-cell>
        </table:table-row>
        <table:table-row table:style-name="ro1">
          <table:table-cell office:value-type="float" office:value="-64.072265625" calcext:value-type="float">
            <text:p>-64.072265625</text:p>
          </table:table-cell>
          <table:table-cell office:value-type="float" office:value="-22.1484375" calcext:value-type="float">
            <text:p>-22.1484375</text:p>
          </table:table-cell>
          <table:table-cell table:number-columns-repeated="2"/>
          <table:table-cell office:value-type="float" office:value="-82.93" calcext:value-type="float">
            <text:p>-82.93</text:p>
          </table:table-cell>
          <table:table-cell office:value-type="float" office:value="-29.8853" calcext:value-type="float">
            <text:p>-29.8853</text:p>
          </table:table-cell>
          <table:table-cell table:number-columns-repeated="2"/>
          <table:table-cell table:formula="of:=[.E271]-[.A271]" office:value-type="float" office:value="-18.857734375" calcext:value-type="float">
            <text:p>-18.857734375</text:p>
          </table:table-cell>
          <table:table-cell table:formula="of:=[.F271]-[.B271]" office:value-type="float" office:value="-7.7368625" calcext:value-type="float">
            <text:p>-7.7368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5:07:54.216255544</meta:creation-date>
    <meta:editing-duration>PT53S</meta:editing-duration>
    <meta:editing-cycles>2</meta:editing-cycles>
    <meta:generator>LibreOffice/7.3.7.2$Linux_X86_64 LibreOffice_project/30$Build-2</meta:generator>
    <dc:date>2024-09-11T15:08:35.210665343</dc:date>
    <meta:document-statistic meta:table-count="1" meta:cell-count="1626" meta:object-count="0"/>
  </office:meta>
</office:document-meta>
</file>